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578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2.14308262314" calcext:value-type="float">
            <text:p>2.14308262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2.18052012209" calcext:value-type="float">
            <text:p>2.18052012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2.21861161651" calcext:value-type="float">
            <text:p>2.218611616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2.25736853105" calcext:value-type="float">
            <text:p>2.257368531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2.29680248992" calcext:value-type="float">
            <text:p>2.29680248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2.33692532041" calcext:value-type="float">
            <text:p>2.33692532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2.37774905641" calcext:value-type="float">
            <text:p>2.377749056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2.41928594204" calcext:value-type="float">
            <text:p>2.41928594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2.46154843531" calcext:value-type="float">
            <text:p>2.461548435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2.50454921184" calcext:value-type="float">
            <text:p>2.50454921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2.54830116871" calcext:value-type="float">
            <text:p>2.548301168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2.59281742828" calcext:value-type="float">
            <text:p>2.592817428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2.63811134215" calcext:value-type="float">
            <text:p>2.638111342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2.68419649517" calcext:value-type="float">
            <text:p>2.6841964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4E-017" calcext:value-type="float">
            <text:p>-2.41072429424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2.73108670948" calcext:value-type="float">
            <text:p>2.73108670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4E-017" calcext:value-type="float">
            <text:p>-2.51883081404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2.77879604869" calcext:value-type="float">
            <text:p>2.77879604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3E-017" calcext:value-type="float">
            <text:p>-3.63530880643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2.82733882209" calcext:value-type="float">
            <text:p>2.827338822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-2.80380839394E-017" calcext:value-type="float">
            <text:p>-2.80380839394E-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2.87672958895" calcext:value-type="float">
            <text:p>2.87672958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-1.68039187576E-017" calcext:value-type="float">
            <text:p>-1.68039187576E-17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2.92698316285" calcext:value-type="float">
            <text:p>2.926983162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-2.45972619832E-017" calcext:value-type="float">
            <text:p>-2.45972619832E-17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2.97811461616" calcext:value-type="float">
            <text:p>2.97811461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-1.49356773499E-017" calcext:value-type="float">
            <text:p>-1.49356773499E-17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3.03013928457" calcext:value-type="float">
            <text:p>3.030139284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-1.11230961843E-017" calcext:value-type="float">
            <text:p>-1.11230961843E-17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3.08307277162" calcext:value-type="float">
            <text:p>3.083072771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-9.04560386503E-018" calcext:value-type="float">
            <text:p>-9.04560386503E-18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3.13693095348" calcext:value-type="float">
            <text:p>3.136930953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1.82437323715E-018" calcext:value-type="float">
            <text:p>1.82437323715E-18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3.19172998364" calcext:value-type="float">
            <text:p>3.191729983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1.51607213196E-017" calcext:value-type="float">
            <text:p>1.51607213196E-17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3.24748629776" calcext:value-type="float">
            <text:p>3.247486297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1.79635905786E-017" calcext:value-type="float">
            <text:p>1.79635905786E-17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3.30421661863" calcext:value-type="float">
            <text:p>3.304216618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3219239" calcext:value-type="float">
            <text:p>11.7023219239</text:p>
          </table:table-cell>
          <table:table-cell office:value-type="float" office:value="1.71687036366E-017" calcext:value-type="float">
            <text:p>1.71687036366E-17</text:p>
          </table:table-cell>
          <table:table-cell office:value-type="float" office:value="11.7023219239" calcext:value-type="float">
            <text:p>11.7023219239</text:p>
          </table:table-cell>
          <table:table-cell office:value-type="float" office:value="3.36193796118" calcext:value-type="float">
            <text:p>3.361937961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3438573" calcext:value-type="float">
            <text:p>11.7023438573</text:p>
          </table:table-cell>
          <table:table-cell office:value-type="float" office:value="2.11185332984E-017" calcext:value-type="float">
            <text:p>2.11185332984E-17</text:p>
          </table:table-cell>
          <table:table-cell office:value-type="float" office:value="11.7023438573" calcext:value-type="float">
            <text:p>11.7023438573</text:p>
          </table:table-cell>
          <table:table-cell office:value-type="float" office:value="3.42066763756" calcext:value-type="float">
            <text:p>3.420667637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23837368" calcext:value-type="float">
            <text:p>11.7023837368</text:p>
          </table:table-cell>
          <table:table-cell office:value-type="float" office:value="2.09966869399E-017" calcext:value-type="float">
            <text:p>2.09966869399E-17</text:p>
          </table:table-cell>
          <table:table-cell office:value-type="float" office:value="11.7023837368" calcext:value-type="float">
            <text:p>11.7023837368</text:p>
          </table:table-cell>
          <table:table-cell office:value-type="float" office:value="3.48042326234" calcext:value-type="float">
            <text:p>3.480423262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2437661" calcext:value-type="float">
            <text:p>11.702437661</text:p>
          </table:table-cell>
          <table:table-cell office:value-type="float" office:value="3.43221317816E-017" calcext:value-type="float">
            <text:p>3.43221317816E-17</text:p>
          </table:table-cell>
          <table:table-cell office:value-type="float" office:value="11.702437661" calcext:value-type="float">
            <text:p>11.702437661</text:p>
          </table:table-cell>
          <table:table-cell office:value-type="float" office:value="3.54122275781" calcext:value-type="float">
            <text:p>3.541222757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25012099" calcext:value-type="float">
            <text:p>11.7025012099</text:p>
          </table:table-cell>
          <table:table-cell office:value-type="float" office:value="4.59219997243E-017" calcext:value-type="float">
            <text:p>4.59219997243E-17</text:p>
          </table:table-cell>
          <table:table-cell office:value-type="float" office:value="11.7025012099" calcext:value-type="float">
            <text:p>11.7025012099</text:p>
          </table:table-cell>
          <table:table-cell office:value-type="float" office:value="3.60308435934" calcext:value-type="float">
            <text:p>3.603084359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7026361265" calcext:value-type="float">
            <text:p>11.7026361265</text:p>
          </table:table-cell>
          <table:table-cell office:value-type="float" office:value="4.55240909182E-017" calcext:value-type="float">
            <text:p>4.55240909182E-17</text:p>
          </table:table-cell>
          <table:table-cell office:value-type="float" office:value="11.7026361265" calcext:value-type="float">
            <text:p>11.7026361265</text:p>
          </table:table-cell>
          <table:table-cell office:value-type="float" office:value="3.66602662087" calcext:value-type="float">
            <text:p>3.666026620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029783931" calcext:value-type="float">
            <text:p>11.7029783931</text:p>
          </table:table-cell>
          <table:table-cell office:value-type="float" office:value="4.68959422613E-017" calcext:value-type="float">
            <text:p>4.68959422613E-17</text:p>
          </table:table-cell>
          <table:table-cell office:value-type="float" office:value="11.7029783931" calcext:value-type="float">
            <text:p>11.7029783931</text:p>
          </table:table-cell>
          <table:table-cell office:value-type="float" office:value="3.73006842042" calcext:value-type="float">
            <text:p>3.730068420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.7034370879" calcext:value-type="float">
            <text:p>11.7034370879</text:p>
          </table:table-cell>
          <table:table-cell office:value-type="float" office:value="4.570414124E-017" calcext:value-type="float">
            <text:p>4.570414124E-17</text:p>
          </table:table-cell>
          <table:table-cell office:value-type="float" office:value="11.7034370879" calcext:value-type="float">
            <text:p>11.7034370879</text:p>
          </table:table-cell>
          <table:table-cell office:value-type="float" office:value="3.79522896583" calcext:value-type="float">
            <text:p>3.795228965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7039293209" calcext:value-type="float">
            <text:p>11.7039293209</text:p>
          </table:table-cell>
          <table:table-cell office:value-type="float" office:value="3.69147907447E-017" calcext:value-type="float">
            <text:p>3.69147907447E-17</text:p>
          </table:table-cell>
          <table:table-cell office:value-type="float" office:value="11.7039293209" calcext:value-type="float">
            <text:p>11.7039293209</text:p>
          </table:table-cell>
          <table:table-cell office:value-type="float" office:value="3.86152780046" calcext:value-type="float">
            <text:p>3.86152780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7043925891" calcext:value-type="float">
            <text:p>11.7043925891</text:p>
          </table:table-cell>
          <table:table-cell office:value-type="float" office:value="3.95574651536E-017" calcext:value-type="float">
            <text:p>3.95574651536E-17</text:p>
          </table:table-cell>
          <table:table-cell office:value-type="float" office:value="11.7043925891" calcext:value-type="float">
            <text:p>11.7043925891</text:p>
          </table:table-cell>
          <table:table-cell office:value-type="float" office:value="3.92898480909" calcext:value-type="float">
            <text:p>3.928984809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8556176508" calcext:value-type="float">
            <text:p>14.8556176508</text:p>
          </table:table-cell>
          <table:table-cell office:value-type="float" office:value="1.45638557132E-016" calcext:value-type="float">
            <text:p>1.45638557132E-16</text:p>
          </table:table-cell>
          <table:table-cell office:value-type="float" office:value="14.8556176508" calcext:value-type="float">
            <text:p>14.8556176508</text:p>
          </table:table-cell>
          <table:table-cell office:value-type="float" office:value="3.99762022383" calcext:value-type="float">
            <text:p>3.997620223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8552930472" calcext:value-type="float">
            <text:p>14.8552930472</text:p>
          </table:table-cell>
          <table:table-cell office:value-type="float" office:value="1.50471195919E-016" calcext:value-type="float">
            <text:p>1.50471195919E-16</text:p>
          </table:table-cell>
          <table:table-cell office:value-type="float" office:value="14.8552930472" calcext:value-type="float">
            <text:p>14.8552930472</text:p>
          </table:table-cell>
          <table:table-cell office:value-type="float" office:value="4.06745463028" calcext:value-type="float">
            <text:p>4.067454630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8559304121" calcext:value-type="float">
            <text:p>14.8559304121</text:p>
          </table:table-cell>
          <table:table-cell office:value-type="float" office:value="1.27259124777E-016" calcext:value-type="float">
            <text:p>1.27259124777E-16</text:p>
          </table:table-cell>
          <table:table-cell office:value-type="float" office:value="14.8559304121" calcext:value-type="float">
            <text:p>14.8559304121</text:p>
          </table:table-cell>
          <table:table-cell office:value-type="float" office:value="4.13850897359" calcext:value-type="float">
            <text:p>4.13850897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8572780703" calcext:value-type="float">
            <text:p>14.8572780703</text:p>
          </table:table-cell>
          <table:table-cell office:value-type="float" office:value="1.20083452343E-016" calcext:value-type="float">
            <text:p>1.20083452343E-16</text:p>
          </table:table-cell>
          <table:table-cell office:value-type="float" office:value="14.8572780703" calcext:value-type="float">
            <text:p>14.8572780703</text:p>
          </table:table-cell>
          <table:table-cell office:value-type="float" office:value="4.21080456486" calcext:value-type="float">
            <text:p>4.21080456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8590006781" calcext:value-type="float">
            <text:p>14.8590006781</text:p>
          </table:table-cell>
          <table:table-cell office:value-type="float" office:value="1.18650727467E-016" calcext:value-type="float">
            <text:p>1.18650727467E-16</text:p>
          </table:table-cell>
          <table:table-cell office:value-type="float" office:value="14.8590006781" calcext:value-type="float">
            <text:p>14.8590006781</text:p>
          </table:table-cell>
          <table:table-cell office:value-type="float" office:value="4.28436308742" calcext:value-type="float">
            <text:p>4.28436308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8606878633" calcext:value-type="float">
            <text:p>14.8606878633</text:p>
          </table:table-cell>
          <table:table-cell office:value-type="float" office:value="1.13450158412E-016" calcext:value-type="float">
            <text:p>1.13450158412E-16</text:p>
          </table:table-cell>
          <table:table-cell office:value-type="float" office:value="14.8606878633" calcext:value-type="float">
            <text:p>14.8606878633</text:p>
          </table:table-cell>
          <table:table-cell office:value-type="float" office:value="4.35920660342" calcext:value-type="float">
            <text:p>4.359206603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8618988522" calcext:value-type="float">
            <text:p>14.8618988522</text:p>
          </table:table-cell>
          <table:table-cell office:value-type="float" office:value="6.47957787391E-017" calcext:value-type="float">
            <text:p>6.47957787391E-17</text:p>
          </table:table-cell>
          <table:table-cell office:value-type="float" office:value="14.8618988522" calcext:value-type="float">
            <text:p>14.8618988522</text:p>
          </table:table-cell>
          <table:table-cell office:value-type="float" office:value="4.43535756041" calcext:value-type="float">
            <text:p>4.435357560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862239113" calcext:value-type="float">
            <text:p>14.862239113</text:p>
          </table:table-cell>
          <table:table-cell office:value-type="float" office:value="3.22172258386E-017" calcext:value-type="float">
            <text:p>3.22172258386E-17</text:p>
          </table:table-cell>
          <table:table-cell office:value-type="float" office:value="14.862239113" calcext:value-type="float">
            <text:p>14.862239113</text:p>
          </table:table-cell>
          <table:table-cell office:value-type="float" office:value="4.51283879806" calcext:value-type="float">
            <text:p>4.512838798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8614532719" calcext:value-type="float">
            <text:p>14.8614532719</text:p>
          </table:table-cell>
          <table:table-cell office:value-type="float" office:value="1.03888975341E-017" calcext:value-type="float">
            <text:p>1.03888975341E-17</text:p>
          </table:table-cell>
          <table:table-cell office:value-type="float" office:value="14.8614532719" calcext:value-type="float">
            <text:p>14.8614532719</text:p>
          </table:table-cell>
          <table:table-cell office:value-type="float" office:value="4.59167355504" calcext:value-type="float">
            <text:p>4.59167355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859538881" calcext:value-type="float">
            <text:p>14.859538881</text:p>
          </table:table-cell>
          <table:table-cell office:value-type="float" office:value="6.00718892472E-015" calcext:value-type="float">
            <text:p>6.00718892472E-15</text:p>
          </table:table-cell>
          <table:table-cell office:value-type="float" office:value="14.859538881" calcext:value-type="float">
            <text:p>14.859538881</text:p>
          </table:table-cell>
          <table:table-cell office:value-type="float" office:value="4.67188547597" calcext:value-type="float">
            <text:p>4.67188547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8568785371" calcext:value-type="float">
            <text:p>14.8568785371</text:p>
          </table:table-cell>
          <table:table-cell office:value-type="float" office:value="-9.79623502848E-018" calcext:value-type="float">
            <text:p>-9.79623502848E-18</text:p>
          </table:table-cell>
          <table:table-cell office:value-type="float" office:value="14.8568785371" calcext:value-type="float">
            <text:p>14.8568785371</text:p>
          </table:table-cell>
          <table:table-cell office:value-type="float" office:value="4.75349861851" calcext:value-type="float">
            <text:p>4.753498618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8543908987" calcext:value-type="float">
            <text:p>14.8543908987</text:p>
          </table:table-cell>
          <table:table-cell office:value-type="float" office:value="-3.2500719903E-017" calcext:value-type="float">
            <text:p>-3.2500719903E-17</text:p>
          </table:table-cell>
          <table:table-cell office:value-type="float" office:value="14.8543908987" calcext:value-type="float">
            <text:p>14.8543908987</text:p>
          </table:table-cell>
          <table:table-cell office:value-type="float" office:value="4.83653746062" calcext:value-type="float">
            <text:p>4.836537460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8535654426" calcext:value-type="float">
            <text:p>14.8535654426</text:p>
          </table:table-cell>
          <table:table-cell office:value-type="float" office:value="-5.12841952658E-018" calcext:value-type="float">
            <text:p>-5.12841952658E-18</text:p>
          </table:table-cell>
          <table:table-cell office:value-type="float" office:value="14.8535654426" calcext:value-type="float">
            <text:p>14.8535654426</text:p>
          </table:table-cell>
          <table:table-cell office:value-type="float" office:value="4.92102690781" calcext:value-type="float">
            <text:p>4.921026907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8534981721" calcext:value-type="float">
            <text:p>14.8534981721</text:p>
          </table:table-cell>
          <table:table-cell office:value-type="float" office:value="-5.55466318543E-017" calcext:value-type="float">
            <text:p>-5.55466318543E-17</text:p>
          </table:table-cell>
          <table:table-cell office:value-type="float" office:value="14.8534981721" calcext:value-type="float">
            <text:p>14.8534981721</text:p>
          </table:table-cell>
          <table:table-cell office:value-type="float" office:value="5.00699230071" calcext:value-type="float">
            <text:p>5.00699230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8236376981" calcext:value-type="float">
            <text:p>22.8236376981</text:p>
          </table:table-cell>
          <table:table-cell office:value-type="float" office:value="2.94129112985E-016" calcext:value-type="float">
            <text:p>2.94129112985E-16</text:p>
          </table:table-cell>
          <table:table-cell office:value-type="float" office:value="22.8236376981" calcext:value-type="float">
            <text:p>22.8236376981</text:p>
          </table:table-cell>
          <table:table-cell office:value-type="float" office:value="5.0944594226" calcext:value-type="float">
            <text:p>5.094459422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8235645223" calcext:value-type="float">
            <text:p>22.8235645223</text:p>
          </table:table-cell>
          <table:table-cell office:value-type="float" office:value="3.04297408839E-016" calcext:value-type="float">
            <text:p>3.04297408839E-16</text:p>
          </table:table-cell>
          <table:table-cell office:value-type="float" office:value="22.8235645223" calcext:value-type="float">
            <text:p>22.8235645223</text:p>
          </table:table-cell>
          <table:table-cell office:value-type="float" office:value="5.18345450717" calcext:value-type="float">
            <text:p>5.183454507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8229588116" calcext:value-type="float">
            <text:p>22.8229588116</text:p>
          </table:table-cell>
          <table:table-cell office:value-type="float" office:value="2.21749797098E-016" calcext:value-type="float">
            <text:p>2.21749797098E-16</text:p>
          </table:table-cell>
          <table:table-cell office:value-type="float" office:value="22.8229588116" calcext:value-type="float">
            <text:p>22.8229588116</text:p>
          </table:table-cell>
          <table:table-cell office:value-type="float" office:value="5.27400424641" calcext:value-type="float">
            <text:p>5.274004246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8224404925" calcext:value-type="float">
            <text:p>22.8224404925</text:p>
          </table:table-cell>
          <table:table-cell office:value-type="float" office:value="2.1423210957E-016" calcext:value-type="float">
            <text:p>2.1423210957E-16</text:p>
          </table:table-cell>
          <table:table-cell office:value-type="float" office:value="22.8224404925" calcext:value-type="float">
            <text:p>22.8224404925</text:p>
          </table:table-cell>
          <table:table-cell office:value-type="float" office:value="5.36613579856" calcext:value-type="float">
            <text:p>5.366135798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8219879979" calcext:value-type="float">
            <text:p>22.8219879979</text:p>
          </table:table-cell>
          <table:table-cell office:value-type="float" office:value="2.35153171879E-016" calcext:value-type="float">
            <text:p>2.35153171879E-16</text:p>
          </table:table-cell>
          <table:table-cell office:value-type="float" office:value="22.8219879979" calcext:value-type="float">
            <text:p>22.8219879979</text:p>
          </table:table-cell>
          <table:table-cell office:value-type="float" office:value="5.4598767963" calcext:value-type="float">
            <text:p>5.45987679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821603439" calcext:value-type="float">
            <text:p>22.821603439</text:p>
          </table:table-cell>
          <table:table-cell office:value-type="float" office:value="2.99665524517E-016" calcext:value-type="float">
            <text:p>2.99665524517E-16</text:p>
          </table:table-cell>
          <table:table-cell office:value-type="float" office:value="22.821603439" calcext:value-type="float">
            <text:p>22.821603439</text:p>
          </table:table-cell>
          <table:table-cell office:value-type="float" office:value="5.55525535504" calcext:value-type="float">
            <text:p>5.55525535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8211788131" calcext:value-type="float">
            <text:p>22.8211788131</text:p>
          </table:table-cell>
          <table:table-cell office:value-type="float" office:value="2.5315458548E-016" calcext:value-type="float">
            <text:p>2.5315458548E-16</text:p>
          </table:table-cell>
          <table:table-cell office:value-type="float" office:value="22.8211788131" calcext:value-type="float">
            <text:p>22.8211788131</text:p>
          </table:table-cell>
          <table:table-cell office:value-type="float" office:value="5.65230008131" calcext:value-type="float">
            <text:p>5.652300081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8236595601" calcext:value-type="float">
            <text:p>22.8236595601</text:p>
          </table:table-cell>
          <table:table-cell office:value-type="float" office:value="2.26947481465E-016" calcext:value-type="float">
            <text:p>2.26947481465E-16</text:p>
          </table:table-cell>
          <table:table-cell office:value-type="float" office:value="22.8236595601" calcext:value-type="float">
            <text:p>22.8236595601</text:p>
          </table:table-cell>
          <table:table-cell office:value-type="float" office:value="5.75104008139" calcext:value-type="float">
            <text:p>5.751040081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8335854195" calcext:value-type="float">
            <text:p>22.8335854195</text:p>
          </table:table-cell>
          <table:table-cell office:value-type="float" office:value="2.64244822266E-016" calcext:value-type="float">
            <text:p>2.64244822266E-16</text:p>
          </table:table-cell>
          <table:table-cell office:value-type="float" office:value="22.8335854195" calcext:value-type="float">
            <text:p>22.8335854195</text:p>
          </table:table-cell>
          <table:table-cell office:value-type="float" office:value="5.85150497" calcext:value-type="float">
            <text:p>5.8515049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8442975237" calcext:value-type="float">
            <text:p>22.8442975237</text:p>
          </table:table-cell>
          <table:table-cell office:value-type="float" office:value="1.43971887394E-016" calcext:value-type="float">
            <text:p>1.43971887394E-16</text:p>
          </table:table-cell>
          <table:table-cell office:value-type="float" office:value="22.8442975237" calcext:value-type="float">
            <text:p>22.8442975237</text:p>
          </table:table-cell>
          <table:table-cell office:value-type="float" office:value="5.95372487922" calcext:value-type="float">
            <text:p>5.95372487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8473052919" calcext:value-type="float">
            <text:p>22.8473052919</text:p>
          </table:table-cell>
          <table:table-cell office:value-type="float" office:value="6.12696096728E-017" calcext:value-type="float">
            <text:p>6.12696096728E-17</text:p>
          </table:table-cell>
          <table:table-cell office:value-type="float" office:value="22.8473052919" calcext:value-type="float">
            <text:p>22.8473052919</text:p>
          </table:table-cell>
          <table:table-cell office:value-type="float" office:value="6.05773046749" calcext:value-type="float">
            <text:p>6.057730467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8377295668" calcext:value-type="float">
            <text:p>22.8377295668</text:p>
          </table:table-cell>
          <table:table-cell office:value-type="float" office:value="5.92657047965E-017" calcext:value-type="float">
            <text:p>5.92657047965E-17</text:p>
          </table:table-cell>
          <table:table-cell office:value-type="float" office:value="22.8377295668" calcext:value-type="float">
            <text:p>22.8377295668</text:p>
          </table:table-cell>
          <table:table-cell office:value-type="float" office:value="6.16355292883" calcext:value-type="float">
            <text:p>6.163552928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8221305716" calcext:value-type="float">
            <text:p>22.8221305716</text:p>
          </table:table-cell>
          <table:table-cell office:value-type="float" office:value="6.37559523138E-017" calcext:value-type="float">
            <text:p>6.37559523138E-17</text:p>
          </table:table-cell>
          <table:table-cell office:value-type="float" office:value="22.8221305716" calcext:value-type="float">
            <text:p>22.8221305716</text:p>
          </table:table-cell>
          <table:table-cell office:value-type="float" office:value="6.27122400219" calcext:value-type="float">
            <text:p>6.271224002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8194209352" calcext:value-type="float">
            <text:p>22.8194209352</text:p>
          </table:table-cell>
          <table:table-cell office:value-type="float" office:value="-3.51599602451E-018" calcext:value-type="float">
            <text:p>-3.51599602451E-18</text:p>
          </table:table-cell>
          <table:table-cell office:value-type="float" office:value="22.8194209352" calcext:value-type="float">
            <text:p>22.8194209352</text:p>
          </table:table-cell>
          <table:table-cell office:value-type="float" office:value="6.38077598095" calcext:value-type="float">
            <text:p>6.38077598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81927209" calcext:value-type="float">
            <text:p>22.81927209</text:p>
          </table:table-cell>
          <table:table-cell office:value-type="float" office:value="-1.56182287716E-017" calcext:value-type="float">
            <text:p>-1.56182287716E-17</text:p>
          </table:table-cell>
          <table:table-cell office:value-type="float" office:value="22.81927209" calcext:value-type="float">
            <text:p>22.81927209</text:p>
          </table:table-cell>
          <table:table-cell office:value-type="float" office:value="6.49224172265" calcext:value-type="float">
            <text:p>6.49224172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8191324007" calcext:value-type="float">
            <text:p>22.8191324007</text:p>
          </table:table-cell>
          <table:table-cell office:value-type="float" office:value="4.41233194091E-017" calcext:value-type="float">
            <text:p>4.41233194091E-17</text:p>
          </table:table-cell>
          <table:table-cell office:value-type="float" office:value="22.8191324007" calcext:value-type="float">
            <text:p>22.8191324007</text:p>
          </table:table-cell>
          <table:table-cell office:value-type="float" office:value="6.60565465879" calcext:value-type="float">
            <text:p>6.605654658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8190004047" calcext:value-type="float">
            <text:p>22.8190004047</text:p>
          </table:table-cell>
          <table:table-cell office:value-type="float" office:value="6.02192765456E-017" calcext:value-type="float">
            <text:p>6.02192765456E-17</text:p>
          </table:table-cell>
          <table:table-cell office:value-type="float" office:value="22.8190004047" calcext:value-type="float">
            <text:p>22.8190004047</text:p>
          </table:table-cell>
          <table:table-cell office:value-type="float" office:value="6.72104880492" calcext:value-type="float">
            <text:p>6.721048804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8188751107" calcext:value-type="float">
            <text:p>22.8188751107</text:p>
          </table:table-cell>
          <table:table-cell office:value-type="float" office:value="-5.04753156973E-017" calcext:value-type="float">
            <text:p>-5.04753156973E-17</text:p>
          </table:table-cell>
          <table:table-cell office:value-type="float" office:value="22.8188751107" calcext:value-type="float">
            <text:p>22.8188751107</text:p>
          </table:table-cell>
          <table:table-cell office:value-type="float" office:value="6.83845877077" calcext:value-type="float">
            <text:p>6.838458770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8187557288" calcext:value-type="float">
            <text:p>22.8187557288</text:p>
          </table:table-cell>
          <table:table-cell office:value-type="float" office:value="6.03965521481E-017" calcext:value-type="float">
            <text:p>6.03965521481E-17</text:p>
          </table:table-cell>
          <table:table-cell office:value-type="float" office:value="22.8187557288" calcext:value-type="float">
            <text:p>22.8187557288</text:p>
          </table:table-cell>
          <table:table-cell office:value-type="float" office:value="6.95791977069" calcext:value-type="float">
            <text:p>6.957919770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8186416213" calcext:value-type="float">
            <text:p>22.8186416213</text:p>
          </table:table-cell>
          <table:table-cell office:value-type="float" office:value="4.29223500596E-017" calcext:value-type="float">
            <text:p>4.29223500596E-17</text:p>
          </table:table-cell>
          <table:table-cell office:value-type="float" office:value="22.8186416213" calcext:value-type="float">
            <text:p>22.8186416213</text:p>
          </table:table-cell>
          <table:table-cell office:value-type="float" office:value="7.07946763418" calcext:value-type="float">
            <text:p>7.07946763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8185322518" calcext:value-type="float">
            <text:p>22.8185322518</text:p>
          </table:table-cell>
          <table:table-cell office:value-type="float" office:value="-4.64214188843E-017" calcext:value-type="float">
            <text:p>-4.64214188843E-17</text:p>
          </table:table-cell>
          <table:table-cell office:value-type="float" office:value="22.8185322518" calcext:value-type="float">
            <text:p>22.8185322518</text:p>
          </table:table-cell>
          <table:table-cell office:value-type="float" office:value="7.20313881666" calcext:value-type="float">
            <text:p>7.20313881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8184271698" calcext:value-type="float">
            <text:p>22.8184271698</text:p>
          </table:table-cell>
          <table:table-cell office:value-type="float" office:value="2.89361054293E-017" calcext:value-type="float">
            <text:p>2.89361054293E-17</text:p>
          </table:table-cell>
          <table:table-cell office:value-type="float" office:value="22.8184271698" calcext:value-type="float">
            <text:p>22.8184271698</text:p>
          </table:table-cell>
          <table:table-cell office:value-type="float" office:value="7.32897041036" calcext:value-type="float">
            <text:p>7.328970410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818325987" calcext:value-type="float">
            <text:p>22.818325987</text:p>
          </table:table-cell>
          <table:table-cell office:value-type="float" office:value="-3.04143610345E-017" calcext:value-type="float">
            <text:p>-3.04143610345E-17</text:p>
          </table:table-cell>
          <table:table-cell office:value-type="float" office:value="22.818325987" calcext:value-type="float">
            <text:p>22.818325987</text:p>
          </table:table-cell>
          <table:table-cell office:value-type="float" office:value="7.45700015551" calcext:value-type="float">
            <text:p>7.457000155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8182283786" calcext:value-type="float">
            <text:p>22.8182283786</text:p>
          </table:table-cell>
          <table:table-cell office:value-type="float" office:value="9.23840433114E-017" calcext:value-type="float">
            <text:p>9.23840433114E-17</text:p>
          </table:table-cell>
          <table:table-cell office:value-type="float" office:value="22.8182283786" calcext:value-type="float">
            <text:p>22.8182283786</text:p>
          </table:table-cell>
          <table:table-cell office:value-type="float" office:value="7.58726645159" calcext:value-type="float">
            <text:p>7.587266451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8181340466" calcext:value-type="float">
            <text:p>22.8181340466</text:p>
          </table:table-cell>
          <table:table-cell office:value-type="float" office:value="-6.50923181061E-017" calcext:value-type="float">
            <text:p>-6.50923181061E-17</text:p>
          </table:table-cell>
          <table:table-cell office:value-type="float" office:value="22.8181340466" calcext:value-type="float">
            <text:p>22.8181340466</text:p>
          </table:table-cell>
          <table:table-cell office:value-type="float" office:value="7.71980836891" calcext:value-type="float">
            <text:p>7.719808368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8180427475" calcext:value-type="float">
            <text:p>22.8180427475</text:p>
          </table:table-cell>
          <table:table-cell office:value-type="float" office:value="2.01418711323E-017" calcext:value-type="float">
            <text:p>2.01418711323E-17</text:p>
          </table:table-cell>
          <table:table-cell office:value-type="float" office:value="22.8180427475" calcext:value-type="float">
            <text:p>22.8180427475</text:p>
          </table:table-cell>
          <table:table-cell office:value-type="float" office:value="7.85466566027" calcext:value-type="float">
            <text:p>7.854665660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2.817954247" calcext:value-type="float">
            <text:p>22.817954247</text:p>
          </table:table-cell>
          <table:table-cell office:value-type="float" office:value="2.7269148195E-017" calcext:value-type="float">
            <text:p>2.7269148195E-17</text:p>
          </table:table-cell>
          <table:table-cell office:value-type="float" office:value="22.817954247" calcext:value-type="float">
            <text:p>22.817954247</text:p>
          </table:table-cell>
          <table:table-cell office:value-type="float" office:value="7.99187877294" calcext:value-type="float">
            <text:p>7.991878772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2.8178462463" calcext:value-type="float">
            <text:p>22.8178462463</text:p>
          </table:table-cell>
          <table:table-cell office:value-type="float" office:value="7.65284051214E-018" calcext:value-type="float">
            <text:p>7.65284051214E-18</text:p>
          </table:table-cell>
          <table:table-cell office:value-type="float" office:value="22.8178462463" calcext:value-type="float">
            <text:p>22.8178462463</text:p>
          </table:table-cell>
          <table:table-cell office:value-type="float" office:value="8.13148886075" calcext:value-type="float">
            <text:p>8.13148886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2.8176966351" calcext:value-type="float">
            <text:p>22.8176966351</text:p>
          </table:table-cell>
          <table:table-cell office:value-type="float" office:value="-1.17224664967E-017" calcext:value-type="float">
            <text:p>-1.17224664967E-17</text:p>
          </table:table-cell>
          <table:table-cell office:value-type="float" office:value="22.8176966351" calcext:value-type="float">
            <text:p>22.8176966351</text:p>
          </table:table-cell>
          <table:table-cell office:value-type="float" office:value="8.27353779644" calcext:value-type="float">
            <text:p>8.273537796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2.8175261818" calcext:value-type="float">
            <text:p>22.8175261818</text:p>
          </table:table-cell>
          <table:table-cell office:value-type="float" office:value="-3.03789317762E-017" calcext:value-type="float">
            <text:p>-3.03789317762E-17</text:p>
          </table:table-cell>
          <table:table-cell office:value-type="float" office:value="22.8175261818" calcext:value-type="float">
            <text:p>22.8175261818</text:p>
          </table:table-cell>
          <table:table-cell office:value-type="float" office:value="8.41806818423" calcext:value-type="float">
            <text:p>8.41806818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8173513662" calcext:value-type="float">
            <text:p>22.8173513662</text:p>
          </table:table-cell>
          <table:table-cell office:value-type="float" office:value="4.52678641855E-017" calcext:value-type="float">
            <text:p>4.52678641855E-17</text:p>
          </table:table-cell>
          <table:table-cell office:value-type="float" office:value="22.8173513662" calcext:value-type="float">
            <text:p>22.8173513662</text:p>
          </table:table-cell>
          <table:table-cell office:value-type="float" office:value="8.5651233726" calcext:value-type="float">
            <text:p>8.565123372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2.817502818" calcext:value-type="float">
            <text:p>22.817502818</text:p>
          </table:table-cell>
          <table:table-cell office:value-type="float" office:value="1.59045248872E-018" calcext:value-type="float">
            <text:p>1.59045248872E-18</text:p>
          </table:table-cell>
          <table:table-cell office:value-type="float" office:value="22.817502818" calcext:value-type="float">
            <text:p>22.817502818</text:p>
          </table:table-cell>
          <table:table-cell office:value-type="float" office:value="8.71474746728" calcext:value-type="float">
            <text:p>8.714747467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2.8174378343" calcext:value-type="float">
            <text:p>22.8174378343</text:p>
          </table:table-cell>
          <table:table-cell office:value-type="float" office:value="4.45088236988E-017" calcext:value-type="float">
            <text:p>4.45088236988E-17</text:p>
          </table:table-cell>
          <table:table-cell office:value-type="float" office:value="22.8174378343" calcext:value-type="float">
            <text:p>22.8174378343</text:p>
          </table:table-cell>
          <table:table-cell office:value-type="float" office:value="8.86698534446" calcext:value-type="float">
            <text:p>8.866985344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2.8173784832" calcext:value-type="float">
            <text:p>22.8173784832</text:p>
          </table:table-cell>
          <table:table-cell office:value-type="float" office:value="6.01280189035E-017" calcext:value-type="float">
            <text:p>6.01280189035E-17</text:p>
          </table:table-cell>
          <table:table-cell office:value-type="float" office:value="22.8173784832" calcext:value-type="float">
            <text:p>22.8173784832</text:p>
          </table:table-cell>
          <table:table-cell office:value-type="float" office:value="9.02188266432" calcext:value-type="float">
            <text:p>9.021882664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2.8173208595" calcext:value-type="float">
            <text:p>22.8173208595</text:p>
          </table:table-cell>
          <table:table-cell office:value-type="float" office:value="5.34283669059E-017" calcext:value-type="float">
            <text:p>5.34283669059E-17</text:p>
          </table:table-cell>
          <table:table-cell office:value-type="float" office:value="22.8173208595" calcext:value-type="float">
            <text:p>22.8173208595</text:p>
          </table:table-cell>
          <table:table-cell office:value-type="float" office:value="9.17948588463" calcext:value-type="float">
            <text:p>9.179485884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2.8172646133" calcext:value-type="float">
            <text:p>22.8172646133</text:p>
          </table:table-cell>
          <table:table-cell office:value-type="float" office:value="-3.12693185557E-017" calcext:value-type="float">
            <text:p>-3.12693185557E-17</text:p>
          </table:table-cell>
          <table:table-cell office:value-type="float" office:value="22.8172646133" calcext:value-type="float">
            <text:p>22.8172646133</text:p>
          </table:table-cell>
          <table:table-cell office:value-type="float" office:value="9.33984227476" calcext:value-type="float">
            <text:p>9.339842274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0.7606887809" calcext:value-type="float">
            <text:p>40.7606887809</text:p>
          </table:table-cell>
          <table:table-cell office:value-type="float" office:value="2.49310787075E-016" calcext:value-type="float">
            <text:p>2.49310787075E-16</text:p>
          </table:table-cell>
          <table:table-cell office:value-type="float" office:value="40.7606887809" calcext:value-type="float">
            <text:p>40.7606887809</text:p>
          </table:table-cell>
          <table:table-cell office:value-type="float" office:value="9.50299992982" calcext:value-type="float">
            <text:p>9.502999929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0.7606171651" calcext:value-type="float">
            <text:p>40.7606171651</text:p>
          </table:table-cell>
          <table:table-cell office:value-type="float" office:value="4.51463817638E-016" calcext:value-type="float">
            <text:p>4.51463817638E-16</text:p>
          </table:table-cell>
          <table:table-cell office:value-type="float" office:value="40.7606171651" calcext:value-type="float">
            <text:p>40.7606171651</text:p>
          </table:table-cell>
          <table:table-cell office:value-type="float" office:value="9.66900778508" calcext:value-type="float">
            <text:p>9.66900778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0.7605621448" calcext:value-type="float">
            <text:p>40.7605621448</text:p>
          </table:table-cell>
          <table:table-cell office:value-type="float" office:value="2.58748194273E-016" calcext:value-type="float">
            <text:p>2.58748194273E-16</text:p>
          </table:table-cell>
          <table:table-cell office:value-type="float" office:value="40.7605621448" calcext:value-type="float">
            <text:p>40.7605621448</text:p>
          </table:table-cell>
          <table:table-cell office:value-type="float" office:value="9.83791563069" calcext:value-type="float">
            <text:p>9.837915630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0.7605100762" calcext:value-type="float">
            <text:p>40.7605100762</text:p>
          </table:table-cell>
          <table:table-cell office:value-type="float" office:value="4.04033170274E-016" calcext:value-type="float">
            <text:p>4.04033170274E-16</text:p>
          </table:table-cell>
          <table:table-cell office:value-type="float" office:value="40.7605100762" calcext:value-type="float">
            <text:p>40.7605100762</text:p>
          </table:table-cell>
          <table:table-cell office:value-type="float" office:value="10.0097741266" calcext:value-type="float">
            <text:p>10.00977412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0.7604561006" calcext:value-type="float">
            <text:p>40.7604561006</text:p>
          </table:table-cell>
          <table:table-cell office:value-type="float" office:value="3.49630178558E-016" calcext:value-type="float">
            <text:p>3.49630178558E-16</text:p>
          </table:table-cell>
          <table:table-cell office:value-type="float" office:value="40.7604561006" calcext:value-type="float">
            <text:p>40.7604561006</text:p>
          </table:table-cell>
          <table:table-cell office:value-type="float" office:value="10.1846348176" calcext:value-type="float">
            <text:p>10.184634817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0.7603981051" calcext:value-type="float">
            <text:p>40.7603981051</text:p>
          </table:table-cell>
          <table:table-cell office:value-type="float" office:value="3.71617849829E-016" calcext:value-type="float">
            <text:p>3.71617849829E-16</text:p>
          </table:table-cell>
          <table:table-cell office:value-type="float" office:value="40.7603981051" calcext:value-type="float">
            <text:p>40.7603981051</text:p>
          </table:table-cell>
          <table:table-cell office:value-type="float" office:value="10.3625501491" calcext:value-type="float">
            <text:p>10.362550149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0.7603351966" calcext:value-type="float">
            <text:p>40.7603351966</text:p>
          </table:table-cell>
          <table:table-cell office:value-type="float" office:value="2.9711111862E-016" calcext:value-type="float">
            <text:p>2.9711111862E-16</text:p>
          </table:table-cell>
          <table:table-cell office:value-type="float" office:value="40.7603351966" calcext:value-type="float">
            <text:p>40.7603351966</text:p>
          </table:table-cell>
          <table:table-cell office:value-type="float" office:value="10.5435734825" calcext:value-type="float">
            <text:p>10.543573482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0.7602682985" calcext:value-type="float">
            <text:p>40.7602682985</text:p>
          </table:table-cell>
          <table:table-cell office:value-type="float" office:value="4.29592193544E-016" calcext:value-type="float">
            <text:p>4.29592193544E-16</text:p>
          </table:table-cell>
          <table:table-cell office:value-type="float" office:value="40.7602682985" calcext:value-type="float">
            <text:p>40.7602682985</text:p>
          </table:table-cell>
          <table:table-cell office:value-type="float" office:value="10.7277591117" calcext:value-type="float">
            <text:p>10.727759111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0.760194054" calcext:value-type="float">
            <text:p>40.760194054</text:p>
          </table:table-cell>
          <table:table-cell office:value-type="float" office:value="4.43678122756E-016" calcext:value-type="float">
            <text:p>4.43678122756E-16</text:p>
          </table:table-cell>
          <table:table-cell office:value-type="float" office:value="40.760194054" calcext:value-type="float">
            <text:p>40.760194054</text:p>
          </table:table-cell>
          <table:table-cell office:value-type="float" office:value="10.9151622786" calcext:value-type="float">
            <text:p>10.91516227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0.7601111071" calcext:value-type="float">
            <text:p>40.7601111071</text:p>
          </table:table-cell>
          <table:table-cell office:value-type="float" office:value="2.29541330345E-016" calcext:value-type="float">
            <text:p>2.29541330345E-16</text:p>
          </table:table-cell>
          <table:table-cell office:value-type="float" office:value="40.7601111071" calcext:value-type="float">
            <text:p>40.7601111071</text:p>
          </table:table-cell>
          <table:table-cell office:value-type="float" office:value="11.1058391904" calcext:value-type="float">
            <text:p>11.10583919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0.7600230091" calcext:value-type="float">
            <text:p>40.7600230091</text:p>
          </table:table-cell>
          <table:table-cell office:value-type="float" office:value="3.14299282993E-016" calcext:value-type="float">
            <text:p>3.14299282993E-16</text:p>
          </table:table-cell>
          <table:table-cell office:value-type="float" office:value="40.7600230091" calcext:value-type="float">
            <text:p>40.7600230091</text:p>
          </table:table-cell>
          <table:table-cell office:value-type="float" office:value="11.2998470362" calcext:value-type="float">
            <text:p>11.299847036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0.759927146" calcext:value-type="float">
            <text:p>40.759927146</text:p>
          </table:table-cell>
          <table:table-cell office:value-type="float" office:value="3.55032270596E-016" calcext:value-type="float">
            <text:p>3.55032270596E-16</text:p>
          </table:table-cell>
          <table:table-cell office:value-type="float" office:value="40.759927146" calcext:value-type="float">
            <text:p>40.759927146</text:p>
          </table:table-cell>
          <table:table-cell office:value-type="float" office:value="11.497244004" calcext:value-type="float">
            <text:p>11.4972440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0.7645931054" calcext:value-type="float">
            <text:p>40.7645931054</text:p>
          </table:table-cell>
          <table:table-cell office:value-type="float" office:value="3.82804537295E-016" calcext:value-type="float">
            <text:p>3.82804537295E-16</text:p>
          </table:table-cell>
          <table:table-cell office:value-type="float" office:value="40.7645931054" calcext:value-type="float">
            <text:p>40.7645931054</text:p>
          </table:table-cell>
          <table:table-cell office:value-type="float" office:value="11.6980892984" calcext:value-type="float">
            <text:p>11.698089298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0.7623036439" calcext:value-type="float">
            <text:p>40.7623036439</text:p>
          </table:table-cell>
          <table:table-cell office:value-type="float" office:value="4.02506730089E-016" calcext:value-type="float">
            <text:p>4.02506730089E-16</text:p>
          </table:table-cell>
          <table:table-cell office:value-type="float" office:value="40.7623036439" calcext:value-type="float">
            <text:p>40.7623036439</text:p>
          </table:table-cell>
          <table:table-cell office:value-type="float" office:value="11.9024431582" calcext:value-type="float">
            <text:p>11.9024431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888468844" calcext:value-type="float">
            <text:p>27.4888468844</text:p>
          </table:table-cell>
          <table:table-cell office:value-type="float" office:value="1.47743508379E-016" calcext:value-type="float">
            <text:p>1.47743508379E-16</text:p>
          </table:table-cell>
          <table:table-cell office:value-type="float" office:value="27.4888468844" calcext:value-type="float">
            <text:p>27.4888468844</text:p>
          </table:table-cell>
          <table:table-cell office:value-type="float" office:value="12.1103668745" calcext:value-type="float">
            <text:p>12.110366874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7.4894447774" calcext:value-type="float">
            <text:p>27.4894447774</text:p>
          </table:table-cell>
          <table:table-cell office:value-type="float" office:value="1.65558679556E-016" calcext:value-type="float">
            <text:p>1.65558679556E-16</text:p>
          </table:table-cell>
          <table:table-cell office:value-type="float" office:value="27.4894447774" calcext:value-type="float">
            <text:p>27.4894447774</text:p>
          </table:table-cell>
          <table:table-cell office:value-type="float" office:value="12.321922809" calcext:value-type="float">
            <text:p>12.32192280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7.4874274513" calcext:value-type="float">
            <text:p>27.4874274513</text:p>
          </table:table-cell>
          <table:table-cell office:value-type="float" office:value="9.81104116819E-017" calcext:value-type="float">
            <text:p>9.81104116819E-17</text:p>
          </table:table-cell>
          <table:table-cell office:value-type="float" office:value="27.4874274513" calcext:value-type="float">
            <text:p>27.4874274513</text:p>
          </table:table-cell>
          <table:table-cell office:value-type="float" office:value="12.5371744131" calcext:value-type="float">
            <text:p>12.537174413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7.4859538379" calcext:value-type="float">
            <text:p>27.4859538379</text:p>
          </table:table-cell>
          <table:table-cell office:value-type="float" office:value="1.22212493441E-016" calcext:value-type="float">
            <text:p>1.22212493441E-16</text:p>
          </table:table-cell>
          <table:table-cell office:value-type="float" office:value="27.4859538379" calcext:value-type="float">
            <text:p>27.4859538379</text:p>
          </table:table-cell>
          <table:table-cell office:value-type="float" office:value="12.7561862463" calcext:value-type="float">
            <text:p>12.756186246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.4831175949" calcext:value-type="float">
            <text:p>27.4831175949</text:p>
          </table:table-cell>
          <table:table-cell office:value-type="float" office:value="1.7825348741E-016" calcext:value-type="float">
            <text:p>1.7825348741E-16</text:p>
          </table:table-cell>
          <table:table-cell office:value-type="float" office:value="27.4831175949" calcext:value-type="float">
            <text:p>27.4831175949</text:p>
          </table:table-cell>
          <table:table-cell office:value-type="float" office:value="12.979023996" calcext:value-type="float">
            <text:p>12.97902399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7.4804735355" calcext:value-type="float">
            <text:p>27.4804735355</text:p>
          </table:table-cell>
          <table:table-cell office:value-type="float" office:value="2.369179879E-016" calcext:value-type="float">
            <text:p>2.369179879E-16</text:p>
          </table:table-cell>
          <table:table-cell office:value-type="float" office:value="27.4804735355" calcext:value-type="float">
            <text:p>27.4804735355</text:p>
          </table:table-cell>
          <table:table-cell office:value-type="float" office:value="13.2057544972" calcext:value-type="float">
            <text:p>13.205754497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7.4816895026" calcext:value-type="float">
            <text:p>27.4816895026</text:p>
          </table:table-cell>
          <table:table-cell office:value-type="float" office:value="2.76941887263E-016" calcext:value-type="float">
            <text:p>2.76941887263E-16</text:p>
          </table:table-cell>
          <table:table-cell office:value-type="float" office:value="27.4816895026" calcext:value-type="float">
            <text:p>27.4816895026</text:p>
          </table:table-cell>
          <table:table-cell office:value-type="float" office:value="13.4364457523" calcext:value-type="float">
            <text:p>13.4364457523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7.4838654013" calcext:value-type="float">
            <text:p>27.4838654013</text:p>
          </table:table-cell>
          <table:table-cell office:value-type="float" office:value="2.4585299827E-016" calcext:value-type="float">
            <text:p>2.4585299827E-16</text:p>
          </table:table-cell>
          <table:table-cell office:value-type="float" office:value="27.4838654013" calcext:value-type="float">
            <text:p>27.4838654013</text:p>
          </table:table-cell>
          <table:table-cell office:value-type="float" office:value="13.6711669518" calcext:value-type="float">
            <text:p>13.67116695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7.486689394" calcext:value-type="float">
            <text:p>27.486689394</text:p>
          </table:table-cell>
          <table:table-cell office:value-type="float" office:value="3.30394377664E-016" calcext:value-type="float">
            <text:p>3.30394377664E-16</text:p>
          </table:table-cell>
          <table:table-cell office:value-type="float" office:value="27.486689394" calcext:value-type="float">
            <text:p>27.486689394</text:p>
          </table:table-cell>
          <table:table-cell office:value-type="float" office:value="13.9099884946" calcext:value-type="float">
            <text:p>13.909988494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7.4864832615" calcext:value-type="float">
            <text:p>27.4864832615</text:p>
          </table:table-cell>
          <table:table-cell office:value-type="float" office:value="1.89951267963E-016" calcext:value-type="float">
            <text:p>1.89951267963E-16</text:p>
          </table:table-cell>
          <table:table-cell office:value-type="float" office:value="27.4864832615" calcext:value-type="float">
            <text:p>27.4864832615</text:p>
          </table:table-cell>
          <table:table-cell office:value-type="float" office:value="14.1529820097" calcext:value-type="float">
            <text:p>14.15298200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7.4860098859" calcext:value-type="float">
            <text:p>27.4860098859</text:p>
          </table:table-cell>
          <table:table-cell office:value-type="float" office:value="3.10707620524E-016" calcext:value-type="float">
            <text:p>3.10707620524E-16</text:p>
          </table:table-cell>
          <table:table-cell office:value-type="float" office:value="27.4860098859" calcext:value-type="float">
            <text:p>27.4860098859</text:p>
          </table:table-cell>
          <table:table-cell office:value-type="float" office:value="14.4002203772" calcext:value-type="float">
            <text:p>14.400220377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7.4854823751" calcext:value-type="float">
            <text:p>27.4854823751</text:p>
          </table:table-cell>
          <table:table-cell office:value-type="float" office:value="2.49520051117E-016" calcext:value-type="float">
            <text:p>2.49520051117E-16</text:p>
          </table:table-cell>
          <table:table-cell office:value-type="float" office:value="27.4854823751" calcext:value-type="float">
            <text:p>27.4854823751</text:p>
          </table:table-cell>
          <table:table-cell office:value-type="float" office:value="14.6517777504" calcext:value-type="float">
            <text:p>14.65177775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7.4849135826" calcext:value-type="float">
            <text:p>27.4849135826</text:p>
          </table:table-cell>
          <table:table-cell office:value-type="float" office:value="2.59293596393E-016" calcext:value-type="float">
            <text:p>2.59293596393E-16</text:p>
          </table:table-cell>
          <table:table-cell office:value-type="float" office:value="27.4849135826" calcext:value-type="float">
            <text:p>27.4849135826</text:p>
          </table:table-cell>
          <table:table-cell office:value-type="float" office:value="14.907729578" calcext:value-type="float">
            <text:p>14.90772957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7.4938472912" calcext:value-type="float">
            <text:p>27.4938472912</text:p>
          </table:table-cell>
          <table:table-cell office:value-type="float" office:value="2.12182473793E-016" calcext:value-type="float">
            <text:p>2.12182473793E-16</text:p>
          </table:table-cell>
          <table:table-cell office:value-type="float" office:value="27.4938472912" calcext:value-type="float">
            <text:p>27.4938472912</text:p>
          </table:table-cell>
          <table:table-cell office:value-type="float" office:value="15.1681526268" calcext:value-type="float">
            <text:p>15.168152626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7.4789209526" calcext:value-type="float">
            <text:p>27.4789209526</text:p>
          </table:table-cell>
          <table:table-cell office:value-type="float" office:value="2.38280327343E-016" calcext:value-type="float">
            <text:p>2.38280327343E-16</text:p>
          </table:table-cell>
          <table:table-cell office:value-type="float" office:value="27.4789209526" calcext:value-type="float">
            <text:p>27.4789209526</text:p>
          </table:table-cell>
          <table:table-cell office:value-type="float" office:value="15.4331250044" calcext:value-type="float">
            <text:p>15.433125004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7.4783430597" calcext:value-type="float">
            <text:p>27.4783430597</text:p>
          </table:table-cell>
          <table:table-cell office:value-type="float" office:value="2.4962842361E-016" calcext:value-type="float">
            <text:p>2.4962842361E-16</text:p>
          </table:table-cell>
          <table:table-cell office:value-type="float" office:value="27.4783430597" calcext:value-type="float">
            <text:p>27.4783430597</text:p>
          </table:table-cell>
          <table:table-cell office:value-type="float" office:value="15.7027261831" calcext:value-type="float">
            <text:p>15.7027261831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7.4749669768" calcext:value-type="float">
            <text:p>27.4749669768</text:p>
          </table:table-cell>
          <table:table-cell office:value-type="float" office:value="2.43982043485E-016" calcext:value-type="float">
            <text:p>2.43982043485E-16</text:p>
          </table:table-cell>
          <table:table-cell office:value-type="float" office:value="27.4749669768" calcext:value-type="float">
            <text:p>27.4749669768</text:p>
          </table:table-cell>
          <table:table-cell office:value-type="float" office:value="15.9770370233" calcext:value-type="float">
            <text:p>15.977037023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7.4807689358" calcext:value-type="float">
            <text:p>27.4807689358</text:p>
          </table:table-cell>
          <table:table-cell office:value-type="float" office:value="2.07456766042E-016" calcext:value-type="float">
            <text:p>2.07456766042E-16</text:p>
          </table:table-cell>
          <table:table-cell office:value-type="float" office:value="27.4807689358" calcext:value-type="float">
            <text:p>27.4807689358</text:p>
          </table:table-cell>
          <table:table-cell office:value-type="float" office:value="16.2561397982" calcext:value-type="float">
            <text:p>16.256139798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7.4911344547" calcext:value-type="float">
            <text:p>27.4911344547</text:p>
          </table:table-cell>
          <table:table-cell office:value-type="float" office:value="1.48435113869E-016" calcext:value-type="float">
            <text:p>1.48435113869E-16</text:p>
          </table:table-cell>
          <table:table-cell office:value-type="float" office:value="27.4911344547" calcext:value-type="float">
            <text:p>27.4911344547</text:p>
          </table:table-cell>
          <table:table-cell office:value-type="float" office:value="16.5401182179" calcext:value-type="float">
            <text:p>16.540118217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7.4978648945" calcext:value-type="float">
            <text:p>27.4978648945</text:p>
          </table:table-cell>
          <table:table-cell office:value-type="float" office:value="6.27971156209E-017" calcext:value-type="float">
            <text:p>6.27971156209E-17</text:p>
          </table:table-cell>
          <table:table-cell office:value-type="float" office:value="27.4978648945" calcext:value-type="float">
            <text:p>27.4978648945</text:p>
          </table:table-cell>
          <table:table-cell office:value-type="float" office:value="16.8290574552" calcext:value-type="float">
            <text:p>16.829057455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.493517229" calcext:value-type="float">
            <text:p>27.493517229</text:p>
          </table:table-cell>
          <table:table-cell office:value-type="float" office:value="1.54547757699E-017" calcext:value-type="float">
            <text:p>1.54547757699E-17</text:p>
          </table:table-cell>
          <table:table-cell office:value-type="float" office:value="27.493517229" calcext:value-type="float">
            <text:p>27.493517229</text:p>
          </table:table-cell>
          <table:table-cell office:value-type="float" office:value="17.1230441704" calcext:value-type="float">
            <text:p>17.123044170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7.4780923103" calcext:value-type="float">
            <text:p>27.4780923103</text:p>
          </table:table-cell>
          <table:table-cell office:value-type="float" office:value="-1.0146061357E-017" calcext:value-type="float">
            <text:p>-1.0146061357E-17</text:p>
          </table:table-cell>
          <table:table-cell office:value-type="float" office:value="27.4780923103" calcext:value-type="float">
            <text:p>27.4780923103</text:p>
          </table:table-cell>
          <table:table-cell office:value-type="float" office:value="17.422166538" calcext:value-type="float">
            <text:p>17.42216653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7.4677647778" calcext:value-type="float">
            <text:p>27.4677647778</text:p>
          </table:table-cell>
          <table:table-cell office:value-type="float" office:value="-1.08444302017E-018" calcext:value-type="float">
            <text:p>-1.08444302017E-18</text:p>
          </table:table-cell>
          <table:table-cell office:value-type="float" office:value="27.4677647778" calcext:value-type="float">
            <text:p>27.4677647778</text:p>
          </table:table-cell>
          <table:table-cell office:value-type="float" office:value="17.7265142726" calcext:value-type="float">
            <text:p>17.726514272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7.4669565422" calcext:value-type="float">
            <text:p>27.4669565422</text:p>
          </table:table-cell>
          <table:table-cell office:value-type="float" office:value="-4.09333536236E-017" calcext:value-type="float">
            <text:p>-4.09333536236E-17</text:p>
          </table:table-cell>
          <table:table-cell office:value-type="float" office:value="27.4669565422" calcext:value-type="float">
            <text:p>27.4669565422</text:p>
          </table:table-cell>
          <table:table-cell office:value-type="float" office:value="18.0361786563" calcext:value-type="float">
            <text:p>18.036178656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7.4661989716" calcext:value-type="float">
            <text:p>27.4661989716</text:p>
          </table:table-cell>
          <table:table-cell office:value-type="float" office:value="-1.08516876587E-016" calcext:value-type="float">
            <text:p>-1.08516876587E-16</text:p>
          </table:table-cell>
          <table:table-cell office:value-type="float" office:value="27.4661989716" calcext:value-type="float">
            <text:p>27.4661989716</text:p>
          </table:table-cell>
          <table:table-cell office:value-type="float" office:value="18.3512525653" calcext:value-type="float">
            <text:p>18.351252565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7.4654841588" calcext:value-type="float">
            <text:p>27.4654841588</text:p>
          </table:table-cell>
          <table:table-cell office:value-type="float" office:value="3.61273321063E-017" calcext:value-type="float">
            <text:p>3.61273321063E-17</text:p>
          </table:table-cell>
          <table:table-cell office:value-type="float" office:value="27.4654841588" calcext:value-type="float">
            <text:p>27.4654841588</text:p>
          </table:table-cell>
          <table:table-cell office:value-type="float" office:value="18.6718304989" calcext:value-type="float">
            <text:p>18.671830498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7.4648065138" calcext:value-type="float">
            <text:p>27.4648065138</text:p>
          </table:table-cell>
          <table:table-cell office:value-type="float" office:value="7.79325938001E-018" calcext:value-type="float">
            <text:p>7.79325938001E-18</text:p>
          </table:table-cell>
          <table:table-cell office:value-type="float" office:value="27.4648065138" calcext:value-type="float">
            <text:p>27.4648065138</text:p>
          </table:table-cell>
          <table:table-cell office:value-type="float" office:value="18.9980086066" calcext:value-type="float">
            <text:p>18.998008606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7.464161638" calcext:value-type="float">
            <text:p>27.464161638</text:p>
          </table:table-cell>
          <table:table-cell office:value-type="float" office:value="6.5544941193E-017" calcext:value-type="float">
            <text:p>6.5544941193E-17</text:p>
          </table:table-cell>
          <table:table-cell office:value-type="float" office:value="27.464161638" calcext:value-type="float">
            <text:p>27.464161638</text:p>
          </table:table-cell>
          <table:table-cell office:value-type="float" office:value="19.329884718" calcext:value-type="float">
            <text:p>19.32988471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7.4635458977" calcext:value-type="float">
            <text:p>27.4635458977</text:p>
          </table:table-cell>
          <table:table-cell office:value-type="float" office:value="-6.71304519033E-017" calcext:value-type="float">
            <text:p>-6.71304519033E-17</text:p>
          </table:table-cell>
          <table:table-cell office:value-type="float" office:value="27.4635458977" calcext:value-type="float">
            <text:p>27.4635458977</text:p>
          </table:table-cell>
          <table:table-cell office:value-type="float" office:value="19.6675583714" calcext:value-type="float">
            <text:p>19.667558371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7.4629562735" calcext:value-type="float">
            <text:p>27.4629562735</text:p>
          </table:table-cell>
          <table:table-cell office:value-type="float" office:value="1.64447630865E-017" calcext:value-type="float">
            <text:p>1.64447630865E-17</text:p>
          </table:table-cell>
          <table:table-cell office:value-type="float" office:value="27.4629562735" calcext:value-type="float">
            <text:p>27.4629562735</text:p>
          </table:table-cell>
          <table:table-cell office:value-type="float" office:value="20.0111308441" calcext:value-type="float">
            <text:p>20.011130844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7.4623902198" calcext:value-type="float">
            <text:p>27.4623902198</text:p>
          </table:table-cell>
          <table:table-cell office:value-type="float" office:value="-1.72815214247E-017" calcext:value-type="float">
            <text:p>-1.72815214247E-17</text:p>
          </table:table-cell>
          <table:table-cell office:value-type="float" office:value="27.4623902198" calcext:value-type="float">
            <text:p>27.4623902198</text:p>
          </table:table-cell>
          <table:table-cell office:value-type="float" office:value="20.3607051824" calcext:value-type="float">
            <text:p>20.360705182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7.4618455713" calcext:value-type="float">
            <text:p>27.4618455713</text:p>
          </table:table-cell>
          <table:table-cell office:value-type="float" office:value="1.69613352288E-017" calcext:value-type="float">
            <text:p>1.69613352288E-17</text:p>
          </table:table-cell>
          <table:table-cell office:value-type="float" office:value="27.4618455713" calcext:value-type="float">
            <text:p>27.4618455713</text:p>
          </table:table-cell>
          <table:table-cell office:value-type="float" office:value="20.716386233" calcext:value-type="float">
            <text:p>20.71638623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7.4613204695" calcext:value-type="float">
            <text:p>27.4613204695</text:p>
          </table:table-cell>
          <table:table-cell office:value-type="float" office:value="2.53569128858E-017" calcext:value-type="float">
            <text:p>2.53569128858E-17</text:p>
          </table:table-cell>
          <table:table-cell office:value-type="float" office:value="27.4613204695" calcext:value-type="float">
            <text:p>27.4613204695</text:p>
          </table:table-cell>
          <table:table-cell office:value-type="float" office:value="21.078280674" calcext:value-type="float">
            <text:p>21.07828067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7.4608132831" calcext:value-type="float">
            <text:p>27.4608132831</text:p>
          </table:table-cell>
          <table:table-cell office:value-type="float" office:value="4.36831994479E-017" calcext:value-type="float">
            <text:p>4.36831994479E-17</text:p>
          </table:table-cell>
          <table:table-cell office:value-type="float" office:value="27.4608132831" calcext:value-type="float">
            <text:p>27.4608132831</text:p>
          </table:table-cell>
          <table:table-cell office:value-type="float" office:value="21.4464970471" calcext:value-type="float">
            <text:p>21.446497047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7.4603225999" calcext:value-type="float">
            <text:p>27.4603225999</text:p>
          </table:table-cell>
          <table:table-cell office:value-type="float" office:value="-2.47326034605E-017" calcext:value-type="float">
            <text:p>-2.47326034605E-17</text:p>
          </table:table-cell>
          <table:table-cell office:value-type="float" office:value="27.4603225999" calcext:value-type="float">
            <text:p>27.4603225999</text:p>
          </table:table-cell>
          <table:table-cell office:value-type="float" office:value="21.82114579" calcext:value-type="float">
            <text:p>21.8211457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50.3430531655" calcext:value-type="float">
            <text:p>50.3430531655</text:p>
          </table:table-cell>
          <table:table-cell office:value-type="float" office:value="7.47372228857E-016" calcext:value-type="float">
            <text:p>7.47372228857E-16</text:p>
          </table:table-cell>
          <table:table-cell office:value-type="float" office:value="50.3430531655" calcext:value-type="float">
            <text:p>50.3430531655</text:p>
          </table:table-cell>
          <table:table-cell office:value-type="float" office:value="22.2023392698" calcext:value-type="float">
            <text:p>22.202339269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0.342691615" calcext:value-type="float">
            <text:p>50.342691615</text:p>
          </table:table-cell>
          <table:table-cell office:value-type="float" office:value="6.04731150252E-016" calcext:value-type="float">
            <text:p>6.04731150252E-16</text:p>
          </table:table-cell>
          <table:table-cell office:value-type="float" office:value="50.342691615" calcext:value-type="float">
            <text:p>50.342691615</text:p>
          </table:table-cell>
          <table:table-cell office:value-type="float" office:value="22.5901918165" calcext:value-type="float">
            <text:p>22.590191816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0.3423385008" calcext:value-type="float">
            <text:p>50.3423385008</text:p>
          </table:table-cell>
          <table:table-cell office:value-type="float" office:value="3.78427465485E-016" calcext:value-type="float">
            <text:p>3.78427465485E-16</text:p>
          </table:table-cell>
          <table:table-cell office:value-type="float" office:value="50.3423385008" calcext:value-type="float">
            <text:p>50.3423385008</text:p>
          </table:table-cell>
          <table:table-cell office:value-type="float" office:value="22.9848197573" calcext:value-type="float">
            <text:p>22.984819757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50.341990974" calcext:value-type="float">
            <text:p>50.341990974</text:p>
          </table:table-cell>
          <table:table-cell office:value-type="float" office:value="4.73277549321E-016" calcext:value-type="float">
            <text:p>4.73277549321E-16</text:p>
          </table:table-cell>
          <table:table-cell office:value-type="float" office:value="50.341990974" calcext:value-type="float">
            <text:p>50.341990974</text:p>
          </table:table-cell>
          <table:table-cell office:value-type="float" office:value="23.3863414515" calcext:value-type="float">
            <text:p>23.386341451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50.3416481477" calcext:value-type="float">
            <text:p>50.3416481477</text:p>
          </table:table-cell>
          <table:table-cell office:value-type="float" office:value="6.02974706912E-016" calcext:value-type="float">
            <text:p>6.02974706912E-16</text:p>
          </table:table-cell>
          <table:table-cell office:value-type="float" office:value="50.3416481477" calcext:value-type="float">
            <text:p>50.3416481477</text:p>
          </table:table-cell>
          <table:table-cell office:value-type="float" office:value="23.794877326" calcext:value-type="float">
            <text:p>23.7948773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0.3413098824" calcext:value-type="float">
            <text:p>50.3413098824</text:p>
          </table:table-cell>
          <table:table-cell office:value-type="float" office:value="4.93772501994E-016" calcext:value-type="float">
            <text:p>4.93772501994E-16</text:p>
          </table:table-cell>
          <table:table-cell office:value-type="float" office:value="50.3413098824" calcext:value-type="float">
            <text:p>50.3413098824</text:p>
          </table:table-cell>
          <table:table-cell office:value-type="float" office:value="24.2105499115" calcext:value-type="float">
            <text:p>24.210549911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50.3409759577" calcext:value-type="float">
            <text:p>50.3409759577</text:p>
          </table:table-cell>
          <table:table-cell office:value-type="float" office:value="5.64825853597E-016" calcext:value-type="float">
            <text:p>5.64825853597E-16</text:p>
          </table:table-cell>
          <table:table-cell office:value-type="float" office:value="50.3409759577" calcext:value-type="float">
            <text:p>50.3409759577</text:p>
          </table:table-cell>
          <table:table-cell office:value-type="float" office:value="24.6334838793" calcext:value-type="float">
            <text:p>24.633483879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50.3406495707" calcext:value-type="float">
            <text:p>50.3406495707</text:p>
          </table:table-cell>
          <table:table-cell office:value-type="float" office:value="5.39612720971E-016" calcext:value-type="float">
            <text:p>5.39612720971E-16</text:p>
          </table:table-cell>
          <table:table-cell office:value-type="float" office:value="50.3406495707" calcext:value-type="float">
            <text:p>50.3406495707</text:p>
          </table:table-cell>
          <table:table-cell office:value-type="float" office:value="25.0638060782" calcext:value-type="float">
            <text:p>25.063806078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50.3403479862" calcext:value-type="float">
            <text:p>50.3403479862</text:p>
          </table:table-cell>
          <table:table-cell office:value-type="float" office:value="6.64272430582E-016" calcext:value-type="float">
            <text:p>6.64272430582E-16</text:p>
          </table:table-cell>
          <table:table-cell office:value-type="float" office:value="50.3403479862" calcext:value-type="float">
            <text:p>50.3403479862</text:p>
          </table:table-cell>
          <table:table-cell office:value-type="float" office:value="25.5016455734" calcext:value-type="float">
            <text:p>25.501645573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50.3400682962" calcext:value-type="float">
            <text:p>50.3400682962</text:p>
          </table:table-cell>
          <table:table-cell office:value-type="float" office:value="5.99801128364E-016" calcext:value-type="float">
            <text:p>5.99801128364E-16</text:p>
          </table:table-cell>
          <table:table-cell office:value-type="float" office:value="50.3400682962" calcext:value-type="float">
            <text:p>50.3400682962</text:p>
          </table:table-cell>
          <table:table-cell office:value-type="float" office:value="25.9471336844" calcext:value-type="float">
            <text:p>25.947133684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0.3398053442" calcext:value-type="float">
            <text:p>50.3398053442</text:p>
          </table:table-cell>
          <table:table-cell office:value-type="float" office:value="4.85566627472E-016" calcext:value-type="float">
            <text:p>4.85566627472E-16</text:p>
          </table:table-cell>
          <table:table-cell office:value-type="float" office:value="50.3398053442" calcext:value-type="float">
            <text:p>50.3398053442</text:p>
          </table:table-cell>
          <table:table-cell office:value-type="float" office:value="26.4004040248" calcext:value-type="float">
            <text:p>26.400404024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50.339555167" calcext:value-type="float">
            <text:p>50.339555167</text:p>
          </table:table-cell>
          <table:table-cell office:value-type="float" office:value="5.37210931016E-016" calcext:value-type="float">
            <text:p>5.37210931016E-16</text:p>
          </table:table-cell>
          <table:table-cell office:value-type="float" office:value="50.339555167" calcext:value-type="float">
            <text:p>50.339555167</text:p>
          </table:table-cell>
          <table:table-cell office:value-type="float" office:value="26.8615925424" calcext:value-type="float">
            <text:p>26.861592542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50.3393132671" calcext:value-type="float">
            <text:p>50.3393132671</text:p>
          </table:table-cell>
          <table:table-cell office:value-type="float" office:value="4.82063129552E-016" calcext:value-type="float">
            <text:p>4.82063129552E-16</text:p>
          </table:table-cell>
          <table:table-cell office:value-type="float" office:value="50.3393132671" calcext:value-type="float">
            <text:p>50.3393132671</text:p>
          </table:table-cell>
          <table:table-cell office:value-type="float" office:value="27.3308375598" calcext:value-type="float">
            <text:p>27.330837559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50.3428963536" calcext:value-type="float">
            <text:p>50.3428963536</text:p>
          </table:table-cell>
          <table:table-cell office:value-type="float" office:value="5.78670386736E-016" calcext:value-type="float">
            <text:p>5.78670386736E-16</text:p>
          </table:table-cell>
          <table:table-cell office:value-type="float" office:value="50.3428963536" calcext:value-type="float">
            <text:p>50.3428963536</text:p>
          </table:table-cell>
          <table:table-cell office:value-type="float" office:value="27.8082798158" calcext:value-type="float">
            <text:p>27.8082798158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50.3385404821" calcext:value-type="float">
            <text:p>50.3385404821</text:p>
          </table:table-cell>
          <table:table-cell office:value-type="float" office:value="4.79280115786E-016" calcext:value-type="float">
            <text:p>4.79280115786E-16</text:p>
          </table:table-cell>
          <table:table-cell office:value-type="float" office:value="50.3385404821" calcext:value-type="float">
            <text:p>50.3385404821</text:p>
          </table:table-cell>
          <table:table-cell office:value-type="float" office:value="28.2940625081" calcext:value-type="float">
            <text:p>28.294062508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8.7883313357" calcext:value-type="float">
            <text:p>28.7883313357</text:p>
          </table:table-cell>
          <table:table-cell office:value-type="float" office:value="-9.60579750842E-017" calcext:value-type="float">
            <text:p>-9.60579750842E-17</text:p>
          </table:table-cell>
          <table:table-cell table:number-columns-repeated="2" office:value-type="float" office:value="28.7883313357" calcext:value-type="float">
            <text:p>28.788331335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8.7877423977" calcext:value-type="float">
            <text:p>28.7877423977</text:p>
          </table:table-cell>
          <table:table-cell office:value-type="float" office:value="3.45264113988E-017" calcext:value-type="float">
            <text:p>3.45264113988E-17</text:p>
          </table:table-cell>
          <table:table-cell office:value-type="float" office:value="28.7877423977" calcext:value-type="float">
            <text:p>28.7877423977</text:p>
          </table:table-cell>
          <table:table-cell office:value-type="float" office:value="29.2912345428" calcext:value-type="float">
            <text:p>29.291234542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8.7865551932" calcext:value-type="float">
            <text:p>28.7865551932</text:p>
          </table:table-cell>
          <table:table-cell office:value-type="float" office:value="4.47205669922E-017" calcext:value-type="float">
            <text:p>4.47205669922E-17</text:p>
          </table:table-cell>
          <table:table-cell office:value-type="float" office:value="28.7865551932" calcext:value-type="float">
            <text:p>28.7865551932</text:p>
          </table:table-cell>
          <table:table-cell office:value-type="float" office:value="29.8029229633" calcext:value-type="float">
            <text:p>29.802922963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8.7858674017" calcext:value-type="float">
            <text:p>28.7858674017</text:p>
          </table:table-cell>
          <table:table-cell office:value-type="float" office:value="5.756417343E-017" calcext:value-type="float">
            <text:p>5.756417343E-17</text:p>
          </table:table-cell>
          <table:table-cell office:value-type="float" office:value="28.7858674017" calcext:value-type="float">
            <text:p>28.7858674017</text:p>
          </table:table-cell>
          <table:table-cell office:value-type="float" office:value="30.3235500662" calcext:value-type="float">
            <text:p>30.323550066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8.7852383671" calcext:value-type="float">
            <text:p>28.7852383671</text:p>
          </table:table-cell>
          <table:table-cell office:value-type="float" office:value="6.36817363846E-017" calcext:value-type="float">
            <text:p>6.36817363846E-17</text:p>
          </table:table-cell>
          <table:table-cell office:value-type="float" office:value="28.7852383671" calcext:value-type="float">
            <text:p>28.7852383671</text:p>
          </table:table-cell>
          <table:table-cell office:value-type="float" office:value="30.8532720011" calcext:value-type="float">
            <text:p>30.853272001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8.7846580064" calcext:value-type="float">
            <text:p>28.7846580064</text:p>
          </table:table-cell>
          <table:table-cell office:value-type="float" office:value="4.34721964358E-017" calcext:value-type="float">
            <text:p>4.34721964358E-17</text:p>
          </table:table-cell>
          <table:table-cell office:value-type="float" office:value="28.7846580064" calcext:value-type="float">
            <text:p>28.7846580064</text:p>
          </table:table-cell>
          <table:table-cell office:value-type="float" office:value="31.3922476457" calcext:value-type="float">
            <text:p>31.392247645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8.7841192749" calcext:value-type="float">
            <text:p>28.7841192749</text:p>
          </table:table-cell>
          <table:table-cell office:value-type="float" office:value="4.17498646062E-017" calcext:value-type="float">
            <text:p>4.17498646062E-17</text:p>
          </table:table-cell>
          <table:table-cell office:value-type="float" office:value="28.7841192749" calcext:value-type="float">
            <text:p>28.7841192749</text:p>
          </table:table-cell>
          <table:table-cell office:value-type="float" office:value="31.940638653" calcext:value-type="float">
            <text:p>31.94063865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8.7836161452" calcext:value-type="float">
            <text:p>28.7836161452</text:p>
          </table:table-cell>
          <table:table-cell office:value-type="float" office:value="2.6336267261E-017" calcext:value-type="float">
            <text:p>2.6336267261E-17</text:p>
          </table:table-cell>
          <table:table-cell office:value-type="float" office:value="28.7836161452" calcext:value-type="float">
            <text:p>28.7836161452</text:p>
          </table:table-cell>
          <table:table-cell office:value-type="float" office:value="32.4986094999" calcext:value-type="float">
            <text:p>32.498609499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8.7831380407" calcext:value-type="float">
            <text:p>28.7831380407</text:p>
          </table:table-cell>
          <table:table-cell office:value-type="float" office:value="1.16162202441E-016" calcext:value-type="float">
            <text:p>1.16162202441E-16</text:p>
          </table:table-cell>
          <table:table-cell office:value-type="float" office:value="28.7831380407" calcext:value-type="float">
            <text:p>28.7831380407</text:p>
          </table:table-cell>
          <table:table-cell office:value-type="float" office:value="33.0663275365" calcext:value-type="float">
            <text:p>33.066327536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8.780557991" calcext:value-type="float">
            <text:p>28.780557991</text:p>
          </table:table-cell>
          <table:table-cell office:value-type="float" office:value="1.44966522013E-016" calcext:value-type="float">
            <text:p>1.44966522013E-16</text:p>
          </table:table-cell>
          <table:table-cell office:value-type="float" office:value="28.780557991" calcext:value-type="float">
            <text:p>28.780557991</text:p>
          </table:table-cell>
          <table:table-cell office:value-type="float" office:value="33.6439630365" calcext:value-type="float">
            <text:p>33.643963036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8.7826498472" calcext:value-type="float">
            <text:p>28.7826498472</text:p>
          </table:table-cell>
          <table:table-cell office:value-type="float" office:value="9.96687812508E-017" calcext:value-type="float">
            <text:p>9.96687812508E-17</text:p>
          </table:table-cell>
          <table:table-cell office:value-type="float" office:value="28.7826498472" calcext:value-type="float">
            <text:p>28.7826498472</text:p>
          </table:table-cell>
          <table:table-cell office:value-type="float" office:value="34.2316892479" calcext:value-type="float">
            <text:p>34.231689247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8.7825271583" calcext:value-type="float">
            <text:p>28.7825271583</text:p>
          </table:table-cell>
          <table:table-cell office:value-type="float" office:value="1.54800107692E-016" calcext:value-type="float">
            <text:p>1.54800107692E-16</text:p>
          </table:table-cell>
          <table:table-cell office:value-type="float" office:value="28.7825271583" calcext:value-type="float">
            <text:p>28.7825271583</text:p>
          </table:table-cell>
          <table:table-cell office:value-type="float" office:value="34.8296824455" calcext:value-type="float">
            <text:p>34.829682445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8.7827329852" calcext:value-type="float">
            <text:p>28.7827329852</text:p>
          </table:table-cell>
          <table:table-cell office:value-type="float" office:value="1.29023433034E-016" calcext:value-type="float">
            <text:p>1.29023433034E-16</text:p>
          </table:table-cell>
          <table:table-cell office:value-type="float" office:value="28.7827329852" calcext:value-type="float">
            <text:p>28.7827329852</text:p>
          </table:table-cell>
          <table:table-cell office:value-type="float" office:value="35.438121983" calcext:value-type="float">
            <text:p>35.438121983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8.7797985838" calcext:value-type="float">
            <text:p>28.7797985838</text:p>
          </table:table-cell>
          <table:table-cell office:value-type="float" office:value="1.15066059692E-016" calcext:value-type="float">
            <text:p>1.15066059692E-16</text:p>
          </table:table-cell>
          <table:table-cell office:value-type="float" office:value="28.7797985838" calcext:value-type="float">
            <text:p>28.7797985838</text:p>
          </table:table-cell>
          <table:table-cell office:value-type="float" office:value="36.0571903476" calcext:value-type="float">
            <text:p>36.057190347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8.7726406861" calcext:value-type="float">
            <text:p>28.7726406861</text:p>
          </table:table-cell>
          <table:table-cell office:value-type="float" office:value="2.74134382967E-016" calcext:value-type="float">
            <text:p>2.74134382967E-16</text:p>
          </table:table-cell>
          <table:table-cell office:value-type="float" office:value="28.7726406861" calcext:value-type="float">
            <text:p>28.7726406861</text:p>
          </table:table-cell>
          <table:table-cell office:value-type="float" office:value="36.6870732141" calcext:value-type="float">
            <text:p>36.687073214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8.770650536" calcext:value-type="float">
            <text:p>28.770650536</text:p>
          </table:table-cell>
          <table:table-cell office:value-type="float" office:value="1.90449096518E-016" calcext:value-type="float">
            <text:p>1.90449096518E-16</text:p>
          </table:table-cell>
          <table:table-cell office:value-type="float" office:value="28.770650536" calcext:value-type="float">
            <text:p>28.770650536</text:p>
          </table:table-cell>
          <table:table-cell office:value-type="float" office:value="37.3279595011" calcext:value-type="float">
            <text:p>37.327959501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.7702153113" calcext:value-type="float">
            <text:p>28.7702153113</text:p>
          </table:table-cell>
          <table:table-cell office:value-type="float" office:value="2.56240124922E-016" calcext:value-type="float">
            <text:p>2.56240124922E-16</text:p>
          </table:table-cell>
          <table:table-cell office:value-type="float" office:value="28.7702153113" calcext:value-type="float">
            <text:p>28.7702153113</text:p>
          </table:table-cell>
          <table:table-cell office:value-type="float" office:value="37.9800414272" calcext:value-type="float">
            <text:p>37.980041427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8.77209819" calcext:value-type="float">
            <text:p>28.77209819</text:p>
          </table:table-cell>
          <table:table-cell office:value-type="float" office:value="3.06287968744E-016" calcext:value-type="float">
            <text:p>3.06287968744E-16</text:p>
          </table:table-cell>
          <table:table-cell office:value-type="float" office:value="28.77209819" calcext:value-type="float">
            <text:p>28.77209819</text:p>
          </table:table-cell>
          <table:table-cell office:value-type="float" office:value="38.643514569" calcext:value-type="float">
            <text:p>38.643514569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8.7721921565" calcext:value-type="float">
            <text:p>28.7721921565</text:p>
          </table:table-cell>
          <table:table-cell office:value-type="float" office:value="2.85758042086E-016" calcext:value-type="float">
            <text:p>2.85758042086E-16</text:p>
          </table:table-cell>
          <table:table-cell office:value-type="float" office:value="28.7721921565" calcext:value-type="float">
            <text:p>28.7721921565</text:p>
          </table:table-cell>
          <table:table-cell office:value-type="float" office:value="39.3185779197" calcext:value-type="float">
            <text:p>39.318577919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8.7708636948" calcext:value-type="float">
            <text:p>28.7708636948</text:p>
          </table:table-cell>
          <table:table-cell office:value-type="float" office:value="2.53075180299E-016" calcext:value-type="float">
            <text:p>2.53075180299E-16</text:p>
          </table:table-cell>
          <table:table-cell office:value-type="float" office:value="28.7708636948" calcext:value-type="float">
            <text:p>28.7708636948</text:p>
          </table:table-cell>
          <table:table-cell office:value-type="float" office:value="40.0054339484" calcext:value-type="float">
            <text:p>40.005433948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8.7695706988" calcext:value-type="float">
            <text:p>28.7695706988</text:p>
          </table:table-cell>
          <table:table-cell office:value-type="float" office:value="2.86343850184E-016" calcext:value-type="float">
            <text:p>2.86343850184E-16</text:p>
          </table:table-cell>
          <table:table-cell office:value-type="float" office:value="28.7695706988" calcext:value-type="float">
            <text:p>28.7695706988</text:p>
          </table:table-cell>
          <table:table-cell office:value-type="float" office:value="40.7042886614" calcext:value-type="float">
            <text:p>40.704288661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8.7683037128" calcext:value-type="float">
            <text:p>28.7683037128</text:p>
          </table:table-cell>
          <table:table-cell office:value-type="float" office:value="2.74564391647E-016" calcext:value-type="float">
            <text:p>2.74564391647E-16</text:p>
          </table:table-cell>
          <table:table-cell office:value-type="float" office:value="28.7683037128" calcext:value-type="float">
            <text:p>28.7683037128</text:p>
          </table:table-cell>
          <table:table-cell office:value-type="float" office:value="41.4153516637" calcext:value-type="float">
            <text:p>41.415351663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8.7855797578" calcext:value-type="float">
            <text:p>28.7855797578</text:p>
          </table:table-cell>
          <table:table-cell office:value-type="float" office:value="2.60023780789E-016" calcext:value-type="float">
            <text:p>2.60023780789E-16</text:p>
          </table:table-cell>
          <table:table-cell office:value-type="float" office:value="28.7855797578" calcext:value-type="float">
            <text:p>28.7855797578</text:p>
          </table:table-cell>
          <table:table-cell office:value-type="float" office:value="42.1388362217" calcext:value-type="float">
            <text:p>42.138836221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8.7712342235" calcext:value-type="float">
            <text:p>28.7712342235</text:p>
          </table:table-cell>
          <table:table-cell office:value-type="float" office:value="2.35602188724E-016" calcext:value-type="float">
            <text:p>2.35602188724E-16</text:p>
          </table:table-cell>
          <table:table-cell office:value-type="float" office:value="28.7712342235" calcext:value-type="float">
            <text:p>28.7712342235</text:p>
          </table:table-cell>
          <table:table-cell office:value-type="float" office:value="42.8749593277" calcext:value-type="float">
            <text:p>42.874959327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8.7633202918" calcext:value-type="float">
            <text:p>28.7633202918</text:p>
          </table:table-cell>
          <table:table-cell office:value-type="float" office:value="1.93988492451E-016" calcext:value-type="float">
            <text:p>1.93988492451E-16</text:p>
          </table:table-cell>
          <table:table-cell office:value-type="float" office:value="28.7633202918" calcext:value-type="float">
            <text:p>28.7633202918</text:p>
          </table:table-cell>
          <table:table-cell office:value-type="float" office:value="43.6239417643" calcext:value-type="float">
            <text:p>43.623941764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8.7620652863" calcext:value-type="float">
            <text:p>28.7620652863</text:p>
          </table:table-cell>
          <table:table-cell office:value-type="float" office:value="1.64625763681E-016" calcext:value-type="float">
            <text:p>1.64625763681E-16</text:p>
          </table:table-cell>
          <table:table-cell office:value-type="float" office:value="28.7620652863" calcext:value-type="float">
            <text:p>28.7620652863</text:p>
          </table:table-cell>
          <table:table-cell office:value-type="float" office:value="44.3860081712" calcext:value-type="float">
            <text:p>44.386008171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8.7643616632" calcext:value-type="float">
            <text:p>28.7643616632</text:p>
          </table:table-cell>
          <table:table-cell office:value-type="float" office:value="1.27111496357E-016" calcext:value-type="float">
            <text:p>1.27111496357E-16</text:p>
          </table:table-cell>
          <table:table-cell office:value-type="float" office:value="28.7643616632" calcext:value-type="float">
            <text:p>28.7643616632</text:p>
          </table:table-cell>
          <table:table-cell office:value-type="float" office:value="45.161387112" calcext:value-type="float">
            <text:p>45.16138711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8.7738409077" calcext:value-type="float">
            <text:p>28.7738409077</text:p>
          </table:table-cell>
          <table:table-cell office:value-type="float" office:value="2.0146744085E-016" calcext:value-type="float">
            <text:p>2.0146744085E-16</text:p>
          </table:table-cell>
          <table:table-cell office:value-type="float" office:value="28.7738409077" calcext:value-type="float">
            <text:p>28.7738409077</text:p>
          </table:table-cell>
          <table:table-cell office:value-type="float" office:value="45.9503111434" calcext:value-type="float">
            <text:p>45.950311143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8.783638814" calcext:value-type="float">
            <text:p>28.783638814</text:p>
          </table:table-cell>
          <table:table-cell office:value-type="float" office:value="7.93046570072E-017" calcext:value-type="float">
            <text:p>7.93046570072E-17</text:p>
          </table:table-cell>
          <table:table-cell office:value-type="float" office:value="28.783638814" calcext:value-type="float">
            <text:p>28.783638814</text:p>
          </table:table-cell>
          <table:table-cell office:value-type="float" office:value="46.7530168846" calcext:value-type="float">
            <text:p>46.753016884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8.7853045259" calcext:value-type="float">
            <text:p>28.7853045259</text:p>
          </table:table-cell>
          <table:table-cell office:value-type="float" office:value="-3.12342590816E-018" calcext:value-type="float">
            <text:p>-3.12342590816E-18</text:p>
          </table:table-cell>
          <table:table-cell office:value-type="float" office:value="28.7853045259" calcext:value-type="float">
            <text:p>28.7853045259</text:p>
          </table:table-cell>
          <table:table-cell office:value-type="float" office:value="47.569745088" calcext:value-type="float">
            <text:p>47.5697450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8.7743789318" calcext:value-type="float">
            <text:p>28.7743789318</text:p>
          </table:table-cell>
          <table:table-cell office:value-type="float" office:value="-3.28203910713E-018" calcext:value-type="float">
            <text:p>-3.28203910713E-18</text:p>
          </table:table-cell>
          <table:table-cell office:value-type="float" office:value="28.7743789318" calcext:value-type="float">
            <text:p>28.7743789318</text:p>
          </table:table-cell>
          <table:table-cell office:value-type="float" office:value="48.4007407121" calcext:value-type="float">
            <text:p>48.400740712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8.758347319" calcext:value-type="float">
            <text:p>28.758347319</text:p>
          </table:table-cell>
          <table:table-cell office:value-type="float" office:value="-6.70744433748E-017" calcext:value-type="float">
            <text:p>-6.70744433748E-17</text:p>
          </table:table-cell>
          <table:table-cell office:value-type="float" office:value="28.758347319" calcext:value-type="float">
            <text:p>28.758347319</text:p>
          </table:table-cell>
          <table:table-cell office:value-type="float" office:value="49.2462529944" calcext:value-type="float">
            <text:p>49.24625299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8.7555942746" calcext:value-type="float">
            <text:p>28.7555942746</text:p>
          </table:table-cell>
          <table:table-cell office:value-type="float" office:value="-3.08885669849E-017" calcext:value-type="float">
            <text:p>-3.08885669849E-17</text:p>
          </table:table-cell>
          <table:table-cell office:value-type="float" office:value="28.7555942746" calcext:value-type="float">
            <text:p>28.7555942746</text:p>
          </table:table-cell>
          <table:table-cell office:value-type="float" office:value="50.1065355262" calcext:value-type="float">
            <text:p>50.106535526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8.7548027518" calcext:value-type="float">
            <text:p>28.7548027518</text:p>
          </table:table-cell>
          <table:table-cell office:value-type="float" office:value="2.91129676098E-017" calcext:value-type="float">
            <text:p>2.91129676098E-17</text:p>
          </table:table-cell>
          <table:table-cell office:value-type="float" office:value="28.7548027518" calcext:value-type="float">
            <text:p>28.7548027518</text:p>
          </table:table-cell>
          <table:table-cell office:value-type="float" office:value="50.981846329" calcext:value-type="float">
            <text:p>50.98184632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8.754033206" calcext:value-type="float">
            <text:p>28.754033206</text:p>
          </table:table-cell>
          <table:table-cell office:value-type="float" office:value="1.83341464596E-017" calcext:value-type="float">
            <text:p>1.83341464596E-17</text:p>
          </table:table-cell>
          <table:table-cell office:value-type="float" office:value="28.754033206" calcext:value-type="float">
            <text:p>28.754033206</text:p>
          </table:table-cell>
          <table:table-cell office:value-type="float" office:value="51.8724479316" calcext:value-type="float">
            <text:p>51.872447931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2.7143536283" calcext:value-type="float">
            <text:p>52.7143536283</text:p>
          </table:table-cell>
          <table:table-cell office:value-type="float" office:value="7.40584232355E-016" calcext:value-type="float">
            <text:p>7.40584232355E-16</text:p>
          </table:table-cell>
          <table:table-cell office:value-type="float" office:value="52.7143536283" calcext:value-type="float">
            <text:p>52.7143536283</text:p>
          </table:table-cell>
          <table:table-cell office:value-type="float" office:value="52.7786074488" calcext:value-type="float">
            <text:p>52.778607448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52.7137781697" calcext:value-type="float">
            <text:p>52.7137781697</text:p>
          </table:table-cell>
          <table:table-cell office:value-type="float" office:value="4.5575915328E-016" calcext:value-type="float">
            <text:p>4.5575915328E-16</text:p>
          </table:table-cell>
          <table:table-cell office:value-type="float" office:value="52.7137781697" calcext:value-type="float">
            <text:p>52.7137781697</text:p>
          </table:table-cell>
          <table:table-cell office:value-type="float" office:value="53.7005966618" calcext:value-type="float">
            <text:p>53.7005966618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2.7132132296" calcext:value-type="float">
            <text:p>52.7132132296</text:p>
          </table:table-cell>
          <table:table-cell office:value-type="float" office:value="6.8288424729E-016" calcext:value-type="float">
            <text:p>6.8288424729E-16</text:p>
          </table:table-cell>
          <table:table-cell office:value-type="float" office:value="52.7132132296" calcext:value-type="float">
            <text:p>52.7132132296</text:p>
          </table:table-cell>
          <table:table-cell office:value-type="float" office:value="54.6386920994" calcext:value-type="float">
            <text:p>54.638692099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2.7126547796" calcext:value-type="float">
            <text:p>52.7126547796</text:p>
          </table:table-cell>
          <table:table-cell office:value-type="float" office:value="6.60900591167E-016" calcext:value-type="float">
            <text:p>6.60900591167E-16</text:p>
          </table:table-cell>
          <table:table-cell office:value-type="float" office:value="52.7126547796" calcext:value-type="float">
            <text:p>52.7126547796</text:p>
          </table:table-cell>
          <table:table-cell office:value-type="float" office:value="55.5931751213" calcext:value-type="float">
            <text:p>55.593175121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52.7121023354" calcext:value-type="float">
            <text:p>52.7121023354</text:p>
          </table:table-cell>
          <table:table-cell office:value-type="float" office:value="5.08367164661E-016" calcext:value-type="float">
            <text:p>5.08367164661E-16</text:p>
          </table:table-cell>
          <table:table-cell office:value-type="float" office:value="52.7121023354" calcext:value-type="float">
            <text:p>52.7121023354</text:p>
          </table:table-cell>
          <table:table-cell office:value-type="float" office:value="56.564332002" calcext:value-type="float">
            <text:p>56.5643320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2.7115555713" calcext:value-type="float">
            <text:p>52.7115555713</text:p>
          </table:table-cell>
          <table:table-cell office:value-type="float" office:value="5.159322079E-016" calcext:value-type="float">
            <text:p>5.159322079E-16</text:p>
          </table:table-cell>
          <table:table-cell office:value-type="float" office:value="52.7115555713" calcext:value-type="float">
            <text:p>52.7115555713</text:p>
          </table:table-cell>
          <table:table-cell office:value-type="float" office:value="57.5524540171" calcext:value-type="float">
            <text:p>57.552454017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52.7110141481" calcext:value-type="float">
            <text:p>52.7110141481</text:p>
          </table:table-cell>
          <table:table-cell office:value-type="float" office:value="5.47308719479E-016" calcext:value-type="float">
            <text:p>5.47308719479E-16</text:p>
          </table:table-cell>
          <table:table-cell office:value-type="float" office:value="52.7110141481" calcext:value-type="float">
            <text:p>52.7110141481</text:p>
          </table:table-cell>
          <table:table-cell office:value-type="float" office:value="58.5578375305" calcext:value-type="float">
            <text:p>58.557837530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2.7104781237" calcext:value-type="float">
            <text:p>52.7104781237</text:p>
          </table:table-cell>
          <table:table-cell office:value-type="float" office:value="6.43324403448E-016" calcext:value-type="float">
            <text:p>6.43324403448E-16</text:p>
          </table:table-cell>
          <table:table-cell office:value-type="float" office:value="52.7104781237" calcext:value-type="float">
            <text:p>52.7104781237</text:p>
          </table:table-cell>
          <table:table-cell office:value-type="float" office:value="59.5807840831" calcext:value-type="float">
            <text:p>59.580784083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52.7099473225" calcext:value-type="float">
            <text:p>52.7099473225</text:p>
          </table:table-cell>
          <table:table-cell office:value-type="float" office:value="5.57514219365E-016" calcext:value-type="float">
            <text:p>5.57514219365E-16</text:p>
          </table:table-cell>
          <table:table-cell office:value-type="float" office:value="52.7099473225" calcext:value-type="float">
            <text:p>52.7099473225</text:p>
          </table:table-cell>
          <table:table-cell office:value-type="float" office:value="60.6216004835" calcext:value-type="float">
            <text:p>60.621600483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52.7094214986" calcext:value-type="float">
            <text:p>52.7094214986</text:p>
          </table:table-cell>
          <table:table-cell office:value-type="float" office:value="5.97942967214E-016" calcext:value-type="float">
            <text:p>5.97942967214E-16</text:p>
          </table:table-cell>
          <table:table-cell office:value-type="float" office:value="52.7094214986" calcext:value-type="float">
            <text:p>52.7094214986</text:p>
          </table:table-cell>
          <table:table-cell office:value-type="float" office:value="61.6805989002" calcext:value-type="float">
            <text:p>61.680598900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2.7089005345" calcext:value-type="float">
            <text:p>52.7089005345</text:p>
          </table:table-cell>
          <table:table-cell office:value-type="float" office:value="4.67482628624E-016" calcext:value-type="float">
            <text:p>4.67482628624E-16</text:p>
          </table:table-cell>
          <table:table-cell office:value-type="float" office:value="52.7089005345" calcext:value-type="float">
            <text:p>52.7089005345</text:p>
          </table:table-cell>
          <table:table-cell office:value-type="float" office:value="62.7580969545" calcext:value-type="float">
            <text:p>62.758096954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52.7083842595" calcext:value-type="float">
            <text:p>52.7083842595</text:p>
          </table:table-cell>
          <table:table-cell office:value-type="float" office:value="6.86143503967E-016" calcext:value-type="float">
            <text:p>6.86143503967E-16</text:p>
          </table:table-cell>
          <table:table-cell office:value-type="float" office:value="52.7083842595" calcext:value-type="float">
            <text:p>52.7083842595</text:p>
          </table:table-cell>
          <table:table-cell office:value-type="float" office:value="63.8544178167" calcext:value-type="float">
            <text:p>63.854417816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52.7078725797" calcext:value-type="float">
            <text:p>52.7078725797</text:p>
          </table:table-cell>
          <table:table-cell office:value-type="float" office:value="5.46623996425E-016" calcext:value-type="float">
            <text:p>5.46623996425E-16</text:p>
          </table:table-cell>
          <table:table-cell office:value-type="float" office:value="52.7078725797" calcext:value-type="float">
            <text:p>52.7078725797</text:p>
          </table:table-cell>
          <table:table-cell office:value-type="float" office:value="64.9698903021" calcext:value-type="float">
            <text:p>64.969890302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52.7073654167" calcext:value-type="float">
            <text:p>52.7073654167</text:p>
          </table:table-cell>
          <table:table-cell office:value-type="float" office:value="5.82750428663E-016" calcext:value-type="float">
            <text:p>5.82750428663E-16</text:p>
          </table:table-cell>
          <table:table-cell office:value-type="float" office:value="52.7073654167" calcext:value-type="float">
            <text:p>52.7073654167</text:p>
          </table:table-cell>
          <table:table-cell office:value-type="float" office:value="66.1048489705" calcext:value-type="float">
            <text:p>66.104848970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2.7068627005" calcext:value-type="float">
            <text:p>52.7068627005</text:p>
          </table:table-cell>
          <table:table-cell office:value-type="float" office:value="4.16407469247E-016" calcext:value-type="float">
            <text:p>4.16407469247E-16</text:p>
          </table:table-cell>
          <table:table-cell office:value-type="float" office:value="52.7068627005" calcext:value-type="float">
            <text:p>52.7068627005</text:p>
          </table:table-cell>
          <table:table-cell office:value-type="float" office:value="67.2596342258" calcext:value-type="float">
            <text:p>67.2596342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7489259761" calcext:value-type="float">
            <text:p>28.7489259761</text:p>
          </table:table-cell>
          <table:table-cell office:value-type="float" office:value="-1.74714017781E-017" calcext:value-type="float">
            <text:p>-1.74714017781E-17</text:p>
          </table:table-cell>
          <table:table-cell office:value-type="float" office:value="28.7489259761" calcext:value-type="float">
            <text:p>28.7489259761</text:p>
          </table:table-cell>
          <table:table-cell office:value-type="float" office:value="68.4345924186" calcext:value-type="float">
            <text:p>68.434592418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8.748262829" calcext:value-type="float">
            <text:p>28.748262829</text:p>
          </table:table-cell>
          <table:table-cell office:value-type="float" office:value="2.45930233764E-017" calcext:value-type="float">
            <text:p>2.45930233764E-17</text:p>
          </table:table-cell>
          <table:table-cell office:value-type="float" office:value="28.748262829" calcext:value-type="float">
            <text:p>28.748262829</text:p>
          </table:table-cell>
          <table:table-cell office:value-type="float" office:value="69.6300759499" calcext:value-type="float">
            <text:p>69.6300759499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8.7476309675" calcext:value-type="float">
            <text:p>28.7476309675</text:p>
          </table:table-cell>
          <table:table-cell office:value-type="float" office:value="-2.30790898871E-017" calcext:value-type="float">
            <text:p>-2.30790898871E-17</text:p>
          </table:table-cell>
          <table:table-cell office:value-type="float" office:value="28.7476309675" calcext:value-type="float">
            <text:p>28.7476309675</text:p>
          </table:table-cell>
          <table:table-cell office:value-type="float" office:value="70.8464433766" calcext:value-type="float">
            <text:p>70.846443376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8.7470143236" calcext:value-type="float">
            <text:p>28.7470143236</text:p>
          </table:table-cell>
          <table:table-cell office:value-type="float" office:value="4.08849691213E-017" calcext:value-type="float">
            <text:p>4.08849691213E-17</text:p>
          </table:table-cell>
          <table:table-cell office:value-type="float" office:value="28.7470143236" calcext:value-type="float">
            <text:p>28.7470143236</text:p>
          </table:table-cell>
          <table:table-cell office:value-type="float" office:value="72.0840595194" calcext:value-type="float">
            <text:p>72.084059519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8.7464102705" calcext:value-type="float">
            <text:p>28.7464102705</text:p>
          </table:table-cell>
          <table:table-cell office:value-type="float" office:value="5.54778162731E-017" calcext:value-type="float">
            <text:p>5.54778162731E-17</text:p>
          </table:table-cell>
          <table:table-cell office:value-type="float" office:value="28.7464102705" calcext:value-type="float">
            <text:p>28.7464102705</text:p>
          </table:table-cell>
          <table:table-cell office:value-type="float" office:value="73.343295572" calcext:value-type="float">
            <text:p>73.34329557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8.7458165288" calcext:value-type="float">
            <text:p>28.7458165288</text:p>
          </table:table-cell>
          <table:table-cell office:value-type="float" office:value="-3.71035243156E-017" calcext:value-type="float">
            <text:p>-3.71035243156E-17</text:p>
          </table:table-cell>
          <table:table-cell office:value-type="float" office:value="28.7458165288" calcext:value-type="float">
            <text:p>28.7458165288</text:p>
          </table:table-cell>
          <table:table-cell office:value-type="float" office:value="74.6245292125" calcext:value-type="float">
            <text:p>74.624529212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8.7451962377" calcext:value-type="float">
            <text:p>28.7451962377</text:p>
          </table:table-cell>
          <table:table-cell office:value-type="float" office:value="-2.69687111746E-017" calcext:value-type="float">
            <text:p>-2.69687111746E-17</text:p>
          </table:table-cell>
          <table:table-cell office:value-type="float" office:value="28.7451962377" calcext:value-type="float">
            <text:p>28.7451962377</text:p>
          </table:table-cell>
          <table:table-cell office:value-type="float" office:value="75.9281447167" calcext:value-type="float">
            <text:p>75.928144716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8.7445487706" calcext:value-type="float">
            <text:p>28.7445487706</text:p>
          </table:table-cell>
          <table:table-cell office:value-type="float" office:value="-3.11538742635E-017" calcext:value-type="float">
            <text:p>-3.11538742635E-17</text:p>
          </table:table-cell>
          <table:table-cell office:value-type="float" office:value="28.7445487706" calcext:value-type="float">
            <text:p>28.7445487706</text:p>
          </table:table-cell>
          <table:table-cell office:value-type="float" office:value="77.2545330732" calcext:value-type="float">
            <text:p>77.254533073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8.7438911773" calcext:value-type="float">
            <text:p>28.7438911773</text:p>
          </table:table-cell>
          <table:table-cell office:value-type="float" office:value="-8.56880747522E-018" calcext:value-type="float">
            <text:p>-8.56880747522E-18</text:p>
          </table:table-cell>
          <table:table-cell office:value-type="float" office:value="28.7438911773" calcext:value-type="float">
            <text:p>28.7438911773</text:p>
          </table:table-cell>
          <table:table-cell office:value-type="float" office:value="78.6040921008" calcext:value-type="float">
            <text:p>78.604092100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8.7429659634" calcext:value-type="float">
            <text:p>28.7429659634</text:p>
          </table:table-cell>
          <table:table-cell office:value-type="float" office:value="4.24456659358E-017" calcext:value-type="float">
            <text:p>4.24456659358E-17</text:p>
          </table:table-cell>
          <table:table-cell office:value-type="float" office:value="28.7429659634" calcext:value-type="float">
            <text:p>28.7429659634</text:p>
          </table:table-cell>
          <table:table-cell office:value-type="float" office:value="79.977226568" calcext:value-type="float">
            <text:p>79.97722656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8.7430577235" calcext:value-type="float">
            <text:p>28.7430577235</text:p>
          </table:table-cell>
          <table:table-cell office:value-type="float" office:value="3.18587049407E-017" calcext:value-type="float">
            <text:p>3.18587049407E-17</text:p>
          </table:table-cell>
          <table:table-cell office:value-type="float" office:value="28.7430577235" calcext:value-type="float">
            <text:p>28.7430577235</text:p>
          </table:table-cell>
          <table:table-cell office:value-type="float" office:value="81.3743483138" calcext:value-type="float">
            <text:p>81.374348313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8.742405552" calcext:value-type="float">
            <text:p>28.742405552</text:p>
          </table:table-cell>
          <table:table-cell office:value-type="float" office:value="-1.25487100321E-017" calcext:value-type="float">
            <text:p>-1.25487100321E-17</text:p>
          </table:table-cell>
          <table:table-cell office:value-type="float" office:value="28.742405552" calcext:value-type="float">
            <text:p>28.742405552</text:p>
          </table:table-cell>
          <table:table-cell office:value-type="float" office:value="82.795876372" calcext:value-type="float">
            <text:p>82.79587637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8.7421507724" calcext:value-type="float">
            <text:p>28.7421507724</text:p>
          </table:table-cell>
          <table:table-cell office:value-type="float" office:value="-5.92164794068E-017" calcext:value-type="float">
            <text:p>-5.92164794068E-17</text:p>
          </table:table-cell>
          <table:table-cell office:value-type="float" office:value="28.7421507724" calcext:value-type="float">
            <text:p>28.7421507724</text:p>
          </table:table-cell>
          <table:table-cell office:value-type="float" office:value="84.2422370963" calcext:value-type="float">
            <text:p>84.2422370963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8.7419244096" calcext:value-type="float">
            <text:p>28.7419244096</text:p>
          </table:table-cell>
          <table:table-cell office:value-type="float" office:value="-4.69724539676E-017" calcext:value-type="float">
            <text:p>-4.69724539676E-17</text:p>
          </table:table-cell>
          <table:table-cell office:value-type="float" office:value="28.7419244096" calcext:value-type="float">
            <text:p>28.7419244096</text:p>
          </table:table-cell>
          <table:table-cell office:value-type="float" office:value="85.7138642884" calcext:value-type="float">
            <text:p>85.71386428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8.7417231528" calcext:value-type="float">
            <text:p>28.7417231528</text:p>
          </table:table-cell>
          <table:table-cell office:value-type="float" office:value="7.77892328998E-017" calcext:value-type="float">
            <text:p>7.77892328998E-17</text:p>
          </table:table-cell>
          <table:table-cell office:value-type="float" office:value="28.7417231528" calcext:value-type="float">
            <text:p>28.7417231528</text:p>
          </table:table-cell>
          <table:table-cell office:value-type="float" office:value="87.2111993281" calcext:value-type="float">
            <text:p>87.211199328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8.7415450112" calcext:value-type="float">
            <text:p>28.7415450112</text:p>
          </table:table-cell>
          <table:table-cell office:value-type="float" office:value="1.0115806679E-016" calcext:value-type="float">
            <text:p>1.0115806679E-16</text:p>
          </table:table-cell>
          <table:table-cell office:value-type="float" office:value="28.7415450112" calcext:value-type="float">
            <text:p>28.7415450112</text:p>
          </table:table-cell>
          <table:table-cell office:value-type="float" office:value="88.7346913056" calcext:value-type="float">
            <text:p>88.734691305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8.7413872405" calcext:value-type="float">
            <text:p>28.7413872405</text:p>
          </table:table-cell>
          <table:table-cell office:value-type="float" office:value="1.61096049541E-016" calcext:value-type="float">
            <text:p>1.61096049541E-16</text:p>
          </table:table-cell>
          <table:table-cell office:value-type="float" office:value="28.7413872405" calcext:value-type="float">
            <text:p>28.7413872405</text:p>
          </table:table-cell>
          <table:table-cell office:value-type="float" office:value="90.2847971564" calcext:value-type="float">
            <text:p>90.284797156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8.7412461253" calcext:value-type="float">
            <text:p>28.7412461253</text:p>
          </table:table-cell>
          <table:table-cell office:value-type="float" office:value="8.9840163991E-017" calcext:value-type="float">
            <text:p>8.9840163991E-17</text:p>
          </table:table-cell>
          <table:table-cell office:value-type="float" office:value="28.7412461253" calcext:value-type="float">
            <text:p>28.7412461253</text:p>
          </table:table-cell>
          <table:table-cell office:value-type="float" office:value="91.8619817981" calcext:value-type="float">
            <text:p>91.861981798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8.7377564867" calcext:value-type="float">
            <text:p>28.7377564867</text:p>
          </table:table-cell>
          <table:table-cell office:value-type="float" office:value="1.80187369012E-016" calcext:value-type="float">
            <text:p>1.80187369012E-16</text:p>
          </table:table-cell>
          <table:table-cell office:value-type="float" office:value="28.7377564867" calcext:value-type="float">
            <text:p>28.7377564867</text:p>
          </table:table-cell>
          <table:table-cell office:value-type="float" office:value="93.4667182698" calcext:value-type="float">
            <text:p>93.4667182698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8.7410406297" calcext:value-type="float">
            <text:p>28.7410406297</text:p>
          </table:table-cell>
          <table:table-cell office:value-type="float" office:value="6.44156247871E-017" calcext:value-type="float">
            <text:p>6.44156247871E-17</text:p>
          </table:table-cell>
          <table:table-cell office:value-type="float" office:value="28.7410406297" calcext:value-type="float">
            <text:p>28.7410406297</text:p>
          </table:table-cell>
          <table:table-cell office:value-type="float" office:value="95.0994878745" calcext:value-type="float">
            <text:p>95.09948787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8.74139341" calcext:value-type="float">
            <text:p>28.74139341</text:p>
          </table:table-cell>
          <table:table-cell office:value-type="float" office:value="6.28378239473E-017" calcext:value-type="float">
            <text:p>6.28378239473E-17</text:p>
          </table:table-cell>
          <table:table-cell office:value-type="float" office:value="28.74139341" calcext:value-type="float">
            <text:p>28.74139341</text:p>
          </table:table-cell>
          <table:table-cell office:value-type="float" office:value="96.7607803227" calcext:value-type="float">
            <text:p>96.760780322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8.7417802801" calcext:value-type="float">
            <text:p>28.7417802801</text:p>
          </table:table-cell>
          <table:table-cell office:value-type="float" office:value="1.5597873713E-016" calcext:value-type="float">
            <text:p>1.5597873713E-16</text:p>
          </table:table-cell>
          <table:table-cell office:value-type="float" office:value="28.7417802801" calcext:value-type="float">
            <text:p>28.7417802801</text:p>
          </table:table-cell>
          <table:table-cell office:value-type="float" office:value="98.4510938799" calcext:value-type="float">
            <text:p>98.451093879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8.7551333633" calcext:value-type="float">
            <text:p>28.7551333633</text:p>
          </table:table-cell>
          <table:table-cell office:value-type="float" office:value="1.10695692876E-016" calcext:value-type="float">
            <text:p>1.10695692876E-16</text:p>
          </table:table-cell>
          <table:table-cell office:value-type="float" office:value="28.7551333633" calcext:value-type="float">
            <text:p>28.7551333633</text:p>
          </table:table-cell>
          <table:table-cell office:value-type="float" office:value="100.170935516" calcext:value-type="float">
            <text:p>100.17093551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8.7390939554" calcext:value-type="float">
            <text:p>28.7390939554</text:p>
          </table:table-cell>
          <table:table-cell office:value-type="float" office:value="1.67681361366E-016" calcext:value-type="float">
            <text:p>1.67681361366E-16</text:p>
          </table:table-cell>
          <table:table-cell office:value-type="float" office:value="28.7390939554" calcext:value-type="float">
            <text:p>28.7390939554</text:p>
          </table:table-cell>
          <table:table-cell office:value-type="float" office:value="101.920821056" calcext:value-type="float">
            <text:p>101.92082105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8.7348012881" calcext:value-type="float">
            <text:p>28.7348012881</text:p>
          </table:table-cell>
          <table:table-cell office:value-type="float" office:value="2.8183363063E-016" calcext:value-type="float">
            <text:p>2.8183363063E-16</text:p>
          </table:table-cell>
          <table:table-cell office:value-type="float" office:value="28.7348012881" calcext:value-type="float">
            <text:p>28.7348012881</text:p>
          </table:table-cell>
          <table:table-cell office:value-type="float" office:value="103.701275337" calcext:value-type="float">
            <text:p>103.70127533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8.7363361604" calcext:value-type="float">
            <text:p>28.7363361604</text:p>
          </table:table-cell>
          <table:table-cell office:value-type="float" office:value="2.50775247735E-016" calcext:value-type="float">
            <text:p>2.50775247735E-16</text:p>
          </table:table-cell>
          <table:table-cell office:value-type="float" office:value="28.7363361604" calcext:value-type="float">
            <text:p>28.7363361604</text:p>
          </table:table-cell>
          <table:table-cell office:value-type="float" office:value="105.512832365" calcext:value-type="float">
            <text:p>105.51283236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8.7387917222" calcext:value-type="float">
            <text:p>28.7387917222</text:p>
          </table:table-cell>
          <table:table-cell office:value-type="float" office:value="2.71890820785E-016" calcext:value-type="float">
            <text:p>2.71890820785E-16</text:p>
          </table:table-cell>
          <table:table-cell office:value-type="float" office:value="28.7387917222" calcext:value-type="float">
            <text:p>28.7387917222</text:p>
          </table:table-cell>
          <table:table-cell office:value-type="float" office:value="107.356035473" calcext:value-type="float">
            <text:p>107.35603547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8.7415771482" calcext:value-type="float">
            <text:p>28.7415771482</text:p>
          </table:table-cell>
          <table:table-cell office:value-type="float" office:value="3.34279894594E-016" calcext:value-type="float">
            <text:p>3.34279894594E-16</text:p>
          </table:table-cell>
          <table:table-cell office:value-type="float" office:value="28.7415771482" calcext:value-type="float">
            <text:p>28.7415771482</text:p>
          </table:table-cell>
          <table:table-cell office:value-type="float" office:value="109.231437486" calcext:value-type="float">
            <text:p>109.23143748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8.7413403223" calcext:value-type="float">
            <text:p>28.7413403223</text:p>
          </table:table-cell>
          <table:table-cell office:value-type="float" office:value="2.75357873353E-016" calcext:value-type="float">
            <text:p>2.75357873353E-16</text:p>
          </table:table-cell>
          <table:table-cell office:value-type="float" office:value="28.7413403223" calcext:value-type="float">
            <text:p>28.7413403223</text:p>
          </table:table-cell>
          <table:table-cell office:value-type="float" office:value="111.139600887" calcext:value-type="float">
            <text:p>111.139600887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8.7408990965" calcext:value-type="float">
            <text:p>28.7408990965</text:p>
          </table:table-cell>
          <table:table-cell office:value-type="float" office:value="2.39381909252E-016" calcext:value-type="float">
            <text:p>2.39381909252E-16</text:p>
          </table:table-cell>
          <table:table-cell office:value-type="float" office:value="28.7408990965" calcext:value-type="float">
            <text:p>28.7408990965</text:p>
          </table:table-cell>
          <table:table-cell office:value-type="float" office:value="113.081097984" calcext:value-type="float">
            <text:p>113.08109798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8.7403865848" calcext:value-type="float">
            <text:p>28.7403865848</text:p>
          </table:table-cell>
          <table:table-cell office:value-type="float" office:value="2.52740347984E-016" calcext:value-type="float">
            <text:p>2.52740347984E-16</text:p>
          </table:table-cell>
          <table:table-cell office:value-type="float" office:value="28.7403865848" calcext:value-type="float">
            <text:p>28.7403865848</text:p>
          </table:table-cell>
          <table:table-cell office:value-type="float" office:value="115.056511083" calcext:value-type="float">
            <text:p>115.056511083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8.7398196071" calcext:value-type="float">
            <text:p>28.7398196071</text:p>
          </table:table-cell>
          <table:table-cell office:value-type="float" office:value="2.2805222896E-016" calcext:value-type="float">
            <text:p>2.2805222896E-16</text:p>
          </table:table-cell>
          <table:table-cell office:value-type="float" office:value="28.7398196071" calcext:value-type="float">
            <text:p>28.7398196071</text:p>
          </table:table-cell>
          <table:table-cell office:value-type="float" office:value="117.066432664" calcext:value-type="float">
            <text:p>117.06643266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8.7496092611" calcext:value-type="float">
            <text:p>28.7496092611</text:p>
          </table:table-cell>
          <table:table-cell office:value-type="float" office:value="1.57751652399E-016" calcext:value-type="float">
            <text:p>1.57751652399E-16</text:p>
          </table:table-cell>
          <table:table-cell office:value-type="float" office:value="28.7496092611" calcext:value-type="float">
            <text:p>28.7496092611</text:p>
          </table:table-cell>
          <table:table-cell office:value-type="float" office:value="119.111465554" calcext:value-type="float">
            <text:p>119.11146555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8.7374528068" calcext:value-type="float">
            <text:p>28.7374528068</text:p>
          </table:table-cell>
          <table:table-cell office:value-type="float" office:value="7.42101742119E-017" calcext:value-type="float">
            <text:p>7.42101742119E-17</text:p>
          </table:table-cell>
          <table:table-cell office:value-type="float" office:value="28.7374528068" calcext:value-type="float">
            <text:p>28.7374528068</text:p>
          </table:table-cell>
          <table:table-cell office:value-type="float" office:value="121.192223113" calcext:value-type="float">
            <text:p>121.19222311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8.7386415992" calcext:value-type="float">
            <text:p>28.7386415992</text:p>
          </table:table-cell>
          <table:table-cell office:value-type="float" office:value="7.1464579376E-018" calcext:value-type="float">
            <text:p>7.1464579376E-18</text:p>
          </table:table-cell>
          <table:table-cell office:value-type="float" office:value="28.7386415992" calcext:value-type="float">
            <text:p>28.7386415992</text:p>
          </table:table-cell>
          <table:table-cell office:value-type="float" office:value="123.309329414" calcext:value-type="float">
            <text:p>123.30932941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7.3802999638" calcext:value-type="float">
            <text:p>27.3802999638</text:p>
          </table:table-cell>
          <table:table-cell office:value-type="float" office:value="1.50335018295E-016" calcext:value-type="float">
            <text:p>1.50335018295E-16</text:p>
          </table:table-cell>
          <table:table-cell office:value-type="float" office:value="27.3802999638" calcext:value-type="float">
            <text:p>27.3802999638</text:p>
          </table:table-cell>
          <table:table-cell office:value-type="float" office:value="125.463419434" calcext:value-type="float">
            <text:p>125.46341943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7.3797905132" calcext:value-type="float">
            <text:p>27.3797905132</text:p>
          </table:table-cell>
          <table:table-cell office:value-type="float" office:value="6.22248821362E-017" calcext:value-type="float">
            <text:p>6.22248821362E-17</text:p>
          </table:table-cell>
          <table:table-cell office:value-type="float" office:value="27.3797905132" calcext:value-type="float">
            <text:p>27.3797905132</text:p>
          </table:table-cell>
          <table:table-cell office:value-type="float" office:value="127.655139241" calcext:value-type="float">
            <text:p>127.65513924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7.3789290038" calcext:value-type="float">
            <text:p>27.3789290038</text:p>
          </table:table-cell>
          <table:table-cell office:value-type="float" office:value="1.77517927808E-016" calcext:value-type="float">
            <text:p>1.77517927808E-16</text:p>
          </table:table-cell>
          <table:table-cell office:value-type="float" office:value="27.3789290038" calcext:value-type="float">
            <text:p>27.3789290038</text:p>
          </table:table-cell>
          <table:table-cell office:value-type="float" office:value="129.88514619" calcext:value-type="float">
            <text:p>129.88514619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7.3780509302" calcext:value-type="float">
            <text:p>27.3780509302</text:p>
          </table:table-cell>
          <table:table-cell office:value-type="float" office:value="1.42874343776E-016" calcext:value-type="float">
            <text:p>1.42874343776E-16</text:p>
          </table:table-cell>
          <table:table-cell office:value-type="float" office:value="27.3780509302" calcext:value-type="float">
            <text:p>27.3780509302</text:p>
          </table:table-cell>
          <table:table-cell office:value-type="float" office:value="132.154109119" calcext:value-type="float">
            <text:p>132.15410911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7.3772282027" calcext:value-type="float">
            <text:p>27.3772282027</text:p>
          </table:table-cell>
          <table:table-cell office:value-type="float" office:value="1.8255056278E-016" calcext:value-type="float">
            <text:p>1.8255056278E-16</text:p>
          </table:table-cell>
          <table:table-cell office:value-type="float" office:value="27.3772282027" calcext:value-type="float">
            <text:p>27.3772282027</text:p>
          </table:table-cell>
          <table:table-cell office:value-type="float" office:value="134.462708549" calcext:value-type="float">
            <text:p>134.4627085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.3765301033" calcext:value-type="float">
            <text:p>27.3765301033</text:p>
          </table:table-cell>
          <table:table-cell office:value-type="float" office:value="2.40359103759E-016" calcext:value-type="float">
            <text:p>2.40359103759E-16</text:p>
          </table:table-cell>
          <table:table-cell office:value-type="float" office:value="27.3765301033" calcext:value-type="float">
            <text:p>27.3765301033</text:p>
          </table:table-cell>
          <table:table-cell office:value-type="float" office:value="136.81163689" calcext:value-type="float">
            <text:p>136.8116368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7.376047879" calcext:value-type="float">
            <text:p>27.376047879</text:p>
          </table:table-cell>
          <table:table-cell office:value-type="float" office:value="3.24938161971E-016" calcext:value-type="float">
            <text:p>3.24938161971E-16</text:p>
          </table:table-cell>
          <table:table-cell office:value-type="float" office:value="27.376047879" calcext:value-type="float">
            <text:p>27.376047879</text:p>
          </table:table-cell>
          <table:table-cell office:value-type="float" office:value="139.201598647" calcext:value-type="float">
            <text:p>139.20159864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7.3758244811" calcext:value-type="float">
            <text:p>27.3758244811</text:p>
          </table:table-cell>
          <table:table-cell office:value-type="float" office:value="2.19568452362E-016" calcext:value-type="float">
            <text:p>2.19568452362E-16</text:p>
          </table:table-cell>
          <table:table-cell office:value-type="float" office:value="27.3758244811" calcext:value-type="float">
            <text:p>27.3758244811</text:p>
          </table:table-cell>
          <table:table-cell office:value-type="float" office:value="141.633310634" calcext:value-type="float">
            <text:p>141.633310634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7.375854919" calcext:value-type="float">
            <text:p>27.375854919</text:p>
          </table:table-cell>
          <table:table-cell office:value-type="float" office:value="2.76915716632E-016" calcext:value-type="float">
            <text:p>2.76915716632E-16</text:p>
          </table:table-cell>
          <table:table-cell office:value-type="float" office:value="27.375854919" calcext:value-type="float">
            <text:p>27.375854919</text:p>
          </table:table-cell>
          <table:table-cell office:value-type="float" office:value="144.107502185" calcext:value-type="float">
            <text:p>144.10750218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7.3760446294" calcext:value-type="float">
            <text:p>27.3760446294</text:p>
          </table:table-cell>
          <table:table-cell office:value-type="float" office:value="3.32918981365E-016" calcext:value-type="float">
            <text:p>3.32918981365E-16</text:p>
          </table:table-cell>
          <table:table-cell office:value-type="float" office:value="27.3760446294" calcext:value-type="float">
            <text:p>27.3760446294</text:p>
          </table:table-cell>
          <table:table-cell office:value-type="float" office:value="146.624915375" calcext:value-type="float">
            <text:p>146.62491537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7.3761802215" calcext:value-type="float">
            <text:p>27.3761802215</text:p>
          </table:table-cell>
          <table:table-cell office:value-type="float" office:value="3.40214119445E-016" calcext:value-type="float">
            <text:p>3.40214119445E-16</text:p>
          </table:table-cell>
          <table:table-cell office:value-type="float" office:value="27.3761802215" calcext:value-type="float">
            <text:p>27.3761802215</text:p>
          </table:table-cell>
          <table:table-cell office:value-type="float" office:value="149.186305242" calcext:value-type="float">
            <text:p>149.18630524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7.3759412091" calcext:value-type="float">
            <text:p>27.3759412091</text:p>
          </table:table-cell>
          <table:table-cell office:value-type="float" office:value="3.20219652824E-016" calcext:value-type="float">
            <text:p>3.20219652824E-16</text:p>
          </table:table-cell>
          <table:table-cell office:value-type="float" office:value="27.3759412091" calcext:value-type="float">
            <text:p>27.3759412091</text:p>
          </table:table-cell>
          <table:table-cell office:value-type="float" office:value="151.792440015" calcext:value-type="float">
            <text:p>151.79244001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7.3755719599" calcext:value-type="float">
            <text:p>27.3755719599</text:p>
          </table:table-cell>
          <table:table-cell office:value-type="float" office:value="3.41976170699E-016" calcext:value-type="float">
            <text:p>3.41976170699E-16</text:p>
          </table:table-cell>
          <table:table-cell office:value-type="float" office:value="27.3755719599" calcext:value-type="float">
            <text:p>27.3755719599</text:p>
          </table:table-cell>
          <table:table-cell office:value-type="float" office:value="154.444101343" calcext:value-type="float">
            <text:p>154.44410134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7.3752069171" calcext:value-type="float">
            <text:p>27.3752069171</text:p>
          </table:table-cell>
          <table:table-cell office:value-type="float" office:value="3.69494331614E-016" calcext:value-type="float">
            <text:p>3.69494331614E-16</text:p>
          </table:table-cell>
          <table:table-cell office:value-type="float" office:value="27.3752069171" calcext:value-type="float">
            <text:p>27.3752069171</text:p>
          </table:table-cell>
          <table:table-cell office:value-type="float" office:value="157.142084529" calcext:value-type="float">
            <text:p>157.14208452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7.3748454885" calcext:value-type="float">
            <text:p>27.3748454885</text:p>
          </table:table-cell>
          <table:table-cell office:value-type="float" office:value="3.51105271559E-016" calcext:value-type="float">
            <text:p>3.51105271559E-16</text:p>
          </table:table-cell>
          <table:table-cell office:value-type="float" office:value="27.3748454885" calcext:value-type="float">
            <text:p>27.3748454885</text:p>
          </table:table-cell>
          <table:table-cell office:value-type="float" office:value="159.887198768" calcext:value-type="float">
            <text:p>159.88719876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.9315385127" calcext:value-type="float">
            <text:p>14.9315385127</text:p>
          </table:table-cell>
          <table:table-cell office:value-type="float" office:value="-4.73040996115E-017" calcext:value-type="float">
            <text:p>-4.73040996115E-17</text:p>
          </table:table-cell>
          <table:table-cell office:value-type="float" office:value="14.9315385127" calcext:value-type="float">
            <text:p>14.9315385127</text:p>
          </table:table-cell>
          <table:table-cell office:value-type="float" office:value="162.680267394" calcext:value-type="float">
            <text:p>162.680267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6:55.49169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2:00:54.662884562</dc:date>
    <meta:editing-duration>PT48M54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Matched Impedance m=n=0.7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337cm" svg:width="9.314cm" svg:height="4.989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2.14308262314">
                <text:p>2.14308262314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2.18052012209">
                <text:p>2.1805201220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2.21861161651">
                <text:p>2.2186116165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2.25736853105">
                <text:p>2.2573685310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2.29680248992">
                <text:p>2.29680248992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2.33692532041">
                <text:p>2.3369253204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2.37774905641">
                <text:p>2.3777490564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2.41928594204">
                <text:p>2.4192859420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2.46154843531">
                <text:p>2.4615484353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2.50454921184">
                <text:p>2.5045492118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2.54830116871">
                <text:p>2.5483011687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2.59281742828">
                <text:p>2.5928174282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2.63811134215">
                <text:p>2.6381113421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2.68419649517">
                <text:p>2.6841964951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4E-017">
                <text:p>-2.41072429424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2.73108670948">
                <text:p>2.7310867094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4E-017">
                <text:p>-2.51883081404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2.77879604869">
                <text:p>2.77879604869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3E-017">
                <text:p>-3.63530880643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2.82733882209">
                <text:p>2.8273388220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-2.80380839394E-017">
                <text:p>-2.80380839394E-0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2.87672958895">
                <text:p>2.8767295889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-1.68039187576E-017">
                <text:p>-1.68039187576E-017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2.92698316285">
                <text:p>2.92698316285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-2.45972619832E-017">
                <text:p>-2.45972619832E-017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2.97811461616">
                <text:p>2.9781146161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-1.49356773499E-017">
                <text:p>-1.49356773499E-017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3.03013928457">
                <text:p>3.0301392845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-1.11230961843E-017">
                <text:p>-1.11230961843E-017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3.08307277162">
                <text:p>3.0830727716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-9.04560386503E-018">
                <text:p>-9.04560386503E-018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3.13693095348">
                <text:p>3.1369309534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1.82437323715E-018">
                <text:p>1.82437323715E-018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3.19172998364">
                <text:p>3.1917299836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1.51607213196E-017">
                <text:p>1.51607213196E-017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3.24748629776">
                <text:p>3.2474862977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1.79635905786E-017">
                <text:p>1.79635905786E-017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3.30421661863">
                <text:p>3.3042166186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23219239">
                <text:p>11.7023219239</text:p>
              </table:table-cell>
              <table:table-cell office:value-type="float" office:value="1.71687036366E-017">
                <text:p>1.71687036366E-017</text:p>
              </table:table-cell>
              <table:table-cell office:value-type="float" office:value="11.7023219239">
                <text:p>11.7023219239</text:p>
              </table:table-cell>
              <table:table-cell office:value-type="float" office:value="3.36193796118">
                <text:p>3.3619379611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23438573">
                <text:p>11.7023438573</text:p>
              </table:table-cell>
              <table:table-cell office:value-type="float" office:value="2.11185332984E-017">
                <text:p>2.11185332984E-017</text:p>
              </table:table-cell>
              <table:table-cell office:value-type="float" office:value="11.7023438573">
                <text:p>11.7023438573</text:p>
              </table:table-cell>
              <table:table-cell office:value-type="float" office:value="3.42066763756">
                <text:p>3.4206676375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23837368">
                <text:p>11.7023837368</text:p>
              </table:table-cell>
              <table:table-cell office:value-type="float" office:value="2.09966869399E-017">
                <text:p>2.09966869399E-017</text:p>
              </table:table-cell>
              <table:table-cell office:value-type="float" office:value="11.7023837368">
                <text:p>11.7023837368</text:p>
              </table:table-cell>
              <table:table-cell office:value-type="float" office:value="3.48042326234">
                <text:p>3.4804232623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2437661">
                <text:p>11.702437661</text:p>
              </table:table-cell>
              <table:table-cell office:value-type="float" office:value="3.43221317816E-017">
                <text:p>3.43221317816E-017</text:p>
              </table:table-cell>
              <table:table-cell office:value-type="float" office:value="11.702437661">
                <text:p>11.702437661</text:p>
              </table:table-cell>
              <table:table-cell office:value-type="float" office:value="3.54122275781">
                <text:p>3.541222757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25012099">
                <text:p>11.7025012099</text:p>
              </table:table-cell>
              <table:table-cell office:value-type="float" office:value="4.59219997243E-017">
                <text:p>4.59219997243E-017</text:p>
              </table:table-cell>
              <table:table-cell office:value-type="float" office:value="11.7025012099">
                <text:p>11.7025012099</text:p>
              </table:table-cell>
              <table:table-cell office:value-type="float" office:value="3.60308435934">
                <text:p>3.6030843593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1.7026361265">
                <text:p>11.7026361265</text:p>
              </table:table-cell>
              <table:table-cell office:value-type="float" office:value="4.55240909182E-017">
                <text:p>4.55240909182E-017</text:p>
              </table:table-cell>
              <table:table-cell office:value-type="float" office:value="11.7026361265">
                <text:p>11.7026361265</text:p>
              </table:table-cell>
              <table:table-cell office:value-type="float" office:value="3.66602662087">
                <text:p>3.6660266208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1.7029783931">
                <text:p>11.7029783931</text:p>
              </table:table-cell>
              <table:table-cell office:value-type="float" office:value="4.68959422613E-017">
                <text:p>4.68959422613E-017</text:p>
              </table:table-cell>
              <table:table-cell office:value-type="float" office:value="11.7029783931">
                <text:p>11.7029783931</text:p>
              </table:table-cell>
              <table:table-cell office:value-type="float" office:value="3.73006842042">
                <text:p>3.7300684204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1.7034370879">
                <text:p>11.7034370879</text:p>
              </table:table-cell>
              <table:table-cell office:value-type="float" office:value="4.570414124E-017">
                <text:p>4.570414124E-017</text:p>
              </table:table-cell>
              <table:table-cell office:value-type="float" office:value="11.7034370879">
                <text:p>11.7034370879</text:p>
              </table:table-cell>
              <table:table-cell office:value-type="float" office:value="3.79522896583">
                <text:p>3.7952289658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.7039293209">
                <text:p>11.7039293209</text:p>
              </table:table-cell>
              <table:table-cell office:value-type="float" office:value="3.69147907447E-017">
                <text:p>3.69147907447E-017</text:p>
              </table:table-cell>
              <table:table-cell office:value-type="float" office:value="11.7039293209">
                <text:p>11.7039293209</text:p>
              </table:table-cell>
              <table:table-cell office:value-type="float" office:value="3.86152780046">
                <text:p>3.861527800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1.7043925891">
                <text:p>11.7043925891</text:p>
              </table:table-cell>
              <table:table-cell office:value-type="float" office:value="3.95574651536E-017">
                <text:p>3.95574651536E-017</text:p>
              </table:table-cell>
              <table:table-cell office:value-type="float" office:value="11.7043925891">
                <text:p>11.7043925891</text:p>
              </table:table-cell>
              <table:table-cell office:value-type="float" office:value="3.92898480909">
                <text:p>3.9289848090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8556176508">
                <text:p>14.8556176508</text:p>
              </table:table-cell>
              <table:table-cell office:value-type="float" office:value="1.45638557132E-016">
                <text:p>1.45638557132E-016</text:p>
              </table:table-cell>
              <table:table-cell office:value-type="float" office:value="14.8556176508">
                <text:p>14.8556176508</text:p>
              </table:table-cell>
              <table:table-cell office:value-type="float" office:value="3.99762022383">
                <text:p>3.9976202238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8552930472">
                <text:p>14.8552930472</text:p>
              </table:table-cell>
              <table:table-cell office:value-type="float" office:value="1.50471195919E-016">
                <text:p>1.50471195919E-016</text:p>
              </table:table-cell>
              <table:table-cell office:value-type="float" office:value="14.8552930472">
                <text:p>14.8552930472</text:p>
              </table:table-cell>
              <table:table-cell office:value-type="float" office:value="4.06745463028">
                <text:p>4.06745463028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8559304121">
                <text:p>14.8559304121</text:p>
              </table:table-cell>
              <table:table-cell office:value-type="float" office:value="1.27259124777E-016">
                <text:p>1.27259124777E-016</text:p>
              </table:table-cell>
              <table:table-cell office:value-type="float" office:value="14.8559304121">
                <text:p>14.8559304121</text:p>
              </table:table-cell>
              <table:table-cell office:value-type="float" office:value="4.13850897359">
                <text:p>4.1385089735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8572780703">
                <text:p>14.8572780703</text:p>
              </table:table-cell>
              <table:table-cell office:value-type="float" office:value="1.20083452343E-016">
                <text:p>1.20083452343E-016</text:p>
              </table:table-cell>
              <table:table-cell office:value-type="float" office:value="14.8572780703">
                <text:p>14.8572780703</text:p>
              </table:table-cell>
              <table:table-cell office:value-type="float" office:value="4.21080456486">
                <text:p>4.2108045648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8590006781">
                <text:p>14.8590006781</text:p>
              </table:table-cell>
              <table:table-cell office:value-type="float" office:value="1.18650727467E-016">
                <text:p>1.18650727467E-016</text:p>
              </table:table-cell>
              <table:table-cell office:value-type="float" office:value="14.8590006781">
                <text:p>14.8590006781</text:p>
              </table:table-cell>
              <table:table-cell office:value-type="float" office:value="4.28436308742">
                <text:p>4.2843630874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8606878633">
                <text:p>14.8606878633</text:p>
              </table:table-cell>
              <table:table-cell office:value-type="float" office:value="1.13450158412E-016">
                <text:p>1.13450158412E-016</text:p>
              </table:table-cell>
              <table:table-cell office:value-type="float" office:value="14.8606878633">
                <text:p>14.8606878633</text:p>
              </table:table-cell>
              <table:table-cell office:value-type="float" office:value="4.35920660342">
                <text:p>4.3592066034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8618988522">
                <text:p>14.8618988522</text:p>
              </table:table-cell>
              <table:table-cell office:value-type="float" office:value="6.47957787391E-017">
                <text:p>6.47957787391E-017</text:p>
              </table:table-cell>
              <table:table-cell office:value-type="float" office:value="14.8618988522">
                <text:p>14.8618988522</text:p>
              </table:table-cell>
              <table:table-cell office:value-type="float" office:value="4.43535756041">
                <text:p>4.4353575604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862239113">
                <text:p>14.862239113</text:p>
              </table:table-cell>
              <table:table-cell office:value-type="float" office:value="3.22172258386E-017">
                <text:p>3.22172258386E-017</text:p>
              </table:table-cell>
              <table:table-cell office:value-type="float" office:value="14.862239113">
                <text:p>14.862239113</text:p>
              </table:table-cell>
              <table:table-cell office:value-type="float" office:value="4.51283879806">
                <text:p>4.5128387980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8614532719">
                <text:p>14.8614532719</text:p>
              </table:table-cell>
              <table:table-cell office:value-type="float" office:value="1.03888975341E-017">
                <text:p>1.03888975341E-017</text:p>
              </table:table-cell>
              <table:table-cell office:value-type="float" office:value="14.8614532719">
                <text:p>14.8614532719</text:p>
              </table:table-cell>
              <table:table-cell office:value-type="float" office:value="4.59167355504">
                <text:p>4.5916735550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859538881">
                <text:p>14.859538881</text:p>
              </table:table-cell>
              <table:table-cell office:value-type="float" office:value="6.00718892472E-015">
                <text:p>6.00718892472E-015</text:p>
              </table:table-cell>
              <table:table-cell office:value-type="float" office:value="14.859538881">
                <text:p>14.859538881</text:p>
              </table:table-cell>
              <table:table-cell office:value-type="float" office:value="4.67188547597">
                <text:p>4.6718854759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8568785371">
                <text:p>14.8568785371</text:p>
              </table:table-cell>
              <table:table-cell office:value-type="float" office:value="-9.79623502848E-018">
                <text:p>-9.79623502848E-018</text:p>
              </table:table-cell>
              <table:table-cell office:value-type="float" office:value="14.8568785371">
                <text:p>14.8568785371</text:p>
              </table:table-cell>
              <table:table-cell office:value-type="float" office:value="4.75349861851">
                <text:p>4.7534986185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8543908987">
                <text:p>14.8543908987</text:p>
              </table:table-cell>
              <table:table-cell office:value-type="float" office:value="-3.2500719903E-017">
                <text:p>-3.2500719903E-017</text:p>
              </table:table-cell>
              <table:table-cell office:value-type="float" office:value="14.8543908987">
                <text:p>14.8543908987</text:p>
              </table:table-cell>
              <table:table-cell office:value-type="float" office:value="4.83653746062">
                <text:p>4.8365374606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8535654426">
                <text:p>14.8535654426</text:p>
              </table:table-cell>
              <table:table-cell office:value-type="float" office:value="-5.12841952658E-018">
                <text:p>-5.12841952658E-018</text:p>
              </table:table-cell>
              <table:table-cell office:value-type="float" office:value="14.8535654426">
                <text:p>14.8535654426</text:p>
              </table:table-cell>
              <table:table-cell office:value-type="float" office:value="4.92102690781">
                <text:p>4.9210269078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8534981721">
                <text:p>14.8534981721</text:p>
              </table:table-cell>
              <table:table-cell office:value-type="float" office:value="-5.55466318543E-017">
                <text:p>-5.55466318543E-017</text:p>
              </table:table-cell>
              <table:table-cell office:value-type="float" office:value="14.8534981721">
                <text:p>14.8534981721</text:p>
              </table:table-cell>
              <table:table-cell office:value-type="float" office:value="5.00699230071">
                <text:p>5.006992300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8236376981">
                <text:p>22.8236376981</text:p>
              </table:table-cell>
              <table:table-cell office:value-type="float" office:value="2.94129112985E-016">
                <text:p>2.94129112985E-016</text:p>
              </table:table-cell>
              <table:table-cell office:value-type="float" office:value="22.8236376981">
                <text:p>22.8236376981</text:p>
              </table:table-cell>
              <table:table-cell office:value-type="float" office:value="5.0944594226">
                <text:p>5.094459422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8235645223">
                <text:p>22.8235645223</text:p>
              </table:table-cell>
              <table:table-cell office:value-type="float" office:value="3.04297408839E-016">
                <text:p>3.04297408839E-016</text:p>
              </table:table-cell>
              <table:table-cell office:value-type="float" office:value="22.8235645223">
                <text:p>22.8235645223</text:p>
              </table:table-cell>
              <table:table-cell office:value-type="float" office:value="5.18345450717">
                <text:p>5.1834545071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8229588116">
                <text:p>22.8229588116</text:p>
              </table:table-cell>
              <table:table-cell office:value-type="float" office:value="2.21749797098E-016">
                <text:p>2.21749797098E-016</text:p>
              </table:table-cell>
              <table:table-cell office:value-type="float" office:value="22.8229588116">
                <text:p>22.8229588116</text:p>
              </table:table-cell>
              <table:table-cell office:value-type="float" office:value="5.27400424641">
                <text:p>5.2740042464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8224404925">
                <text:p>22.8224404925</text:p>
              </table:table-cell>
              <table:table-cell office:value-type="float" office:value="2.1423210957E-016">
                <text:p>2.1423210957E-016</text:p>
              </table:table-cell>
              <table:table-cell office:value-type="float" office:value="22.8224404925">
                <text:p>22.8224404925</text:p>
              </table:table-cell>
              <table:table-cell office:value-type="float" office:value="5.36613579856">
                <text:p>5.3661357985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8219879979">
                <text:p>22.8219879979</text:p>
              </table:table-cell>
              <table:table-cell office:value-type="float" office:value="2.35153171879E-016">
                <text:p>2.35153171879E-016</text:p>
              </table:table-cell>
              <table:table-cell office:value-type="float" office:value="22.8219879979">
                <text:p>22.8219879979</text:p>
              </table:table-cell>
              <table:table-cell office:value-type="float" office:value="5.4598767963">
                <text:p>5.459876796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821603439">
                <text:p>22.821603439</text:p>
              </table:table-cell>
              <table:table-cell office:value-type="float" office:value="2.99665524517E-016">
                <text:p>2.99665524517E-016</text:p>
              </table:table-cell>
              <table:table-cell office:value-type="float" office:value="22.821603439">
                <text:p>22.821603439</text:p>
              </table:table-cell>
              <table:table-cell office:value-type="float" office:value="5.55525535504">
                <text:p>5.5552553550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8211788131">
                <text:p>22.8211788131</text:p>
              </table:table-cell>
              <table:table-cell office:value-type="float" office:value="2.5315458548E-016">
                <text:p>2.5315458548E-016</text:p>
              </table:table-cell>
              <table:table-cell office:value-type="float" office:value="22.8211788131">
                <text:p>22.8211788131</text:p>
              </table:table-cell>
              <table:table-cell office:value-type="float" office:value="5.65230008131">
                <text:p>5.6523000813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8236595601">
                <text:p>22.8236595601</text:p>
              </table:table-cell>
              <table:table-cell office:value-type="float" office:value="2.26947481465E-016">
                <text:p>2.26947481465E-016</text:p>
              </table:table-cell>
              <table:table-cell office:value-type="float" office:value="22.8236595601">
                <text:p>22.8236595601</text:p>
              </table:table-cell>
              <table:table-cell office:value-type="float" office:value="5.75104008139">
                <text:p>5.7510400813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8335854195">
                <text:p>22.8335854195</text:p>
              </table:table-cell>
              <table:table-cell office:value-type="float" office:value="2.64244822266E-016">
                <text:p>2.64244822266E-016</text:p>
              </table:table-cell>
              <table:table-cell office:value-type="float" office:value="22.8335854195">
                <text:p>22.8335854195</text:p>
              </table:table-cell>
              <table:table-cell office:value-type="float" office:value="5.85150497">
                <text:p>5.8515049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8442975237">
                <text:p>22.8442975237</text:p>
              </table:table-cell>
              <table:table-cell office:value-type="float" office:value="1.43971887394E-016">
                <text:p>1.43971887394E-016</text:p>
              </table:table-cell>
              <table:table-cell office:value-type="float" office:value="22.8442975237">
                <text:p>22.8442975237</text:p>
              </table:table-cell>
              <table:table-cell office:value-type="float" office:value="5.95372487922">
                <text:p>5.9537248792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8473052919">
                <text:p>22.8473052919</text:p>
              </table:table-cell>
              <table:table-cell office:value-type="float" office:value="6.12696096728E-017">
                <text:p>6.12696096728E-017</text:p>
              </table:table-cell>
              <table:table-cell office:value-type="float" office:value="22.8473052919">
                <text:p>22.8473052919</text:p>
              </table:table-cell>
              <table:table-cell office:value-type="float" office:value="6.05773046749">
                <text:p>6.0577304674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8377295668">
                <text:p>22.8377295668</text:p>
              </table:table-cell>
              <table:table-cell office:value-type="float" office:value="5.92657047965E-017">
                <text:p>5.92657047965E-017</text:p>
              </table:table-cell>
              <table:table-cell office:value-type="float" office:value="22.8377295668">
                <text:p>22.8377295668</text:p>
              </table:table-cell>
              <table:table-cell office:value-type="float" office:value="6.16355292883">
                <text:p>6.1635529288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8221305716">
                <text:p>22.8221305716</text:p>
              </table:table-cell>
              <table:table-cell office:value-type="float" office:value="6.37559523138E-017">
                <text:p>6.37559523138E-017</text:p>
              </table:table-cell>
              <table:table-cell office:value-type="float" office:value="22.8221305716">
                <text:p>22.8221305716</text:p>
              </table:table-cell>
              <table:table-cell office:value-type="float" office:value="6.27122400219">
                <text:p>6.27122400219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8194209352">
                <text:p>22.8194209352</text:p>
              </table:table-cell>
              <table:table-cell office:value-type="float" office:value="-3.51599602451E-018">
                <text:p>-3.51599602451E-018</text:p>
              </table:table-cell>
              <table:table-cell office:value-type="float" office:value="22.8194209352">
                <text:p>22.8194209352</text:p>
              </table:table-cell>
              <table:table-cell office:value-type="float" office:value="6.38077598095">
                <text:p>6.380775980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81927209">
                <text:p>22.81927209</text:p>
              </table:table-cell>
              <table:table-cell office:value-type="float" office:value="-1.56182287716E-017">
                <text:p>-1.56182287716E-017</text:p>
              </table:table-cell>
              <table:table-cell office:value-type="float" office:value="22.81927209">
                <text:p>22.81927209</text:p>
              </table:table-cell>
              <table:table-cell office:value-type="float" office:value="6.49224172265">
                <text:p>6.492241722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8191324007">
                <text:p>22.8191324007</text:p>
              </table:table-cell>
              <table:table-cell office:value-type="float" office:value="4.41233194091E-017">
                <text:p>4.41233194091E-017</text:p>
              </table:table-cell>
              <table:table-cell office:value-type="float" office:value="22.8191324007">
                <text:p>22.8191324007</text:p>
              </table:table-cell>
              <table:table-cell office:value-type="float" office:value="6.60565465879">
                <text:p>6.6056546587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8190004047">
                <text:p>22.8190004047</text:p>
              </table:table-cell>
              <table:table-cell office:value-type="float" office:value="6.02192765456E-017">
                <text:p>6.02192765456E-017</text:p>
              </table:table-cell>
              <table:table-cell office:value-type="float" office:value="22.8190004047">
                <text:p>22.8190004047</text:p>
              </table:table-cell>
              <table:table-cell office:value-type="float" office:value="6.72104880492">
                <text:p>6.7210488049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8188751107">
                <text:p>22.8188751107</text:p>
              </table:table-cell>
              <table:table-cell office:value-type="float" office:value="-5.04753156973E-017">
                <text:p>-5.04753156973E-017</text:p>
              </table:table-cell>
              <table:table-cell office:value-type="float" office:value="22.8188751107">
                <text:p>22.8188751107</text:p>
              </table:table-cell>
              <table:table-cell office:value-type="float" office:value="6.83845877077">
                <text:p>6.8384587707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8187557288">
                <text:p>22.8187557288</text:p>
              </table:table-cell>
              <table:table-cell office:value-type="float" office:value="6.03965521481E-017">
                <text:p>6.03965521481E-017</text:p>
              </table:table-cell>
              <table:table-cell office:value-type="float" office:value="22.8187557288">
                <text:p>22.8187557288</text:p>
              </table:table-cell>
              <table:table-cell office:value-type="float" office:value="6.95791977069">
                <text:p>6.9579197706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8186416213">
                <text:p>22.8186416213</text:p>
              </table:table-cell>
              <table:table-cell office:value-type="float" office:value="4.29223500596E-017">
                <text:p>4.29223500596E-017</text:p>
              </table:table-cell>
              <table:table-cell office:value-type="float" office:value="22.8186416213">
                <text:p>22.8186416213</text:p>
              </table:table-cell>
              <table:table-cell office:value-type="float" office:value="7.07946763418">
                <text:p>7.0794676341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8185322518">
                <text:p>22.8185322518</text:p>
              </table:table-cell>
              <table:table-cell office:value-type="float" office:value="-4.64214188843E-017">
                <text:p>-4.64214188843E-017</text:p>
              </table:table-cell>
              <table:table-cell office:value-type="float" office:value="22.8185322518">
                <text:p>22.8185322518</text:p>
              </table:table-cell>
              <table:table-cell office:value-type="float" office:value="7.20313881666">
                <text:p>7.2031388166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8184271698">
                <text:p>22.8184271698</text:p>
              </table:table-cell>
              <table:table-cell office:value-type="float" office:value="2.89361054293E-017">
                <text:p>2.89361054293E-017</text:p>
              </table:table-cell>
              <table:table-cell office:value-type="float" office:value="22.8184271698">
                <text:p>22.8184271698</text:p>
              </table:table-cell>
              <table:table-cell office:value-type="float" office:value="7.32897041036">
                <text:p>7.3289704103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818325987">
                <text:p>22.818325987</text:p>
              </table:table-cell>
              <table:table-cell office:value-type="float" office:value="-3.04143610345E-017">
                <text:p>-3.04143610345E-017</text:p>
              </table:table-cell>
              <table:table-cell office:value-type="float" office:value="22.818325987">
                <text:p>22.818325987</text:p>
              </table:table-cell>
              <table:table-cell office:value-type="float" office:value="7.45700015551">
                <text:p>7.4570001555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8182283786">
                <text:p>22.8182283786</text:p>
              </table:table-cell>
              <table:table-cell office:value-type="float" office:value="9.23840433114E-017">
                <text:p>9.23840433114E-017</text:p>
              </table:table-cell>
              <table:table-cell office:value-type="float" office:value="22.8182283786">
                <text:p>22.8182283786</text:p>
              </table:table-cell>
              <table:table-cell office:value-type="float" office:value="7.58726645159">
                <text:p>7.5872664515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8181340466">
                <text:p>22.8181340466</text:p>
              </table:table-cell>
              <table:table-cell office:value-type="float" office:value="-6.50923181061E-017">
                <text:p>-6.50923181061E-017</text:p>
              </table:table-cell>
              <table:table-cell office:value-type="float" office:value="22.8181340466">
                <text:p>22.8181340466</text:p>
              </table:table-cell>
              <table:table-cell office:value-type="float" office:value="7.71980836891">
                <text:p>7.719808368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8180427475">
                <text:p>22.8180427475</text:p>
              </table:table-cell>
              <table:table-cell office:value-type="float" office:value="2.01418711323E-017">
                <text:p>2.01418711323E-017</text:p>
              </table:table-cell>
              <table:table-cell office:value-type="float" office:value="22.8180427475">
                <text:p>22.8180427475</text:p>
              </table:table-cell>
              <table:table-cell office:value-type="float" office:value="7.85466566027">
                <text:p>7.8546656602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2.817954247">
                <text:p>22.817954247</text:p>
              </table:table-cell>
              <table:table-cell office:value-type="float" office:value="2.7269148195E-017">
                <text:p>2.7269148195E-017</text:p>
              </table:table-cell>
              <table:table-cell office:value-type="float" office:value="22.817954247">
                <text:p>22.817954247</text:p>
              </table:table-cell>
              <table:table-cell office:value-type="float" office:value="7.99187877294">
                <text:p>7.9918787729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2.8178462463">
                <text:p>22.8178462463</text:p>
              </table:table-cell>
              <table:table-cell office:value-type="float" office:value="7.65284051214E-018">
                <text:p>7.65284051214E-018</text:p>
              </table:table-cell>
              <table:table-cell office:value-type="float" office:value="22.8178462463">
                <text:p>22.8178462463</text:p>
              </table:table-cell>
              <table:table-cell office:value-type="float" office:value="8.13148886075">
                <text:p>8.131488860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2.8176966351">
                <text:p>22.8176966351</text:p>
              </table:table-cell>
              <table:table-cell office:value-type="float" office:value="-1.17224664967E-017">
                <text:p>-1.17224664967E-017</text:p>
              </table:table-cell>
              <table:table-cell office:value-type="float" office:value="22.8176966351">
                <text:p>22.8176966351</text:p>
              </table:table-cell>
              <table:table-cell office:value-type="float" office:value="8.27353779644">
                <text:p>8.2735377964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2.8175261818">
                <text:p>22.8175261818</text:p>
              </table:table-cell>
              <table:table-cell office:value-type="float" office:value="-3.03789317762E-017">
                <text:p>-3.03789317762E-017</text:p>
              </table:table-cell>
              <table:table-cell office:value-type="float" office:value="22.8175261818">
                <text:p>22.8175261818</text:p>
              </table:table-cell>
              <table:table-cell office:value-type="float" office:value="8.41806818423">
                <text:p>8.4180681842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2.8173513662">
                <text:p>22.8173513662</text:p>
              </table:table-cell>
              <table:table-cell office:value-type="float" office:value="4.52678641855E-017">
                <text:p>4.52678641855E-017</text:p>
              </table:table-cell>
              <table:table-cell office:value-type="float" office:value="22.8173513662">
                <text:p>22.8173513662</text:p>
              </table:table-cell>
              <table:table-cell office:value-type="float" office:value="8.5651233726">
                <text:p>8.565123372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2.817502818">
                <text:p>22.817502818</text:p>
              </table:table-cell>
              <table:table-cell office:value-type="float" office:value="1.59045248872E-018">
                <text:p>1.59045248872E-018</text:p>
              </table:table-cell>
              <table:table-cell office:value-type="float" office:value="22.817502818">
                <text:p>22.817502818</text:p>
              </table:table-cell>
              <table:table-cell office:value-type="float" office:value="8.71474746728">
                <text:p>8.7147474672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2.8174378343">
                <text:p>22.8174378343</text:p>
              </table:table-cell>
              <table:table-cell office:value-type="float" office:value="4.45088236988E-017">
                <text:p>4.45088236988E-017</text:p>
              </table:table-cell>
              <table:table-cell office:value-type="float" office:value="22.8174378343">
                <text:p>22.8174378343</text:p>
              </table:table-cell>
              <table:table-cell office:value-type="float" office:value="8.86698534446">
                <text:p>8.8669853444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2.8173784832">
                <text:p>22.8173784832</text:p>
              </table:table-cell>
              <table:table-cell office:value-type="float" office:value="6.01280189035E-017">
                <text:p>6.01280189035E-017</text:p>
              </table:table-cell>
              <table:table-cell office:value-type="float" office:value="22.8173784832">
                <text:p>22.8173784832</text:p>
              </table:table-cell>
              <table:table-cell office:value-type="float" office:value="9.02188266432">
                <text:p>9.0218826643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2.8173208595">
                <text:p>22.8173208595</text:p>
              </table:table-cell>
              <table:table-cell office:value-type="float" office:value="5.34283669059E-017">
                <text:p>5.34283669059E-017</text:p>
              </table:table-cell>
              <table:table-cell office:value-type="float" office:value="22.8173208595">
                <text:p>22.8173208595</text:p>
              </table:table-cell>
              <table:table-cell office:value-type="float" office:value="9.17948588463">
                <text:p>9.1794858846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2.8172646133">
                <text:p>22.8172646133</text:p>
              </table:table-cell>
              <table:table-cell office:value-type="float" office:value="-3.12693185557E-017">
                <text:p>-3.12693185557E-017</text:p>
              </table:table-cell>
              <table:table-cell office:value-type="float" office:value="22.8172646133">
                <text:p>22.8172646133</text:p>
              </table:table-cell>
              <table:table-cell office:value-type="float" office:value="9.33984227476">
                <text:p>9.33984227476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0.7606887809">
                <text:p>40.7606887809</text:p>
              </table:table-cell>
              <table:table-cell office:value-type="float" office:value="2.49310787075E-016">
                <text:p>2.49310787075E-016</text:p>
              </table:table-cell>
              <table:table-cell office:value-type="float" office:value="40.7606887809">
                <text:p>40.7606887809</text:p>
              </table:table-cell>
              <table:table-cell office:value-type="float" office:value="9.50299992982">
                <text:p>9.5029999298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0.7606171651">
                <text:p>40.7606171651</text:p>
              </table:table-cell>
              <table:table-cell office:value-type="float" office:value="4.51463817638E-016">
                <text:p>4.51463817638E-016</text:p>
              </table:table-cell>
              <table:table-cell office:value-type="float" office:value="40.7606171651">
                <text:p>40.7606171651</text:p>
              </table:table-cell>
              <table:table-cell office:value-type="float" office:value="9.66900778508">
                <text:p>9.6690077850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0.7605621448">
                <text:p>40.7605621448</text:p>
              </table:table-cell>
              <table:table-cell office:value-type="float" office:value="2.58748194273E-016">
                <text:p>2.58748194273E-016</text:p>
              </table:table-cell>
              <table:table-cell office:value-type="float" office:value="40.7605621448">
                <text:p>40.7605621448</text:p>
              </table:table-cell>
              <table:table-cell office:value-type="float" office:value="9.83791563069">
                <text:p>9.83791563069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0.7605100762">
                <text:p>40.7605100762</text:p>
              </table:table-cell>
              <table:table-cell office:value-type="float" office:value="4.04033170274E-016">
                <text:p>4.04033170274E-016</text:p>
              </table:table-cell>
              <table:table-cell office:value-type="float" office:value="40.7605100762">
                <text:p>40.7605100762</text:p>
              </table:table-cell>
              <table:table-cell office:value-type="float" office:value="10.0097741266">
                <text:p>10.00977412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0.7604561006">
                <text:p>40.7604561006</text:p>
              </table:table-cell>
              <table:table-cell office:value-type="float" office:value="3.49630178558E-016">
                <text:p>3.49630178558E-016</text:p>
              </table:table-cell>
              <table:table-cell office:value-type="float" office:value="40.7604561006">
                <text:p>40.7604561006</text:p>
              </table:table-cell>
              <table:table-cell office:value-type="float" office:value="10.1846348176">
                <text:p>10.184634817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0.7603981051">
                <text:p>40.7603981051</text:p>
              </table:table-cell>
              <table:table-cell office:value-type="float" office:value="3.71617849829E-016">
                <text:p>3.71617849829E-016</text:p>
              </table:table-cell>
              <table:table-cell office:value-type="float" office:value="40.7603981051">
                <text:p>40.7603981051</text:p>
              </table:table-cell>
              <table:table-cell office:value-type="float" office:value="10.3625501491">
                <text:p>10.362550149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0.7603351966">
                <text:p>40.7603351966</text:p>
              </table:table-cell>
              <table:table-cell office:value-type="float" office:value="2.9711111862E-016">
                <text:p>2.9711111862E-016</text:p>
              </table:table-cell>
              <table:table-cell office:value-type="float" office:value="40.7603351966">
                <text:p>40.7603351966</text:p>
              </table:table-cell>
              <table:table-cell office:value-type="float" office:value="10.5435734825">
                <text:p>10.543573482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0.7602682985">
                <text:p>40.7602682985</text:p>
              </table:table-cell>
              <table:table-cell office:value-type="float" office:value="4.29592193544E-016">
                <text:p>4.29592193544E-016</text:p>
              </table:table-cell>
              <table:table-cell office:value-type="float" office:value="40.7602682985">
                <text:p>40.7602682985</text:p>
              </table:table-cell>
              <table:table-cell office:value-type="float" office:value="10.7277591117">
                <text:p>10.727759111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0.760194054">
                <text:p>40.760194054</text:p>
              </table:table-cell>
              <table:table-cell office:value-type="float" office:value="4.43678122756E-016">
                <text:p>4.43678122756E-016</text:p>
              </table:table-cell>
              <table:table-cell office:value-type="float" office:value="40.760194054">
                <text:p>40.760194054</text:p>
              </table:table-cell>
              <table:table-cell office:value-type="float" office:value="10.9151622786">
                <text:p>10.91516227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0.7601111071">
                <text:p>40.7601111071</text:p>
              </table:table-cell>
              <table:table-cell office:value-type="float" office:value="2.29541330345E-016">
                <text:p>2.29541330345E-016</text:p>
              </table:table-cell>
              <table:table-cell office:value-type="float" office:value="40.7601111071">
                <text:p>40.7601111071</text:p>
              </table:table-cell>
              <table:table-cell office:value-type="float" office:value="11.1058391904">
                <text:p>11.105839190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0.7600230091">
                <text:p>40.7600230091</text:p>
              </table:table-cell>
              <table:table-cell office:value-type="float" office:value="3.14299282993E-016">
                <text:p>3.14299282993E-016</text:p>
              </table:table-cell>
              <table:table-cell office:value-type="float" office:value="40.7600230091">
                <text:p>40.7600230091</text:p>
              </table:table-cell>
              <table:table-cell office:value-type="float" office:value="11.2998470362">
                <text:p>11.299847036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0.759927146">
                <text:p>40.759927146</text:p>
              </table:table-cell>
              <table:table-cell office:value-type="float" office:value="3.55032270596E-016">
                <text:p>3.55032270596E-016</text:p>
              </table:table-cell>
              <table:table-cell office:value-type="float" office:value="40.759927146">
                <text:p>40.759927146</text:p>
              </table:table-cell>
              <table:table-cell office:value-type="float" office:value="11.497244004">
                <text:p>11.49724400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0.7645931054">
                <text:p>40.7645931054</text:p>
              </table:table-cell>
              <table:table-cell office:value-type="float" office:value="3.82804537295E-016">
                <text:p>3.82804537295E-016</text:p>
              </table:table-cell>
              <table:table-cell office:value-type="float" office:value="40.7645931054">
                <text:p>40.7645931054</text:p>
              </table:table-cell>
              <table:table-cell office:value-type="float" office:value="11.6980892984">
                <text:p>11.698089298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0.7623036439">
                <text:p>40.7623036439</text:p>
              </table:table-cell>
              <table:table-cell office:value-type="float" office:value="4.02506730089E-016">
                <text:p>4.02506730089E-016</text:p>
              </table:table-cell>
              <table:table-cell office:value-type="float" office:value="40.7623036439">
                <text:p>40.7623036439</text:p>
              </table:table-cell>
              <table:table-cell office:value-type="float" office:value="11.9024431582">
                <text:p>11.90244315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7.4888468844">
                <text:p>27.4888468844</text:p>
              </table:table-cell>
              <table:table-cell office:value-type="float" office:value="1.47743508379E-016">
                <text:p>1.47743508379E-016</text:p>
              </table:table-cell>
              <table:table-cell office:value-type="float" office:value="27.4888468844">
                <text:p>27.4888468844</text:p>
              </table:table-cell>
              <table:table-cell office:value-type="float" office:value="12.1103668745">
                <text:p>12.110366874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27.4894447774">
                <text:p>27.4894447774</text:p>
              </table:table-cell>
              <table:table-cell office:value-type="float" office:value="1.65558679556E-016">
                <text:p>1.65558679556E-016</text:p>
              </table:table-cell>
              <table:table-cell office:value-type="float" office:value="27.4894447774">
                <text:p>27.4894447774</text:p>
              </table:table-cell>
              <table:table-cell office:value-type="float" office:value="12.321922809">
                <text:p>12.321922809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7.4874274513">
                <text:p>27.4874274513</text:p>
              </table:table-cell>
              <table:table-cell office:value-type="float" office:value="9.81104116819E-017">
                <text:p>9.81104116819E-017</text:p>
              </table:table-cell>
              <table:table-cell office:value-type="float" office:value="27.4874274513">
                <text:p>27.4874274513</text:p>
              </table:table-cell>
              <table:table-cell office:value-type="float" office:value="12.5371744131">
                <text:p>12.537174413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27.4859538379">
                <text:p>27.4859538379</text:p>
              </table:table-cell>
              <table:table-cell office:value-type="float" office:value="1.22212493441E-016">
                <text:p>1.22212493441E-016</text:p>
              </table:table-cell>
              <table:table-cell office:value-type="float" office:value="27.4859538379">
                <text:p>27.4859538379</text:p>
              </table:table-cell>
              <table:table-cell office:value-type="float" office:value="12.7561862463">
                <text:p>12.7561862463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7.4831175949">
                <text:p>27.4831175949</text:p>
              </table:table-cell>
              <table:table-cell office:value-type="float" office:value="1.7825348741E-016">
                <text:p>1.7825348741E-016</text:p>
              </table:table-cell>
              <table:table-cell office:value-type="float" office:value="27.4831175949">
                <text:p>27.4831175949</text:p>
              </table:table-cell>
              <table:table-cell office:value-type="float" office:value="12.979023996">
                <text:p>12.97902399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7.4804735355">
                <text:p>27.4804735355</text:p>
              </table:table-cell>
              <table:table-cell office:value-type="float" office:value="2.369179879E-016">
                <text:p>2.369179879E-016</text:p>
              </table:table-cell>
              <table:table-cell office:value-type="float" office:value="27.4804735355">
                <text:p>27.4804735355</text:p>
              </table:table-cell>
              <table:table-cell office:value-type="float" office:value="13.2057544972">
                <text:p>13.205754497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7.4816895026">
                <text:p>27.4816895026</text:p>
              </table:table-cell>
              <table:table-cell office:value-type="float" office:value="2.76941887263E-016">
                <text:p>2.76941887263E-016</text:p>
              </table:table-cell>
              <table:table-cell office:value-type="float" office:value="27.4816895026">
                <text:p>27.4816895026</text:p>
              </table:table-cell>
              <table:table-cell office:value-type="float" office:value="13.4364457523">
                <text:p>13.4364457523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27.4838654013">
                <text:p>27.4838654013</text:p>
              </table:table-cell>
              <table:table-cell office:value-type="float" office:value="2.4585299827E-016">
                <text:p>2.4585299827E-016</text:p>
              </table:table-cell>
              <table:table-cell office:value-type="float" office:value="27.4838654013">
                <text:p>27.4838654013</text:p>
              </table:table-cell>
              <table:table-cell office:value-type="float" office:value="13.6711669518">
                <text:p>13.671166951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7.486689394">
                <text:p>27.486689394</text:p>
              </table:table-cell>
              <table:table-cell office:value-type="float" office:value="3.30394377664E-016">
                <text:p>3.30394377664E-016</text:p>
              </table:table-cell>
              <table:table-cell office:value-type="float" office:value="27.486689394">
                <text:p>27.486689394</text:p>
              </table:table-cell>
              <table:table-cell office:value-type="float" office:value="13.9099884946">
                <text:p>13.9099884946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27.4864832615">
                <text:p>27.4864832615</text:p>
              </table:table-cell>
              <table:table-cell office:value-type="float" office:value="1.89951267963E-016">
                <text:p>1.89951267963E-016</text:p>
              </table:table-cell>
              <table:table-cell office:value-type="float" office:value="27.4864832615">
                <text:p>27.4864832615</text:p>
              </table:table-cell>
              <table:table-cell office:value-type="float" office:value="14.1529820097">
                <text:p>14.15298200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7.4860098859">
                <text:p>27.4860098859</text:p>
              </table:table-cell>
              <table:table-cell office:value-type="float" office:value="3.10707620524E-016">
                <text:p>3.10707620524E-016</text:p>
              </table:table-cell>
              <table:table-cell office:value-type="float" office:value="27.4860098859">
                <text:p>27.4860098859</text:p>
              </table:table-cell>
              <table:table-cell office:value-type="float" office:value="14.4002203772">
                <text:p>14.400220377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27.4854823751">
                <text:p>27.4854823751</text:p>
              </table:table-cell>
              <table:table-cell office:value-type="float" office:value="2.49520051117E-016">
                <text:p>2.49520051117E-016</text:p>
              </table:table-cell>
              <table:table-cell office:value-type="float" office:value="27.4854823751">
                <text:p>27.4854823751</text:p>
              </table:table-cell>
              <table:table-cell office:value-type="float" office:value="14.6517777504">
                <text:p>14.651777750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7.4849135826">
                <text:p>27.4849135826</text:p>
              </table:table-cell>
              <table:table-cell office:value-type="float" office:value="2.59293596393E-016">
                <text:p>2.59293596393E-016</text:p>
              </table:table-cell>
              <table:table-cell office:value-type="float" office:value="27.4849135826">
                <text:p>27.4849135826</text:p>
              </table:table-cell>
              <table:table-cell office:value-type="float" office:value="14.907729578">
                <text:p>14.90772957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27.4938472912">
                <text:p>27.4938472912</text:p>
              </table:table-cell>
              <table:table-cell office:value-type="float" office:value="2.12182473793E-016">
                <text:p>2.12182473793E-016</text:p>
              </table:table-cell>
              <table:table-cell office:value-type="float" office:value="27.4938472912">
                <text:p>27.4938472912</text:p>
              </table:table-cell>
              <table:table-cell office:value-type="float" office:value="15.1681526268">
                <text:p>15.168152626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27.4789209526">
                <text:p>27.4789209526</text:p>
              </table:table-cell>
              <table:table-cell office:value-type="float" office:value="2.38280327343E-016">
                <text:p>2.38280327343E-016</text:p>
              </table:table-cell>
              <table:table-cell office:value-type="float" office:value="27.4789209526">
                <text:p>27.4789209526</text:p>
              </table:table-cell>
              <table:table-cell office:value-type="float" office:value="15.4331250044">
                <text:p>15.433125004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7.4783430597">
                <text:p>27.4783430597</text:p>
              </table:table-cell>
              <table:table-cell office:value-type="float" office:value="2.4962842361E-016">
                <text:p>2.4962842361E-016</text:p>
              </table:table-cell>
              <table:table-cell office:value-type="float" office:value="27.4783430597">
                <text:p>27.4783430597</text:p>
              </table:table-cell>
              <table:table-cell office:value-type="float" office:value="15.7027261831">
                <text:p>15.702726183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27.4749669768">
                <text:p>27.4749669768</text:p>
              </table:table-cell>
              <table:table-cell office:value-type="float" office:value="2.43982043485E-016">
                <text:p>2.43982043485E-016</text:p>
              </table:table-cell>
              <table:table-cell office:value-type="float" office:value="27.4749669768">
                <text:p>27.4749669768</text:p>
              </table:table-cell>
              <table:table-cell office:value-type="float" office:value="15.9770370233">
                <text:p>15.9770370233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27.4807689358">
                <text:p>27.4807689358</text:p>
              </table:table-cell>
              <table:table-cell office:value-type="float" office:value="2.07456766042E-016">
                <text:p>2.07456766042E-016</text:p>
              </table:table-cell>
              <table:table-cell office:value-type="float" office:value="27.4807689358">
                <text:p>27.4807689358</text:p>
              </table:table-cell>
              <table:table-cell office:value-type="float" office:value="16.2561397982">
                <text:p>16.256139798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27.4911344547">
                <text:p>27.4911344547</text:p>
              </table:table-cell>
              <table:table-cell office:value-type="float" office:value="1.48435113869E-016">
                <text:p>1.48435113869E-016</text:p>
              </table:table-cell>
              <table:table-cell office:value-type="float" office:value="27.4911344547">
                <text:p>27.4911344547</text:p>
              </table:table-cell>
              <table:table-cell office:value-type="float" office:value="16.5401182179">
                <text:p>16.540118217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27.4978648945">
                <text:p>27.4978648945</text:p>
              </table:table-cell>
              <table:table-cell office:value-type="float" office:value="6.27971156209E-017">
                <text:p>6.27971156209E-017</text:p>
              </table:table-cell>
              <table:table-cell office:value-type="float" office:value="27.4978648945">
                <text:p>27.4978648945</text:p>
              </table:table-cell>
              <table:table-cell office:value-type="float" office:value="16.8290574552">
                <text:p>16.82905745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7.493517229">
                <text:p>27.493517229</text:p>
              </table:table-cell>
              <table:table-cell office:value-type="float" office:value="1.54547757699E-017">
                <text:p>1.54547757699E-017</text:p>
              </table:table-cell>
              <table:table-cell office:value-type="float" office:value="27.493517229">
                <text:p>27.493517229</text:p>
              </table:table-cell>
              <table:table-cell office:value-type="float" office:value="17.1230441704">
                <text:p>17.1230441704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27.4780923103">
                <text:p>27.4780923103</text:p>
              </table:table-cell>
              <table:table-cell office:value-type="float" office:value="-1.0146061357E-017">
                <text:p>-1.0146061357E-017</text:p>
              </table:table-cell>
              <table:table-cell office:value-type="float" office:value="27.4780923103">
                <text:p>27.4780923103</text:p>
              </table:table-cell>
              <table:table-cell office:value-type="float" office:value="17.422166538">
                <text:p>17.42216653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7.4677647778">
                <text:p>27.4677647778</text:p>
              </table:table-cell>
              <table:table-cell office:value-type="float" office:value="-1.08444302017E-018">
                <text:p>-1.08444302017E-018</text:p>
              </table:table-cell>
              <table:table-cell office:value-type="float" office:value="27.4677647778">
                <text:p>27.4677647778</text:p>
              </table:table-cell>
              <table:table-cell office:value-type="float" office:value="17.7265142726">
                <text:p>17.726514272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27.4669565422">
                <text:p>27.4669565422</text:p>
              </table:table-cell>
              <table:table-cell office:value-type="float" office:value="-4.09333536236E-017">
                <text:p>-4.09333536236E-017</text:p>
              </table:table-cell>
              <table:table-cell office:value-type="float" office:value="27.4669565422">
                <text:p>27.4669565422</text:p>
              </table:table-cell>
              <table:table-cell office:value-type="float" office:value="18.0361786563">
                <text:p>18.036178656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27.4661989716">
                <text:p>27.4661989716</text:p>
              </table:table-cell>
              <table:table-cell office:value-type="float" office:value="-1.08516876587E-016">
                <text:p>-1.08516876587E-016</text:p>
              </table:table-cell>
              <table:table-cell office:value-type="float" office:value="27.4661989716">
                <text:p>27.4661989716</text:p>
              </table:table-cell>
              <table:table-cell office:value-type="float" office:value="18.3512525653">
                <text:p>18.351252565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7.4654841588">
                <text:p>27.4654841588</text:p>
              </table:table-cell>
              <table:table-cell office:value-type="float" office:value="3.61273321063E-017">
                <text:p>3.61273321063E-017</text:p>
              </table:table-cell>
              <table:table-cell office:value-type="float" office:value="27.4654841588">
                <text:p>27.4654841588</text:p>
              </table:table-cell>
              <table:table-cell office:value-type="float" office:value="18.6718304989">
                <text:p>18.671830498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7.4648065138">
                <text:p>27.4648065138</text:p>
              </table:table-cell>
              <table:table-cell office:value-type="float" office:value="7.79325938001E-018">
                <text:p>7.79325938001E-018</text:p>
              </table:table-cell>
              <table:table-cell office:value-type="float" office:value="27.4648065138">
                <text:p>27.4648065138</text:p>
              </table:table-cell>
              <table:table-cell office:value-type="float" office:value="18.9980086066">
                <text:p>18.9980086066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7.464161638">
                <text:p>27.464161638</text:p>
              </table:table-cell>
              <table:table-cell office:value-type="float" office:value="6.5544941193E-017">
                <text:p>6.5544941193E-017</text:p>
              </table:table-cell>
              <table:table-cell office:value-type="float" office:value="27.464161638">
                <text:p>27.464161638</text:p>
              </table:table-cell>
              <table:table-cell office:value-type="float" office:value="19.329884718">
                <text:p>19.329884718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7.4635458977">
                <text:p>27.4635458977</text:p>
              </table:table-cell>
              <table:table-cell office:value-type="float" office:value="-6.71304519033E-017">
                <text:p>-6.71304519033E-017</text:p>
              </table:table-cell>
              <table:table-cell office:value-type="float" office:value="27.4635458977">
                <text:p>27.4635458977</text:p>
              </table:table-cell>
              <table:table-cell office:value-type="float" office:value="19.6675583714">
                <text:p>19.6675583714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7.4629562735">
                <text:p>27.4629562735</text:p>
              </table:table-cell>
              <table:table-cell office:value-type="float" office:value="1.64447630865E-017">
                <text:p>1.64447630865E-017</text:p>
              </table:table-cell>
              <table:table-cell office:value-type="float" office:value="27.4629562735">
                <text:p>27.4629562735</text:p>
              </table:table-cell>
              <table:table-cell office:value-type="float" office:value="20.0111308441">
                <text:p>20.011130844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7.4623902198">
                <text:p>27.4623902198</text:p>
              </table:table-cell>
              <table:table-cell office:value-type="float" office:value="-1.72815214247E-017">
                <text:p>-1.72815214247E-017</text:p>
              </table:table-cell>
              <table:table-cell office:value-type="float" office:value="27.4623902198">
                <text:p>27.4623902198</text:p>
              </table:table-cell>
              <table:table-cell office:value-type="float" office:value="20.3607051824">
                <text:p>20.360705182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7.4618455713">
                <text:p>27.4618455713</text:p>
              </table:table-cell>
              <table:table-cell office:value-type="float" office:value="1.69613352288E-017">
                <text:p>1.69613352288E-017</text:p>
              </table:table-cell>
              <table:table-cell office:value-type="float" office:value="27.4618455713">
                <text:p>27.4618455713</text:p>
              </table:table-cell>
              <table:table-cell office:value-type="float" office:value="20.716386233">
                <text:p>20.71638623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7.4613204695">
                <text:p>27.4613204695</text:p>
              </table:table-cell>
              <table:table-cell office:value-type="float" office:value="2.53569128858E-017">
                <text:p>2.53569128858E-017</text:p>
              </table:table-cell>
              <table:table-cell office:value-type="float" office:value="27.4613204695">
                <text:p>27.4613204695</text:p>
              </table:table-cell>
              <table:table-cell office:value-type="float" office:value="21.078280674">
                <text:p>21.07828067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7.4608132831">
                <text:p>27.4608132831</text:p>
              </table:table-cell>
              <table:table-cell office:value-type="float" office:value="4.36831994479E-017">
                <text:p>4.36831994479E-017</text:p>
              </table:table-cell>
              <table:table-cell office:value-type="float" office:value="27.4608132831">
                <text:p>27.4608132831</text:p>
              </table:table-cell>
              <table:table-cell office:value-type="float" office:value="21.4464970471">
                <text:p>21.446497047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7.4603225999">
                <text:p>27.4603225999</text:p>
              </table:table-cell>
              <table:table-cell office:value-type="float" office:value="-2.47326034605E-017">
                <text:p>-2.47326034605E-017</text:p>
              </table:table-cell>
              <table:table-cell office:value-type="float" office:value="27.4603225999">
                <text:p>27.4603225999</text:p>
              </table:table-cell>
              <table:table-cell office:value-type="float" office:value="21.82114579">
                <text:p>21.8211457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50.3430531655">
                <text:p>50.3430531655</text:p>
              </table:table-cell>
              <table:table-cell office:value-type="float" office:value="7.47372228857E-016">
                <text:p>7.47372228857E-016</text:p>
              </table:table-cell>
              <table:table-cell office:value-type="float" office:value="50.3430531655">
                <text:p>50.3430531655</text:p>
              </table:table-cell>
              <table:table-cell office:value-type="float" office:value="22.2023392698">
                <text:p>22.2023392698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50.342691615">
                <text:p>50.342691615</text:p>
              </table:table-cell>
              <table:table-cell office:value-type="float" office:value="6.04731150252E-016">
                <text:p>6.04731150252E-016</text:p>
              </table:table-cell>
              <table:table-cell office:value-type="float" office:value="50.342691615">
                <text:p>50.342691615</text:p>
              </table:table-cell>
              <table:table-cell office:value-type="float" office:value="22.5901918165">
                <text:p>22.5901918165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50.3423385008">
                <text:p>50.3423385008</text:p>
              </table:table-cell>
              <table:table-cell office:value-type="float" office:value="3.78427465485E-016">
                <text:p>3.78427465485E-016</text:p>
              </table:table-cell>
              <table:table-cell office:value-type="float" office:value="50.3423385008">
                <text:p>50.3423385008</text:p>
              </table:table-cell>
              <table:table-cell office:value-type="float" office:value="22.9848197573">
                <text:p>22.9848197573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50.341990974">
                <text:p>50.341990974</text:p>
              </table:table-cell>
              <table:table-cell office:value-type="float" office:value="4.73277549321E-016">
                <text:p>4.73277549321E-016</text:p>
              </table:table-cell>
              <table:table-cell office:value-type="float" office:value="50.341990974">
                <text:p>50.341990974</text:p>
              </table:table-cell>
              <table:table-cell office:value-type="float" office:value="23.3863414515">
                <text:p>23.3863414515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50.3416481477">
                <text:p>50.3416481477</text:p>
              </table:table-cell>
              <table:table-cell office:value-type="float" office:value="6.02974706912E-016">
                <text:p>6.02974706912E-016</text:p>
              </table:table-cell>
              <table:table-cell office:value-type="float" office:value="50.3416481477">
                <text:p>50.3416481477</text:p>
              </table:table-cell>
              <table:table-cell office:value-type="float" office:value="23.794877326">
                <text:p>23.79487732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0.3413098824">
                <text:p>50.3413098824</text:p>
              </table:table-cell>
              <table:table-cell office:value-type="float" office:value="4.93772501994E-016">
                <text:p>4.93772501994E-016</text:p>
              </table:table-cell>
              <table:table-cell office:value-type="float" office:value="50.3413098824">
                <text:p>50.3413098824</text:p>
              </table:table-cell>
              <table:table-cell office:value-type="float" office:value="24.2105499115">
                <text:p>24.210549911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50.3409759577">
                <text:p>50.3409759577</text:p>
              </table:table-cell>
              <table:table-cell office:value-type="float" office:value="5.64825853597E-016">
                <text:p>5.64825853597E-016</text:p>
              </table:table-cell>
              <table:table-cell office:value-type="float" office:value="50.3409759577">
                <text:p>50.3409759577</text:p>
              </table:table-cell>
              <table:table-cell office:value-type="float" office:value="24.6334838793">
                <text:p>24.6334838793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50.3406495707">
                <text:p>50.3406495707</text:p>
              </table:table-cell>
              <table:table-cell office:value-type="float" office:value="5.39612720971E-016">
                <text:p>5.39612720971E-016</text:p>
              </table:table-cell>
              <table:table-cell office:value-type="float" office:value="50.3406495707">
                <text:p>50.3406495707</text:p>
              </table:table-cell>
              <table:table-cell office:value-type="float" office:value="25.0638060782">
                <text:p>25.0638060782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50.3403479862">
                <text:p>50.3403479862</text:p>
              </table:table-cell>
              <table:table-cell office:value-type="float" office:value="6.64272430582E-016">
                <text:p>6.64272430582E-016</text:p>
              </table:table-cell>
              <table:table-cell office:value-type="float" office:value="50.3403479862">
                <text:p>50.3403479862</text:p>
              </table:table-cell>
              <table:table-cell office:value-type="float" office:value="25.5016455734">
                <text:p>25.501645573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50.3400682962">
                <text:p>50.3400682962</text:p>
              </table:table-cell>
              <table:table-cell office:value-type="float" office:value="5.99801128364E-016">
                <text:p>5.99801128364E-016</text:p>
              </table:table-cell>
              <table:table-cell office:value-type="float" office:value="50.3400682962">
                <text:p>50.3400682962</text:p>
              </table:table-cell>
              <table:table-cell office:value-type="float" office:value="25.9471336844">
                <text:p>25.947133684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50.3398053442">
                <text:p>50.3398053442</text:p>
              </table:table-cell>
              <table:table-cell office:value-type="float" office:value="4.85566627472E-016">
                <text:p>4.85566627472E-016</text:p>
              </table:table-cell>
              <table:table-cell office:value-type="float" office:value="50.3398053442">
                <text:p>50.3398053442</text:p>
              </table:table-cell>
              <table:table-cell office:value-type="float" office:value="26.4004040248">
                <text:p>26.4004040248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50.339555167">
                <text:p>50.339555167</text:p>
              </table:table-cell>
              <table:table-cell office:value-type="float" office:value="5.37210931016E-016">
                <text:p>5.37210931016E-016</text:p>
              </table:table-cell>
              <table:table-cell office:value-type="float" office:value="50.339555167">
                <text:p>50.339555167</text:p>
              </table:table-cell>
              <table:table-cell office:value-type="float" office:value="26.8615925424">
                <text:p>26.861592542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50.3393132671">
                <text:p>50.3393132671</text:p>
              </table:table-cell>
              <table:table-cell office:value-type="float" office:value="4.82063129552E-016">
                <text:p>4.82063129552E-016</text:p>
              </table:table-cell>
              <table:table-cell office:value-type="float" office:value="50.3393132671">
                <text:p>50.3393132671</text:p>
              </table:table-cell>
              <table:table-cell office:value-type="float" office:value="27.3308375598">
                <text:p>27.330837559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50.3428963536">
                <text:p>50.3428963536</text:p>
              </table:table-cell>
              <table:table-cell office:value-type="float" office:value="5.78670386736E-016">
                <text:p>5.78670386736E-016</text:p>
              </table:table-cell>
              <table:table-cell office:value-type="float" office:value="50.3428963536">
                <text:p>50.3428963536</text:p>
              </table:table-cell>
              <table:table-cell office:value-type="float" office:value="27.8082798158">
                <text:p>27.8082798158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50.3385404821">
                <text:p>50.3385404821</text:p>
              </table:table-cell>
              <table:table-cell office:value-type="float" office:value="4.79280115786E-016">
                <text:p>4.79280115786E-016</text:p>
              </table:table-cell>
              <table:table-cell office:value-type="float" office:value="50.3385404821">
                <text:p>50.3385404821</text:p>
              </table:table-cell>
              <table:table-cell office:value-type="float" office:value="28.2940625081">
                <text:p>28.294062508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8.7883313357">
                <text:p>28.7883313357</text:p>
              </table:table-cell>
              <table:table-cell office:value-type="float" office:value="-9.60579750842E-017">
                <text:p>-9.60579750842E-017</text:p>
              </table:table-cell>
              <table:table-cell office:value-type="float" office:value="28.7883313357">
                <text:p>28.7883313357</text:p>
              </table:table-cell>
              <table:table-cell office:value-type="float" office:value="28.7883313357">
                <text:p>28.788331335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8.7877423977">
                <text:p>28.7877423977</text:p>
              </table:table-cell>
              <table:table-cell office:value-type="float" office:value="3.45264113988E-017">
                <text:p>3.45264113988E-017</text:p>
              </table:table-cell>
              <table:table-cell office:value-type="float" office:value="28.7877423977">
                <text:p>28.7877423977</text:p>
              </table:table-cell>
              <table:table-cell office:value-type="float" office:value="29.2912345428">
                <text:p>29.2912345428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8.7865551932">
                <text:p>28.7865551932</text:p>
              </table:table-cell>
              <table:table-cell office:value-type="float" office:value="4.47205669922E-017">
                <text:p>4.47205669922E-017</text:p>
              </table:table-cell>
              <table:table-cell office:value-type="float" office:value="28.7865551932">
                <text:p>28.7865551932</text:p>
              </table:table-cell>
              <table:table-cell office:value-type="float" office:value="29.8029229633">
                <text:p>29.802922963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8.7858674017">
                <text:p>28.7858674017</text:p>
              </table:table-cell>
              <table:table-cell office:value-type="float" office:value="5.756417343E-017">
                <text:p>5.756417343E-017</text:p>
              </table:table-cell>
              <table:table-cell office:value-type="float" office:value="28.7858674017">
                <text:p>28.7858674017</text:p>
              </table:table-cell>
              <table:table-cell office:value-type="float" office:value="30.3235500662">
                <text:p>30.323550066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8.7852383671">
                <text:p>28.7852383671</text:p>
              </table:table-cell>
              <table:table-cell office:value-type="float" office:value="6.36817363846E-017">
                <text:p>6.36817363846E-017</text:p>
              </table:table-cell>
              <table:table-cell office:value-type="float" office:value="28.7852383671">
                <text:p>28.7852383671</text:p>
              </table:table-cell>
              <table:table-cell office:value-type="float" office:value="30.8532720011">
                <text:p>30.8532720011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8.7846580064">
                <text:p>28.7846580064</text:p>
              </table:table-cell>
              <table:table-cell office:value-type="float" office:value="4.34721964358E-017">
                <text:p>4.34721964358E-017</text:p>
              </table:table-cell>
              <table:table-cell office:value-type="float" office:value="28.7846580064">
                <text:p>28.7846580064</text:p>
              </table:table-cell>
              <table:table-cell office:value-type="float" office:value="31.3922476457">
                <text:p>31.392247645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8.7841192749">
                <text:p>28.7841192749</text:p>
              </table:table-cell>
              <table:table-cell office:value-type="float" office:value="4.17498646062E-017">
                <text:p>4.17498646062E-017</text:p>
              </table:table-cell>
              <table:table-cell office:value-type="float" office:value="28.7841192749">
                <text:p>28.7841192749</text:p>
              </table:table-cell>
              <table:table-cell office:value-type="float" office:value="31.940638653">
                <text:p>31.940638653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8.7836161452">
                <text:p>28.7836161452</text:p>
              </table:table-cell>
              <table:table-cell office:value-type="float" office:value="2.6336267261E-017">
                <text:p>2.6336267261E-017</text:p>
              </table:table-cell>
              <table:table-cell office:value-type="float" office:value="28.7836161452">
                <text:p>28.7836161452</text:p>
              </table:table-cell>
              <table:table-cell office:value-type="float" office:value="32.4986094999">
                <text:p>32.498609499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8.7831380407">
                <text:p>28.7831380407</text:p>
              </table:table-cell>
              <table:table-cell office:value-type="float" office:value="1.16162202441E-016">
                <text:p>1.16162202441E-016</text:p>
              </table:table-cell>
              <table:table-cell office:value-type="float" office:value="28.7831380407">
                <text:p>28.7831380407</text:p>
              </table:table-cell>
              <table:table-cell office:value-type="float" office:value="33.0663275365">
                <text:p>33.0663275365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8.780557991">
                <text:p>28.780557991</text:p>
              </table:table-cell>
              <table:table-cell office:value-type="float" office:value="1.44966522013E-016">
                <text:p>1.44966522013E-016</text:p>
              </table:table-cell>
              <table:table-cell office:value-type="float" office:value="28.780557991">
                <text:p>28.780557991</text:p>
              </table:table-cell>
              <table:table-cell office:value-type="float" office:value="33.6439630365">
                <text:p>33.643963036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8.7826498472">
                <text:p>28.7826498472</text:p>
              </table:table-cell>
              <table:table-cell office:value-type="float" office:value="9.96687812508E-017">
                <text:p>9.96687812508E-017</text:p>
              </table:table-cell>
              <table:table-cell office:value-type="float" office:value="28.7826498472">
                <text:p>28.7826498472</text:p>
              </table:table-cell>
              <table:table-cell office:value-type="float" office:value="34.2316892479">
                <text:p>34.231689247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8.7825271583">
                <text:p>28.7825271583</text:p>
              </table:table-cell>
              <table:table-cell office:value-type="float" office:value="1.54800107692E-016">
                <text:p>1.54800107692E-016</text:p>
              </table:table-cell>
              <table:table-cell office:value-type="float" office:value="28.7825271583">
                <text:p>28.7825271583</text:p>
              </table:table-cell>
              <table:table-cell office:value-type="float" office:value="34.8296824455">
                <text:p>34.829682445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8.7827329852">
                <text:p>28.7827329852</text:p>
              </table:table-cell>
              <table:table-cell office:value-type="float" office:value="1.29023433034E-016">
                <text:p>1.29023433034E-016</text:p>
              </table:table-cell>
              <table:table-cell office:value-type="float" office:value="28.7827329852">
                <text:p>28.7827329852</text:p>
              </table:table-cell>
              <table:table-cell office:value-type="float" office:value="35.438121983">
                <text:p>35.438121983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8.7797985838">
                <text:p>28.7797985838</text:p>
              </table:table-cell>
              <table:table-cell office:value-type="float" office:value="1.15066059692E-016">
                <text:p>1.15066059692E-016</text:p>
              </table:table-cell>
              <table:table-cell office:value-type="float" office:value="28.7797985838">
                <text:p>28.7797985838</text:p>
              </table:table-cell>
              <table:table-cell office:value-type="float" office:value="36.0571903476">
                <text:p>36.057190347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8.7726406861">
                <text:p>28.7726406861</text:p>
              </table:table-cell>
              <table:table-cell office:value-type="float" office:value="2.74134382967E-016">
                <text:p>2.74134382967E-016</text:p>
              </table:table-cell>
              <table:table-cell office:value-type="float" office:value="28.7726406861">
                <text:p>28.7726406861</text:p>
              </table:table-cell>
              <table:table-cell office:value-type="float" office:value="36.6870732141">
                <text:p>36.687073214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8.770650536">
                <text:p>28.770650536</text:p>
              </table:table-cell>
              <table:table-cell office:value-type="float" office:value="1.90449096518E-016">
                <text:p>1.90449096518E-016</text:p>
              </table:table-cell>
              <table:table-cell office:value-type="float" office:value="28.770650536">
                <text:p>28.770650536</text:p>
              </table:table-cell>
              <table:table-cell office:value-type="float" office:value="37.3279595011">
                <text:p>37.327959501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8.7702153113">
                <text:p>28.7702153113</text:p>
              </table:table-cell>
              <table:table-cell office:value-type="float" office:value="2.56240124922E-016">
                <text:p>2.56240124922E-016</text:p>
              </table:table-cell>
              <table:table-cell office:value-type="float" office:value="28.7702153113">
                <text:p>28.7702153113</text:p>
              </table:table-cell>
              <table:table-cell office:value-type="float" office:value="37.9800414272">
                <text:p>37.9800414272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8.77209819">
                <text:p>28.77209819</text:p>
              </table:table-cell>
              <table:table-cell office:value-type="float" office:value="3.06287968744E-016">
                <text:p>3.06287968744E-016</text:p>
              </table:table-cell>
              <table:table-cell office:value-type="float" office:value="28.77209819">
                <text:p>28.77209819</text:p>
              </table:table-cell>
              <table:table-cell office:value-type="float" office:value="38.643514569">
                <text:p>38.643514569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8.7721921565">
                <text:p>28.7721921565</text:p>
              </table:table-cell>
              <table:table-cell office:value-type="float" office:value="2.85758042086E-016">
                <text:p>2.85758042086E-016</text:p>
              </table:table-cell>
              <table:table-cell office:value-type="float" office:value="28.7721921565">
                <text:p>28.7721921565</text:p>
              </table:table-cell>
              <table:table-cell office:value-type="float" office:value="39.3185779197">
                <text:p>39.3185779197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8.7708636948">
                <text:p>28.7708636948</text:p>
              </table:table-cell>
              <table:table-cell office:value-type="float" office:value="2.53075180299E-016">
                <text:p>2.53075180299E-016</text:p>
              </table:table-cell>
              <table:table-cell office:value-type="float" office:value="28.7708636948">
                <text:p>28.7708636948</text:p>
              </table:table-cell>
              <table:table-cell office:value-type="float" office:value="40.0054339484">
                <text:p>40.005433948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8.7695706988">
                <text:p>28.7695706988</text:p>
              </table:table-cell>
              <table:table-cell office:value-type="float" office:value="2.86343850184E-016">
                <text:p>2.86343850184E-016</text:p>
              </table:table-cell>
              <table:table-cell office:value-type="float" office:value="28.7695706988">
                <text:p>28.7695706988</text:p>
              </table:table-cell>
              <table:table-cell office:value-type="float" office:value="40.7042886614">
                <text:p>40.704288661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8.7683037128">
                <text:p>28.7683037128</text:p>
              </table:table-cell>
              <table:table-cell office:value-type="float" office:value="2.74564391647E-016">
                <text:p>2.74564391647E-016</text:p>
              </table:table-cell>
              <table:table-cell office:value-type="float" office:value="28.7683037128">
                <text:p>28.7683037128</text:p>
              </table:table-cell>
              <table:table-cell office:value-type="float" office:value="41.4153516637">
                <text:p>41.4153516637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8.7855797578">
                <text:p>28.7855797578</text:p>
              </table:table-cell>
              <table:table-cell office:value-type="float" office:value="2.60023780789E-016">
                <text:p>2.60023780789E-016</text:p>
              </table:table-cell>
              <table:table-cell office:value-type="float" office:value="28.7855797578">
                <text:p>28.7855797578</text:p>
              </table:table-cell>
              <table:table-cell office:value-type="float" office:value="42.1388362217">
                <text:p>42.138836221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8.7712342235">
                <text:p>28.7712342235</text:p>
              </table:table-cell>
              <table:table-cell office:value-type="float" office:value="2.35602188724E-016">
                <text:p>2.35602188724E-016</text:p>
              </table:table-cell>
              <table:table-cell office:value-type="float" office:value="28.7712342235">
                <text:p>28.7712342235</text:p>
              </table:table-cell>
              <table:table-cell office:value-type="float" office:value="42.8749593277">
                <text:p>42.8749593277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8.7633202918">
                <text:p>28.7633202918</text:p>
              </table:table-cell>
              <table:table-cell office:value-type="float" office:value="1.93988492451E-016">
                <text:p>1.93988492451E-016</text:p>
              </table:table-cell>
              <table:table-cell office:value-type="float" office:value="28.7633202918">
                <text:p>28.7633202918</text:p>
              </table:table-cell>
              <table:table-cell office:value-type="float" office:value="43.6239417643">
                <text:p>43.623941764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8.7620652863">
                <text:p>28.7620652863</text:p>
              </table:table-cell>
              <table:table-cell office:value-type="float" office:value="1.64625763681E-016">
                <text:p>1.64625763681E-016</text:p>
              </table:table-cell>
              <table:table-cell office:value-type="float" office:value="28.7620652863">
                <text:p>28.7620652863</text:p>
              </table:table-cell>
              <table:table-cell office:value-type="float" office:value="44.3860081712">
                <text:p>44.386008171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8.7643616632">
                <text:p>28.7643616632</text:p>
              </table:table-cell>
              <table:table-cell office:value-type="float" office:value="1.27111496357E-016">
                <text:p>1.27111496357E-016</text:p>
              </table:table-cell>
              <table:table-cell office:value-type="float" office:value="28.7643616632">
                <text:p>28.7643616632</text:p>
              </table:table-cell>
              <table:table-cell office:value-type="float" office:value="45.161387112">
                <text:p>45.16138711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8.7738409077">
                <text:p>28.7738409077</text:p>
              </table:table-cell>
              <table:table-cell office:value-type="float" office:value="2.0146744085E-016">
                <text:p>2.0146744085E-016</text:p>
              </table:table-cell>
              <table:table-cell office:value-type="float" office:value="28.7738409077">
                <text:p>28.7738409077</text:p>
              </table:table-cell>
              <table:table-cell office:value-type="float" office:value="45.9503111434">
                <text:p>45.9503111434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8.783638814">
                <text:p>28.783638814</text:p>
              </table:table-cell>
              <table:table-cell office:value-type="float" office:value="7.93046570072E-017">
                <text:p>7.93046570072E-017</text:p>
              </table:table-cell>
              <table:table-cell office:value-type="float" office:value="28.783638814">
                <text:p>28.783638814</text:p>
              </table:table-cell>
              <table:table-cell office:value-type="float" office:value="46.7530168846">
                <text:p>46.7530168846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8.7853045259">
                <text:p>28.7853045259</text:p>
              </table:table-cell>
              <table:table-cell office:value-type="float" office:value="-3.12342590816E-018">
                <text:p>-3.12342590816E-018</text:p>
              </table:table-cell>
              <table:table-cell office:value-type="float" office:value="28.7853045259">
                <text:p>28.7853045259</text:p>
              </table:table-cell>
              <table:table-cell office:value-type="float" office:value="47.569745088">
                <text:p>47.56974508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8.7743789318">
                <text:p>28.7743789318</text:p>
              </table:table-cell>
              <table:table-cell office:value-type="float" office:value="-3.28203910713E-018">
                <text:p>-3.28203910713E-018</text:p>
              </table:table-cell>
              <table:table-cell office:value-type="float" office:value="28.7743789318">
                <text:p>28.7743789318</text:p>
              </table:table-cell>
              <table:table-cell office:value-type="float" office:value="48.4007407121">
                <text:p>48.4007407121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8.758347319">
                <text:p>28.758347319</text:p>
              </table:table-cell>
              <table:table-cell office:value-type="float" office:value="-6.70744433748E-017">
                <text:p>-6.70744433748E-017</text:p>
              </table:table-cell>
              <table:table-cell office:value-type="float" office:value="28.758347319">
                <text:p>28.758347319</text:p>
              </table:table-cell>
              <table:table-cell office:value-type="float" office:value="49.2462529944">
                <text:p>49.2462529944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8.7555942746">
                <text:p>28.7555942746</text:p>
              </table:table-cell>
              <table:table-cell office:value-type="float" office:value="-3.08885669849E-017">
                <text:p>-3.08885669849E-017</text:p>
              </table:table-cell>
              <table:table-cell office:value-type="float" office:value="28.7555942746">
                <text:p>28.7555942746</text:p>
              </table:table-cell>
              <table:table-cell office:value-type="float" office:value="50.1065355262">
                <text:p>50.106535526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8.7548027518">
                <text:p>28.7548027518</text:p>
              </table:table-cell>
              <table:table-cell office:value-type="float" office:value="2.91129676098E-017">
                <text:p>2.91129676098E-017</text:p>
              </table:table-cell>
              <table:table-cell office:value-type="float" office:value="28.7548027518">
                <text:p>28.7548027518</text:p>
              </table:table-cell>
              <table:table-cell office:value-type="float" office:value="50.981846329">
                <text:p>50.98184632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8.754033206">
                <text:p>28.754033206</text:p>
              </table:table-cell>
              <table:table-cell office:value-type="float" office:value="1.83341464596E-017">
                <text:p>1.83341464596E-017</text:p>
              </table:table-cell>
              <table:table-cell office:value-type="float" office:value="28.754033206">
                <text:p>28.754033206</text:p>
              </table:table-cell>
              <table:table-cell office:value-type="float" office:value="51.8724479316">
                <text:p>51.872447931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52.7143536283">
                <text:p>52.7143536283</text:p>
              </table:table-cell>
              <table:table-cell office:value-type="float" office:value="7.40584232355E-016">
                <text:p>7.40584232355E-016</text:p>
              </table:table-cell>
              <table:table-cell office:value-type="float" office:value="52.7143536283">
                <text:p>52.7143536283</text:p>
              </table:table-cell>
              <table:table-cell office:value-type="float" office:value="52.7786074488">
                <text:p>52.778607448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52.7137781697">
                <text:p>52.7137781697</text:p>
              </table:table-cell>
              <table:table-cell office:value-type="float" office:value="4.5575915328E-016">
                <text:p>4.5575915328E-016</text:p>
              </table:table-cell>
              <table:table-cell office:value-type="float" office:value="52.7137781697">
                <text:p>52.7137781697</text:p>
              </table:table-cell>
              <table:table-cell office:value-type="float" office:value="53.7005966618">
                <text:p>53.7005966618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52.7132132296">
                <text:p>52.7132132296</text:p>
              </table:table-cell>
              <table:table-cell office:value-type="float" office:value="6.8288424729E-016">
                <text:p>6.8288424729E-016</text:p>
              </table:table-cell>
              <table:table-cell office:value-type="float" office:value="52.7132132296">
                <text:p>52.7132132296</text:p>
              </table:table-cell>
              <table:table-cell office:value-type="float" office:value="54.6386920994">
                <text:p>54.6386920994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52.7126547796">
                <text:p>52.7126547796</text:p>
              </table:table-cell>
              <table:table-cell office:value-type="float" office:value="6.60900591167E-016">
                <text:p>6.60900591167E-016</text:p>
              </table:table-cell>
              <table:table-cell office:value-type="float" office:value="52.7126547796">
                <text:p>52.7126547796</text:p>
              </table:table-cell>
              <table:table-cell office:value-type="float" office:value="55.5931751213">
                <text:p>55.593175121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52.7121023354">
                <text:p>52.7121023354</text:p>
              </table:table-cell>
              <table:table-cell office:value-type="float" office:value="5.08367164661E-016">
                <text:p>5.08367164661E-016</text:p>
              </table:table-cell>
              <table:table-cell office:value-type="float" office:value="52.7121023354">
                <text:p>52.7121023354</text:p>
              </table:table-cell>
              <table:table-cell office:value-type="float" office:value="56.564332002">
                <text:p>56.56433200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2.7115555713">
                <text:p>52.7115555713</text:p>
              </table:table-cell>
              <table:table-cell office:value-type="float" office:value="5.159322079E-016">
                <text:p>5.159322079E-016</text:p>
              </table:table-cell>
              <table:table-cell office:value-type="float" office:value="52.7115555713">
                <text:p>52.7115555713</text:p>
              </table:table-cell>
              <table:table-cell office:value-type="float" office:value="57.5524540171">
                <text:p>57.5524540171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52.7110141481">
                <text:p>52.7110141481</text:p>
              </table:table-cell>
              <table:table-cell office:value-type="float" office:value="5.47308719479E-016">
                <text:p>5.47308719479E-016</text:p>
              </table:table-cell>
              <table:table-cell office:value-type="float" office:value="52.7110141481">
                <text:p>52.7110141481</text:p>
              </table:table-cell>
              <table:table-cell office:value-type="float" office:value="58.5578375305">
                <text:p>58.557837530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52.7104781237">
                <text:p>52.7104781237</text:p>
              </table:table-cell>
              <table:table-cell office:value-type="float" office:value="6.43324403448E-016">
                <text:p>6.43324403448E-016</text:p>
              </table:table-cell>
              <table:table-cell office:value-type="float" office:value="52.7104781237">
                <text:p>52.7104781237</text:p>
              </table:table-cell>
              <table:table-cell office:value-type="float" office:value="59.5807840831">
                <text:p>59.5807840831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52.7099473225">
                <text:p>52.7099473225</text:p>
              </table:table-cell>
              <table:table-cell office:value-type="float" office:value="5.57514219365E-016">
                <text:p>5.57514219365E-016</text:p>
              </table:table-cell>
              <table:table-cell office:value-type="float" office:value="52.7099473225">
                <text:p>52.7099473225</text:p>
              </table:table-cell>
              <table:table-cell office:value-type="float" office:value="60.6216004835">
                <text:p>60.621600483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52.7094214986">
                <text:p>52.7094214986</text:p>
              </table:table-cell>
              <table:table-cell office:value-type="float" office:value="5.97942967214E-016">
                <text:p>5.97942967214E-016</text:p>
              </table:table-cell>
              <table:table-cell office:value-type="float" office:value="52.7094214986">
                <text:p>52.7094214986</text:p>
              </table:table-cell>
              <table:table-cell office:value-type="float" office:value="61.6805989002">
                <text:p>61.680598900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2.7089005345">
                <text:p>52.7089005345</text:p>
              </table:table-cell>
              <table:table-cell office:value-type="float" office:value="4.67482628624E-016">
                <text:p>4.67482628624E-016</text:p>
              </table:table-cell>
              <table:table-cell office:value-type="float" office:value="52.7089005345">
                <text:p>52.7089005345</text:p>
              </table:table-cell>
              <table:table-cell office:value-type="float" office:value="62.7580969545">
                <text:p>62.758096954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52.7083842595">
                <text:p>52.7083842595</text:p>
              </table:table-cell>
              <table:table-cell office:value-type="float" office:value="6.86143503967E-016">
                <text:p>6.86143503967E-016</text:p>
              </table:table-cell>
              <table:table-cell office:value-type="float" office:value="52.7083842595">
                <text:p>52.7083842595</text:p>
              </table:table-cell>
              <table:table-cell office:value-type="float" office:value="63.8544178167">
                <text:p>63.8544178167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52.7078725797">
                <text:p>52.7078725797</text:p>
              </table:table-cell>
              <table:table-cell office:value-type="float" office:value="5.46623996425E-016">
                <text:p>5.46623996425E-016</text:p>
              </table:table-cell>
              <table:table-cell office:value-type="float" office:value="52.7078725797">
                <text:p>52.7078725797</text:p>
              </table:table-cell>
              <table:table-cell office:value-type="float" office:value="64.9698903021">
                <text:p>64.9698903021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52.7073654167">
                <text:p>52.7073654167</text:p>
              </table:table-cell>
              <table:table-cell office:value-type="float" office:value="5.82750428663E-016">
                <text:p>5.82750428663E-016</text:p>
              </table:table-cell>
              <table:table-cell office:value-type="float" office:value="52.7073654167">
                <text:p>52.7073654167</text:p>
              </table:table-cell>
              <table:table-cell office:value-type="float" office:value="66.1048489705">
                <text:p>66.104848970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52.7068627005">
                <text:p>52.7068627005</text:p>
              </table:table-cell>
              <table:table-cell office:value-type="float" office:value="4.16407469247E-016">
                <text:p>4.16407469247E-016</text:p>
              </table:table-cell>
              <table:table-cell office:value-type="float" office:value="52.7068627005">
                <text:p>52.7068627005</text:p>
              </table:table-cell>
              <table:table-cell office:value-type="float" office:value="67.2596342258">
                <text:p>67.25963422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7489259761">
                <text:p>28.7489259761</text:p>
              </table:table-cell>
              <table:table-cell office:value-type="float" office:value="-1.74714017781E-017">
                <text:p>-1.74714017781E-017</text:p>
              </table:table-cell>
              <table:table-cell office:value-type="float" office:value="28.7489259761">
                <text:p>28.7489259761</text:p>
              </table:table-cell>
              <table:table-cell office:value-type="float" office:value="68.4345924186">
                <text:p>68.4345924186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28.748262829">
                <text:p>28.748262829</text:p>
              </table:table-cell>
              <table:table-cell office:value-type="float" office:value="2.45930233764E-017">
                <text:p>2.45930233764E-017</text:p>
              </table:table-cell>
              <table:table-cell office:value-type="float" office:value="28.748262829">
                <text:p>28.748262829</text:p>
              </table:table-cell>
              <table:table-cell office:value-type="float" office:value="69.6300759499">
                <text:p>69.6300759499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8.7476309675">
                <text:p>28.7476309675</text:p>
              </table:table-cell>
              <table:table-cell office:value-type="float" office:value="-2.30790898871E-017">
                <text:p>-2.30790898871E-017</text:p>
              </table:table-cell>
              <table:table-cell office:value-type="float" office:value="28.7476309675">
                <text:p>28.7476309675</text:p>
              </table:table-cell>
              <table:table-cell office:value-type="float" office:value="70.8464433766">
                <text:p>70.8464433766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8.7470143236">
                <text:p>28.7470143236</text:p>
              </table:table-cell>
              <table:table-cell office:value-type="float" office:value="4.08849691213E-017">
                <text:p>4.08849691213E-017</text:p>
              </table:table-cell>
              <table:table-cell office:value-type="float" office:value="28.7470143236">
                <text:p>28.7470143236</text:p>
              </table:table-cell>
              <table:table-cell office:value-type="float" office:value="72.0840595194">
                <text:p>72.084059519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8.7464102705">
                <text:p>28.7464102705</text:p>
              </table:table-cell>
              <table:table-cell office:value-type="float" office:value="5.54778162731E-017">
                <text:p>5.54778162731E-017</text:p>
              </table:table-cell>
              <table:table-cell office:value-type="float" office:value="28.7464102705">
                <text:p>28.7464102705</text:p>
              </table:table-cell>
              <table:table-cell office:value-type="float" office:value="73.343295572">
                <text:p>73.34329557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8.7458165288">
                <text:p>28.7458165288</text:p>
              </table:table-cell>
              <table:table-cell office:value-type="float" office:value="-3.71035243156E-017">
                <text:p>-3.71035243156E-017</text:p>
              </table:table-cell>
              <table:table-cell office:value-type="float" office:value="28.7458165288">
                <text:p>28.7458165288</text:p>
              </table:table-cell>
              <table:table-cell office:value-type="float" office:value="74.6245292125">
                <text:p>74.6245292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8.7451962377">
                <text:p>28.7451962377</text:p>
              </table:table-cell>
              <table:table-cell office:value-type="float" office:value="-2.69687111746E-017">
                <text:p>-2.69687111746E-017</text:p>
              </table:table-cell>
              <table:table-cell office:value-type="float" office:value="28.7451962377">
                <text:p>28.7451962377</text:p>
              </table:table-cell>
              <table:table-cell office:value-type="float" office:value="75.9281447167">
                <text:p>75.928144716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28.7445487706">
                <text:p>28.7445487706</text:p>
              </table:table-cell>
              <table:table-cell office:value-type="float" office:value="-3.11538742635E-017">
                <text:p>-3.11538742635E-017</text:p>
              </table:table-cell>
              <table:table-cell office:value-type="float" office:value="28.7445487706">
                <text:p>28.7445487706</text:p>
              </table:table-cell>
              <table:table-cell office:value-type="float" office:value="77.2545330732">
                <text:p>77.254533073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8.7438911773">
                <text:p>28.7438911773</text:p>
              </table:table-cell>
              <table:table-cell office:value-type="float" office:value="-8.56880747522E-018">
                <text:p>-8.56880747522E-018</text:p>
              </table:table-cell>
              <table:table-cell office:value-type="float" office:value="28.7438911773">
                <text:p>28.7438911773</text:p>
              </table:table-cell>
              <table:table-cell office:value-type="float" office:value="78.6040921008">
                <text:p>78.604092100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28.7429659634">
                <text:p>28.7429659634</text:p>
              </table:table-cell>
              <table:table-cell office:value-type="float" office:value="4.24456659358E-017">
                <text:p>4.24456659358E-017</text:p>
              </table:table-cell>
              <table:table-cell office:value-type="float" office:value="28.7429659634">
                <text:p>28.7429659634</text:p>
              </table:table-cell>
              <table:table-cell office:value-type="float" office:value="79.977226568">
                <text:p>79.97722656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8.7430577235">
                <text:p>28.7430577235</text:p>
              </table:table-cell>
              <table:table-cell office:value-type="float" office:value="3.18587049407E-017">
                <text:p>3.18587049407E-017</text:p>
              </table:table-cell>
              <table:table-cell office:value-type="float" office:value="28.7430577235">
                <text:p>28.7430577235</text:p>
              </table:table-cell>
              <table:table-cell office:value-type="float" office:value="81.3743483138">
                <text:p>81.3743483138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28.742405552">
                <text:p>28.742405552</text:p>
              </table:table-cell>
              <table:table-cell office:value-type="float" office:value="-1.25487100321E-017">
                <text:p>-1.25487100321E-017</text:p>
              </table:table-cell>
              <table:table-cell office:value-type="float" office:value="28.742405552">
                <text:p>28.742405552</text:p>
              </table:table-cell>
              <table:table-cell office:value-type="float" office:value="82.795876372">
                <text:p>82.79587637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8.7421507724">
                <text:p>28.7421507724</text:p>
              </table:table-cell>
              <table:table-cell office:value-type="float" office:value="-5.92164794068E-017">
                <text:p>-5.92164794068E-017</text:p>
              </table:table-cell>
              <table:table-cell office:value-type="float" office:value="28.7421507724">
                <text:p>28.7421507724</text:p>
              </table:table-cell>
              <table:table-cell office:value-type="float" office:value="84.2422370963">
                <text:p>84.2422370963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28.7419244096">
                <text:p>28.7419244096</text:p>
              </table:table-cell>
              <table:table-cell office:value-type="float" office:value="-4.69724539676E-017">
                <text:p>-4.69724539676E-017</text:p>
              </table:table-cell>
              <table:table-cell office:value-type="float" office:value="28.7419244096">
                <text:p>28.7419244096</text:p>
              </table:table-cell>
              <table:table-cell office:value-type="float" office:value="85.7138642884">
                <text:p>85.713864288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8.7417231528">
                <text:p>28.7417231528</text:p>
              </table:table-cell>
              <table:table-cell office:value-type="float" office:value="7.77892328998E-017">
                <text:p>7.77892328998E-017</text:p>
              </table:table-cell>
              <table:table-cell office:value-type="float" office:value="28.7417231528">
                <text:p>28.7417231528</text:p>
              </table:table-cell>
              <table:table-cell office:value-type="float" office:value="87.2111993281">
                <text:p>87.211199328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8.7415450112">
                <text:p>28.7415450112</text:p>
              </table:table-cell>
              <table:table-cell office:value-type="float" office:value="1.0115806679E-016">
                <text:p>1.0115806679E-016</text:p>
              </table:table-cell>
              <table:table-cell office:value-type="float" office:value="28.7415450112">
                <text:p>28.7415450112</text:p>
              </table:table-cell>
              <table:table-cell office:value-type="float" office:value="88.7346913056">
                <text:p>88.7346913056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8.7413872405">
                <text:p>28.7413872405</text:p>
              </table:table-cell>
              <table:table-cell office:value-type="float" office:value="1.61096049541E-016">
                <text:p>1.61096049541E-016</text:p>
              </table:table-cell>
              <table:table-cell office:value-type="float" office:value="28.7413872405">
                <text:p>28.7413872405</text:p>
              </table:table-cell>
              <table:table-cell office:value-type="float" office:value="90.2847971564">
                <text:p>90.2847971564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28.7412461253">
                <text:p>28.7412461253</text:p>
              </table:table-cell>
              <table:table-cell office:value-type="float" office:value="8.9840163991E-017">
                <text:p>8.9840163991E-017</text:p>
              </table:table-cell>
              <table:table-cell office:value-type="float" office:value="28.7412461253">
                <text:p>28.7412461253</text:p>
              </table:table-cell>
              <table:table-cell office:value-type="float" office:value="91.8619817981">
                <text:p>91.8619817981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28.7377564867">
                <text:p>28.7377564867</text:p>
              </table:table-cell>
              <table:table-cell office:value-type="float" office:value="1.80187369012E-016">
                <text:p>1.80187369012E-016</text:p>
              </table:table-cell>
              <table:table-cell office:value-type="float" office:value="28.7377564867">
                <text:p>28.7377564867</text:p>
              </table:table-cell>
              <table:table-cell office:value-type="float" office:value="93.4667182698">
                <text:p>93.4667182698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8.7410406297">
                <text:p>28.7410406297</text:p>
              </table:table-cell>
              <table:table-cell office:value-type="float" office:value="6.44156247871E-017">
                <text:p>6.44156247871E-017</text:p>
              </table:table-cell>
              <table:table-cell office:value-type="float" office:value="28.7410406297">
                <text:p>28.7410406297</text:p>
              </table:table-cell>
              <table:table-cell office:value-type="float" office:value="95.0994878745">
                <text:p>95.09948787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8.74139341">
                <text:p>28.74139341</text:p>
              </table:table-cell>
              <table:table-cell office:value-type="float" office:value="6.28378239473E-017">
                <text:p>6.28378239473E-017</text:p>
              </table:table-cell>
              <table:table-cell office:value-type="float" office:value="28.74139341">
                <text:p>28.74139341</text:p>
              </table:table-cell>
              <table:table-cell office:value-type="float" office:value="96.7607803227">
                <text:p>96.760780322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8.7417802801">
                <text:p>28.7417802801</text:p>
              </table:table-cell>
              <table:table-cell office:value-type="float" office:value="1.5597873713E-016">
                <text:p>1.5597873713E-016</text:p>
              </table:table-cell>
              <table:table-cell office:value-type="float" office:value="28.7417802801">
                <text:p>28.7417802801</text:p>
              </table:table-cell>
              <table:table-cell office:value-type="float" office:value="98.4510938799">
                <text:p>98.451093879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8.7551333633">
                <text:p>28.7551333633</text:p>
              </table:table-cell>
              <table:table-cell office:value-type="float" office:value="1.10695692876E-016">
                <text:p>1.10695692876E-016</text:p>
              </table:table-cell>
              <table:table-cell office:value-type="float" office:value="28.7551333633">
                <text:p>28.7551333633</text:p>
              </table:table-cell>
              <table:table-cell office:value-type="float" office:value="100.170935516">
                <text:p>100.170935516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8.7390939554">
                <text:p>28.7390939554</text:p>
              </table:table-cell>
              <table:table-cell office:value-type="float" office:value="1.67681361366E-016">
                <text:p>1.67681361366E-016</text:p>
              </table:table-cell>
              <table:table-cell office:value-type="float" office:value="28.7390939554">
                <text:p>28.7390939554</text:p>
              </table:table-cell>
              <table:table-cell office:value-type="float" office:value="101.920821056">
                <text:p>101.92082105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8.7348012881">
                <text:p>28.7348012881</text:p>
              </table:table-cell>
              <table:table-cell office:value-type="float" office:value="2.8183363063E-016">
                <text:p>2.8183363063E-016</text:p>
              </table:table-cell>
              <table:table-cell office:value-type="float" office:value="28.7348012881">
                <text:p>28.7348012881</text:p>
              </table:table-cell>
              <table:table-cell office:value-type="float" office:value="103.701275337">
                <text:p>103.70127533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8.7363361604">
                <text:p>28.7363361604</text:p>
              </table:table-cell>
              <table:table-cell office:value-type="float" office:value="2.50775247735E-016">
                <text:p>2.50775247735E-016</text:p>
              </table:table-cell>
              <table:table-cell office:value-type="float" office:value="28.7363361604">
                <text:p>28.7363361604</text:p>
              </table:table-cell>
              <table:table-cell office:value-type="float" office:value="105.512832365">
                <text:p>105.51283236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8.7387917222">
                <text:p>28.7387917222</text:p>
              </table:table-cell>
              <table:table-cell office:value-type="float" office:value="2.71890820785E-016">
                <text:p>2.71890820785E-016</text:p>
              </table:table-cell>
              <table:table-cell office:value-type="float" office:value="28.7387917222">
                <text:p>28.7387917222</text:p>
              </table:table-cell>
              <table:table-cell office:value-type="float" office:value="107.356035473">
                <text:p>107.35603547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8.7415771482">
                <text:p>28.7415771482</text:p>
              </table:table-cell>
              <table:table-cell office:value-type="float" office:value="3.34279894594E-016">
                <text:p>3.34279894594E-016</text:p>
              </table:table-cell>
              <table:table-cell office:value-type="float" office:value="28.7415771482">
                <text:p>28.7415771482</text:p>
              </table:table-cell>
              <table:table-cell office:value-type="float" office:value="109.231437486">
                <text:p>109.231437486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8.7413403223">
                <text:p>28.7413403223</text:p>
              </table:table-cell>
              <table:table-cell office:value-type="float" office:value="2.75357873353E-016">
                <text:p>2.75357873353E-016</text:p>
              </table:table-cell>
              <table:table-cell office:value-type="float" office:value="28.7413403223">
                <text:p>28.7413403223</text:p>
              </table:table-cell>
              <table:table-cell office:value-type="float" office:value="111.139600887">
                <text:p>111.139600887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8.7408990965">
                <text:p>28.7408990965</text:p>
              </table:table-cell>
              <table:table-cell office:value-type="float" office:value="2.39381909252E-016">
                <text:p>2.39381909252E-016</text:p>
              </table:table-cell>
              <table:table-cell office:value-type="float" office:value="28.7408990965">
                <text:p>28.7408990965</text:p>
              </table:table-cell>
              <table:table-cell office:value-type="float" office:value="113.081097984">
                <text:p>113.08109798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8.7403865848">
                <text:p>28.7403865848</text:p>
              </table:table-cell>
              <table:table-cell office:value-type="float" office:value="2.52740347984E-016">
                <text:p>2.52740347984E-016</text:p>
              </table:table-cell>
              <table:table-cell office:value-type="float" office:value="28.7403865848">
                <text:p>28.7403865848</text:p>
              </table:table-cell>
              <table:table-cell office:value-type="float" office:value="115.056511083">
                <text:p>115.056511083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8.7398196071">
                <text:p>28.7398196071</text:p>
              </table:table-cell>
              <table:table-cell office:value-type="float" office:value="2.2805222896E-016">
                <text:p>2.2805222896E-016</text:p>
              </table:table-cell>
              <table:table-cell office:value-type="float" office:value="28.7398196071">
                <text:p>28.7398196071</text:p>
              </table:table-cell>
              <table:table-cell office:value-type="float" office:value="117.066432664">
                <text:p>117.06643266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8.7496092611">
                <text:p>28.7496092611</text:p>
              </table:table-cell>
              <table:table-cell office:value-type="float" office:value="1.57751652399E-016">
                <text:p>1.57751652399E-016</text:p>
              </table:table-cell>
              <table:table-cell office:value-type="float" office:value="28.7496092611">
                <text:p>28.7496092611</text:p>
              </table:table-cell>
              <table:table-cell office:value-type="float" office:value="119.111465554">
                <text:p>119.111465554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8.7374528068">
                <text:p>28.7374528068</text:p>
              </table:table-cell>
              <table:table-cell office:value-type="float" office:value="7.42101742119E-017">
                <text:p>7.42101742119E-017</text:p>
              </table:table-cell>
              <table:table-cell office:value-type="float" office:value="28.7374528068">
                <text:p>28.7374528068</text:p>
              </table:table-cell>
              <table:table-cell office:value-type="float" office:value="121.192223113">
                <text:p>121.192223113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8.7386415992">
                <text:p>28.7386415992</text:p>
              </table:table-cell>
              <table:table-cell office:value-type="float" office:value="7.1464579376E-018">
                <text:p>7.1464579376E-018</text:p>
              </table:table-cell>
              <table:table-cell office:value-type="float" office:value="28.7386415992">
                <text:p>28.7386415992</text:p>
              </table:table-cell>
              <table:table-cell office:value-type="float" office:value="123.309329414">
                <text:p>123.3093294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7.3802999638">
                <text:p>27.3802999638</text:p>
              </table:table-cell>
              <table:table-cell office:value-type="float" office:value="1.50335018295E-016">
                <text:p>1.50335018295E-016</text:p>
              </table:table-cell>
              <table:table-cell office:value-type="float" office:value="27.3802999638">
                <text:p>27.3802999638</text:p>
              </table:table-cell>
              <table:table-cell office:value-type="float" office:value="125.463419434">
                <text:p>125.46341943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7.3797905132">
                <text:p>27.3797905132</text:p>
              </table:table-cell>
              <table:table-cell office:value-type="float" office:value="6.22248821362E-017">
                <text:p>6.22248821362E-017</text:p>
              </table:table-cell>
              <table:table-cell office:value-type="float" office:value="27.3797905132">
                <text:p>27.3797905132</text:p>
              </table:table-cell>
              <table:table-cell office:value-type="float" office:value="127.655139241">
                <text:p>127.65513924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7.3789290038">
                <text:p>27.3789290038</text:p>
              </table:table-cell>
              <table:table-cell office:value-type="float" office:value="1.77517927808E-016">
                <text:p>1.77517927808E-016</text:p>
              </table:table-cell>
              <table:table-cell office:value-type="float" office:value="27.3789290038">
                <text:p>27.3789290038</text:p>
              </table:table-cell>
              <table:table-cell office:value-type="float" office:value="129.88514619">
                <text:p>129.8851461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7.3780509302">
                <text:p>27.3780509302</text:p>
              </table:table-cell>
              <table:table-cell office:value-type="float" office:value="1.42874343776E-016">
                <text:p>1.42874343776E-016</text:p>
              </table:table-cell>
              <table:table-cell office:value-type="float" office:value="27.3780509302">
                <text:p>27.3780509302</text:p>
              </table:table-cell>
              <table:table-cell office:value-type="float" office:value="132.154109119">
                <text:p>132.15410911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7.3772282027">
                <text:p>27.3772282027</text:p>
              </table:table-cell>
              <table:table-cell office:value-type="float" office:value="1.8255056278E-016">
                <text:p>1.8255056278E-016</text:p>
              </table:table-cell>
              <table:table-cell office:value-type="float" office:value="27.3772282027">
                <text:p>27.3772282027</text:p>
              </table:table-cell>
              <table:table-cell office:value-type="float" office:value="134.462708549">
                <text:p>134.4627085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7.3765301033">
                <text:p>27.3765301033</text:p>
              </table:table-cell>
              <table:table-cell office:value-type="float" office:value="2.40359103759E-016">
                <text:p>2.40359103759E-016</text:p>
              </table:table-cell>
              <table:table-cell office:value-type="float" office:value="27.3765301033">
                <text:p>27.3765301033</text:p>
              </table:table-cell>
              <table:table-cell office:value-type="float" office:value="136.81163689">
                <text:p>136.81163689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7.376047879">
                <text:p>27.376047879</text:p>
              </table:table-cell>
              <table:table-cell office:value-type="float" office:value="3.24938161971E-016">
                <text:p>3.24938161971E-016</text:p>
              </table:table-cell>
              <table:table-cell office:value-type="float" office:value="27.376047879">
                <text:p>27.376047879</text:p>
              </table:table-cell>
              <table:table-cell office:value-type="float" office:value="139.201598647">
                <text:p>139.20159864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7.3758244811">
                <text:p>27.3758244811</text:p>
              </table:table-cell>
              <table:table-cell office:value-type="float" office:value="2.19568452362E-016">
                <text:p>2.19568452362E-016</text:p>
              </table:table-cell>
              <table:table-cell office:value-type="float" office:value="27.3758244811">
                <text:p>27.3758244811</text:p>
              </table:table-cell>
              <table:table-cell office:value-type="float" office:value="141.633310634">
                <text:p>141.63331063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7.375854919">
                <text:p>27.375854919</text:p>
              </table:table-cell>
              <table:table-cell office:value-type="float" office:value="2.76915716632E-016">
                <text:p>2.76915716632E-016</text:p>
              </table:table-cell>
              <table:table-cell office:value-type="float" office:value="27.375854919">
                <text:p>27.375854919</text:p>
              </table:table-cell>
              <table:table-cell office:value-type="float" office:value="144.107502185">
                <text:p>144.10750218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7.3760446294">
                <text:p>27.3760446294</text:p>
              </table:table-cell>
              <table:table-cell office:value-type="float" office:value="3.32918981365E-016">
                <text:p>3.32918981365E-016</text:p>
              </table:table-cell>
              <table:table-cell office:value-type="float" office:value="27.3760446294">
                <text:p>27.3760446294</text:p>
              </table:table-cell>
              <table:table-cell office:value-type="float" office:value="146.624915375">
                <text:p>146.62491537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7.3761802215">
                <text:p>27.3761802215</text:p>
              </table:table-cell>
              <table:table-cell office:value-type="float" office:value="3.40214119445E-016">
                <text:p>3.40214119445E-016</text:p>
              </table:table-cell>
              <table:table-cell office:value-type="float" office:value="27.3761802215">
                <text:p>27.3761802215</text:p>
              </table:table-cell>
              <table:table-cell office:value-type="float" office:value="149.186305242">
                <text:p>149.186305242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7.3759412091">
                <text:p>27.3759412091</text:p>
              </table:table-cell>
              <table:table-cell office:value-type="float" office:value="3.20219652824E-016">
                <text:p>3.20219652824E-016</text:p>
              </table:table-cell>
              <table:table-cell office:value-type="float" office:value="27.3759412091">
                <text:p>27.3759412091</text:p>
              </table:table-cell>
              <table:table-cell office:value-type="float" office:value="151.792440015">
                <text:p>151.792440015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7.3755719599">
                <text:p>27.3755719599</text:p>
              </table:table-cell>
              <table:table-cell office:value-type="float" office:value="3.41976170699E-016">
                <text:p>3.41976170699E-016</text:p>
              </table:table-cell>
              <table:table-cell office:value-type="float" office:value="27.3755719599">
                <text:p>27.3755719599</text:p>
              </table:table-cell>
              <table:table-cell office:value-type="float" office:value="154.444101343">
                <text:p>154.44410134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7.3752069171">
                <text:p>27.3752069171</text:p>
              </table:table-cell>
              <table:table-cell office:value-type="float" office:value="3.69494331614E-016">
                <text:p>3.69494331614E-016</text:p>
              </table:table-cell>
              <table:table-cell office:value-type="float" office:value="27.3752069171">
                <text:p>27.3752069171</text:p>
              </table:table-cell>
              <table:table-cell office:value-type="float" office:value="157.142084529">
                <text:p>157.142084529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7.3748454885">
                <text:p>27.3748454885</text:p>
              </table:table-cell>
              <table:table-cell office:value-type="float" office:value="3.51105271559E-016">
                <text:p>3.51105271559E-016</text:p>
              </table:table-cell>
              <table:table-cell office:value-type="float" office:value="27.3748454885">
                <text:p>27.3748454885</text:p>
              </table:table-cell>
              <table:table-cell office:value-type="float" office:value="159.887198768">
                <text:p>159.8871987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.9315385127">
                <text:p>14.9315385127</text:p>
              </table:table-cell>
              <table:table-cell office:value-type="float" office:value="-4.73040996115E-017">
                <text:p>-4.73040996115E-017</text:p>
              </table:table-cell>
              <table:table-cell office:value-type="float" office:value="14.9315385127">
                <text:p>14.9315385127</text:p>
              </table:table-cell>
              <table:table-cell office:value-type="float" office:value="162.680267394">
                <text:p>162.680267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